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4.67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40.6mm"/>
    </style:style>
    <style:style style:name="co7" style:family="table-column">
      <style:table-column-properties fo:break-before="auto" style:column-width="13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 style:data-style-name="N100"/>
    <style:style style:name="ce5" style:family="table-cell" style:parent-style-name="Default" style:data-style-name="N100"/>
    <style:style style:name="ce6" style:family="table-cell" style:parent-style-name="Default" style:data-style-name="N0"/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entence_and_template_generator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2" table:default-cell-style-name="ce7"/>
        <table:table-row table:style-name="ro1">
          <table:table-cell table:style-name="ce1" office:value-type="string" calcext:value-type="string">
            <text:p>dbo:Person</text:p>
          </table:table-cell>
          <table:table-cell table:style-name="ce1" table:number-columns-repeated="2"/>
          <table:table-cell table:style-name="ce1" office:value-type="string" calcext:value-type="string">
            <text:p>What is the <text:s/>active years of &lt;A&gt; ?</text:p>
          </table:table-cell>
          <table:table-cell table:style-name="ce1" office:value-type="string" calcext:value-type="string">
            <text:p>select ?x where { &lt;A&gt; <text:s/>dbo:activeYears ?x <text:s/>} </text:p>
          </table:table-cell>
          <table:table-cell table:style-name="ce1" office:value-type="string" calcext:value-type="string">
            <text:p>select distinct(?a) where { ?a dbo:activeYears [] <text:s/>} </text:p>
          </table:table-cell>
          <table:table-cell table:style-name="ce3" office:value-type="float" office:value="0.0000786855996033163" calcext:value-type="float">
            <text:p>7.86855996033163E-05</text:p>
          </table:table-cell>
          <table:table-cell table:style-name="ce4" office:value-type="string" calcext:value-type="string">
            <text:p>TRUE</text:p>
          </table:table-cell>
          <table:table-cell table:style-name="ce6"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active years of &lt;A&gt; ?</text:p>
          </table:table-cell>
          <table:table-cell office:value-type="string" calcext:value-type="string">
            <text:p>select count(*) as ?x where { &lt;A&gt; <text:s/>dbo:activeYears ?x <text:s/>} </text:p>
          </table:table-cell>
          <table:table-cell office:value-type="string" calcext:value-type="string">
            <text:p>select distinct(?a) where { ?a dbo:activeYears [] <text:s/>} </text:p>
          </table:table-cell>
          <table:table-cell office:value-type="float" office:value="0.0000786855996033163" calcext:value-type="float">
            <text:p>7.86855996033163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gency of &lt;A&gt; ?</text:p>
          </table:table-cell>
          <table:table-cell office:value-type="string" calcext:value-type="string">
            <text:p>select ?x where { &lt;A&gt; <text:s/>dbo:agency ?x <text:s/>} </text:p>
          </table:table-cell>
          <table:table-cell office:value-type="string" calcext:value-type="string">
            <text:p>select distinct(?a) where { ?a dbo:agency [] <text:s/>} </text:p>
          </table:table-cell>
          <table:table-cell office:value-type="float" office:value="0.0000547808644289059" calcext:value-type="float">
            <text:p>5.47808644289059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agency of &lt;A&gt; ?</text:p>
          </table:table-cell>
          <table:table-cell office:value-type="string" calcext:value-type="string">
            <text:p>select count(*) as ?x where { &lt;A&gt; <text:s/>dbo:agency ?x <text:s/>} </text:p>
          </table:table-cell>
          <table:table-cell office:value-type="string" calcext:value-type="string">
            <text:p>select distinct(?a) where { ?a dbo:agency [] <text:s/>} </text:p>
          </table:table-cell>
          <table:table-cell office:value-type="float" office:value="0.0000547808644289059" calcext:value-type="float">
            <text:p>5.47808644289059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llegiance of &lt;A&gt; ?</text:p>
          </table:table-cell>
          <table:table-cell office:value-type="string" calcext:value-type="string">
            <text:p>select ?x where { &lt;A&gt; <text:s/>dbo:allegiance ?x <text:s/>} </text:p>
          </table:table-cell>
          <table:table-cell office:value-type="string" calcext:value-type="string">
            <text:p>select distinct(?a) where { ?a dbo:allegiance [] <text:s/>} </text:p>
          </table:table-cell>
          <table:table-cell office:value-type="float" office:value="0.0000211871243517005" calcext:value-type="float">
            <text:p>2.1187124351700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allegiance of &lt;A&gt; ?</text:p>
          </table:table-cell>
          <table:table-cell office:value-type="string" calcext:value-type="string">
            <text:p>select count(*) as ?x where { &lt;A&gt; <text:s/>dbo:allegiance ?x <text:s/>} </text:p>
          </table:table-cell>
          <table:table-cell office:value-type="string" calcext:value-type="string">
            <text:p>select distinct(?a) where { ?a dbo:allegiance [] <text:s/>} </text:p>
          </table:table-cell>
          <table:table-cell office:value-type="float" office:value="0.0000211871243517005" calcext:value-type="float">
            <text:p>2.1187124351700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lma mater of &lt;A&gt; ?</text:p>
          </table:table-cell>
          <table:table-cell office:value-type="string" calcext:value-type="string">
            <text:p>select ?x where { &lt;A&gt; <text:s/>dbo:almaMater ?x <text:s/>} </text:p>
          </table:table-cell>
          <table:table-cell office:value-type="string" calcext:value-type="string">
            <text:p>select distinct(?a) where { ?a dbo:almaMater [] <text:s/>} </text:p>
          </table:table-cell>
          <table:table-cell office:value-type="float" office:value="0.000165636743469" calcext:value-type="float">
            <text:p>0.00016563674346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birth date of &lt;A&gt; ?</text:p>
          </table:table-cell>
          <table:table-cell office:value-type="string" calcext:value-type="string">
            <text:p>select ?x where { &lt;A&gt; <text:s/>dbo:birthDate ?x } </text:p>
          </table:table-cell>
          <table:table-cell office:value-type="string" calcext:value-type="string">
            <text:p>select distinct(?a) where { ?a dbo:birthDate [] <text:s/>} </text:p>
          </table:table-cell>
          <table:table-cell office:value-type="float" office:value="0.0000792653537966906" calcext:value-type="float">
            <text:p>7.92653537966906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irth date of &lt;A&gt; ?</text:p>
          </table:table-cell>
          <table:table-cell office:value-type="string" calcext:value-type="string">
            <text:p>select count(*) as ?x where { &lt;A&gt; <text:s/>dbo:birthDate ?x <text:s/>} </text:p>
          </table:table-cell>
          <table:table-cell office:value-type="string" calcext:value-type="string">
            <text:p>select distinct(?a) where { ?a dbo:birthDate [] <text:s/>} </text:p>
          </table:table-cell>
          <table:table-cell office:value-type="float" office:value="0.0000792653537966906" calcext:value-type="float">
            <text:p>7.92653537966906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birth date of &lt;A&gt; ?</text:p>
          </table:table-cell>
          <table:table-cell office:value-type="string" calcext:value-type="string">
            <text:p>select distinct(?x) where { &lt;A&gt; <text:s/>dbo:birthDate ?x <text:s/>} order by ?x limit 1 </text:p>
          </table:table-cell>
          <table:table-cell office:value-type="string" calcext:value-type="string">
            <text:p>select distinct(?a) where { ?a dbo:birthDate [] <text:s/>} </text:p>
          </table:table-cell>
          <table:table-cell office:value-type="float" office:value="0.0000792653537966906" calcext:value-type="float">
            <text:p>7.92653537966906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irth name of &lt;A&gt; ?</text:p>
          </table:table-cell>
          <table:table-cell office:value-type="string" calcext:value-type="string">
            <text:p>select ?x where { &lt;A&gt; <text:s/>dbo:birthName ?x <text:s/>} </text:p>
          </table:table-cell>
          <table:table-cell office:value-type="string" calcext:value-type="string">
            <text:p>select distinct(?a) where { ?a dbo:birthName [] <text:s/>} </text:p>
          </table:table-cell>
          <table:table-cell office:value-type="float" office:value="0.000365968226032" calcext:value-type="float">
            <text:p>0.00036596822603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birth place of &lt;A&gt; ?</text:p>
          </table:table-cell>
          <table:table-cell office:value-type="string" calcext:value-type="string">
            <text:p>select ?x where { &lt;A&gt; <text:s/>dbo:birthPlace ?x <text:s/>} </text:p>
          </table:table-cell>
          <table:table-cell office:value-type="string" calcext:value-type="string">
            <text:p>select distinct(?a) where { ?a dbo:birthPlace [] <text:s/>} </text:p>
          </table:table-cell>
          <table:table-cell office:value-type="float" office:value="0.000137783920281" calcext:value-type="float">
            <text:p>0.00013778392028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irth place of &lt;A&gt; ?</text:p>
          </table:table-cell>
          <table:table-cell office:value-type="string" calcext:value-type="string">
            <text:p>select count(*) as ?x where { &lt;A&gt; <text:s/>dbo:birthPlace ?x <text:s/>} </text:p>
          </table:table-cell>
          <table:table-cell office:value-type="string" calcext:value-type="string">
            <text:p>select distinct(?a) where { ?a dbo:birthPlace [] <text:s/>} </text:p>
          </table:table-cell>
          <table:table-cell office:value-type="float" office:value="0.000137783920281" calcext:value-type="float">
            <text:p>0.00013778392028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has abstract of birth place of &lt;A&gt; ?</text:p>
          </table:table-cell>
          <table:table-cell office:value-type="string" calcext:value-type="string">
            <text:p>select ?x where { &lt;A&gt; <text:s/>dbo:birthPlace ?x1 . ?x1 dbo:abstract ?x <text:s/>} </text:p>
          </table:table-cell>
          <table:table-cell office:value-type="string" calcext:value-type="string">
            <text:p>select distinct(?a) where { ?a dbo:birthPlace [] . ?a <text:s/>dbo:birthPlace ?x1 . ?x1 <text:s/>dbo:abstract ?x } </text:p>
          </table:table-cell>
          <table:table-cell office:value-type="float" office:value="0.000179040376711" calcext:value-type="float">
            <text:p>0.00017904037671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ccess of birth place of &lt;A&gt; ?</text:p>
          </table:table-cell>
          <table:table-cell office:value-type="string" calcext:value-type="string">
            <text:p>select ?x where { &lt;A&gt; <text:s/>dbo:birthPlace ?x1 . ?x1 dbo:access ?x <text:s/>} </text:p>
          </table:table-cell>
          <table:table-cell office:value-type="string" calcext:value-type="string">
            <text:p>select distinct(?a) where { ?a dbo:birthPlace [] . ?a <text:s/>dbo:birthPlace ?x1 . ?x1 <text:s/>dbo:access ?x } </text:p>
          </table:table-cell>
          <table:table-cell office:value-type="float" office:value="0.000029086409335" calcext:value-type="float">
            <text:p>2.908640933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access of birth place of &lt;A&gt; ?</text:p>
          </table:table-cell>
          <table:table-cell office:value-type="string" calcext:value-type="string">
            <text:p>select count(*) as ?x where { &lt;A&gt; <text:s/>dbo:birthPlace ?x1 . ?x1 dbo:access ?x <text:s/>} </text:p>
          </table:table-cell>
          <table:table-cell office:value-type="string" calcext:value-type="string">
            <text:p>select distinct(?a) where { ?a dbo:birthPlace [] . ?a <text:s/>dbo:birthPlace ?x1 . ?x1 <text:s/>dbo:access ?x } </text:p>
          </table:table-cell>
          <table:table-cell office:value-type="float" office:value="0.000029086409335" calcext:value-type="float">
            <text:p>2.908640933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ctive years end year of birth place of &lt;A&gt; ?</text:p>
          </table:table-cell>
          <table:table-cell office:value-type="string" calcext:value-type="string">
            <text:p>select ?x where { &lt;A&gt; <text:s/>dbo:birthPlace ?x1 . ?x1 dbo:activeYearsEndYear ?x <text:s/>} </text:p>
          </table:table-cell>
          <table:table-cell office:value-type="string" calcext:value-type="string">
            <text:p>select distinct(?a) where { ?a dbo:birthPlace [] . ?a <text:s/>dbo:birthPlace ?x1 . ?x1 <text:s/>dbo:activeYearsEndYear ?x } </text:p>
          </table:table-cell>
          <table:table-cell office:value-type="float" office:value="0.0000003630956985" calcext:value-type="float">
            <text:p>3.63095698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active years start date of birth place of &lt;A&gt; ?</text:p>
          </table:table-cell>
          <table:table-cell office:value-type="string" calcext:value-type="string">
            <text:p>select ?x where { &lt;A&gt; <text:s/>dbo:birthPlace ?x1 . ?x1 dbo:activeYearsStartDate ?x } </text:p>
          </table:table-cell>
          <table:table-cell office:value-type="string" calcext:value-type="string">
            <text:p>select distinct(?a) where { ?a dbo:birthPlace [] . ?a <text:s/>dbo:birthPlace ?x1 . ?x1 <text:s/>dbo:activeYearsStartDate ?x } </text:p>
          </table:table-cell>
          <table:table-cell office:value-type="float" office:value="0.000000069649267325" calcext:value-type="float">
            <text:p>6.9649267325E-08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active years start date of birth place of &lt;A&gt; ?</text:p>
          </table:table-cell>
          <table:table-cell office:value-type="string" calcext:value-type="string">
            <text:p>select count(*) as ?x where { &lt;A&gt; <text:s/>dbo:birthPlace ?x1 . ?x1 dbo:activeYearsStartDate ?x <text:s/>} </text:p>
          </table:table-cell>
          <table:table-cell office:value-type="string" calcext:value-type="string">
            <text:p>select distinct(?a) where { ?a dbo:birthPlace [] . ?a <text:s/>dbo:birthPlace ?x1 . ?x1 <text:s/>dbo:activeYearsStartDate ?x } </text:p>
          </table:table-cell>
          <table:table-cell office:value-type="float" office:value="0.000000069649267325" calcext:value-type="float">
            <text:p>6.9649267325E-08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active years start date of birth place of &lt;A&gt; ?</text:p>
          </table:table-cell>
          <table:table-cell office:value-type="string" calcext:value-type="string">
            <text:p>select distinct(?x) where { &lt;A&gt; <text:s/>dbo:birthPlace ?x1 . ?x1 dbo:activeYearsStartDate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activeYearsStartDate ?x } </text:p>
          </table:table-cell>
          <table:table-cell office:value-type="float" office:value="0.000000069649267325" calcext:value-type="float">
            <text:p>6.9649267325E-08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ctive years start year of birth place of &lt;A&gt; ?</text:p>
          </table:table-cell>
          <table:table-cell office:value-type="string" calcext:value-type="string">
            <text:p>select ?x where { &lt;A&gt; <text:s/>dbo:birthPlace ?x1 . ?x1 dbo:activeYearsStartYear ?x <text:s/>} </text:p>
          </table:table-cell>
          <table:table-cell office:value-type="string" calcext:value-type="string">
            <text:p>select distinct(?a) where { ?a dbo:birthPlace [] . ?a <text:s/>dbo:birthPlace ?x1 . ?x1 <text:s/>dbo:activeYearsStartYear ?x } </text:p>
          </table:table-cell>
          <table:table-cell office:value-type="float" office:value="0.00000166605650253571" calcext:value-type="float">
            <text:p>1.66605650253571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ddress of birth place of &lt;A&gt; ?</text:p>
          </table:table-cell>
          <table:table-cell office:value-type="string" calcext:value-type="string">
            <text:p>select ?x where { &lt;A&gt; <text:s/>dbo:birthPlace ?x1 . ?x1 dbo:address ?x <text:s/>} </text:p>
          </table:table-cell>
          <table:table-cell office:value-type="string" calcext:value-type="string">
            <text:p>select distinct(?a) where { ?a dbo:birthPlace [] . ?a <text:s/>dbo:birthPlace ?x1 . ?x1 <text:s/>dbo:address ?x } </text:p>
          </table:table-cell>
          <table:table-cell office:value-type="float" office:value="0.0000303392893461668" calcext:value-type="float">
            <text:p>3.0339289346166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ffiliation of birth place of &lt;A&gt; ?</text:p>
          </table:table-cell>
          <table:table-cell office:value-type="string" calcext:value-type="string">
            <text:p>select ?x where { &lt;A&gt; <text:s/>dbo:birthPlace ?x1 . ?x1 dbo:affiliation ?x <text:s/>} </text:p>
          </table:table-cell>
          <table:table-cell office:value-type="string" calcext:value-type="string">
            <text:p>select distinct(?a) where { ?a dbo:birthPlace [] . ?a <text:s/>dbo:birthPlace ?x1 . ?x1 <text:s/>dbo:affiliation ?x } </text:p>
          </table:table-cell>
          <table:table-cell office:value-type="float" office:value="0.000052802786852225" calcext:value-type="float">
            <text:p>5.280278685222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ge range of birth place of &lt;A&gt; ?</text:p>
          </table:table-cell>
          <table:table-cell office:value-type="string" calcext:value-type="string">
            <text:p>select ?x where { &lt;A&gt; <text:s/>dbo:birthPlace ?x1 . ?x1 dbo:ageRange ?x <text:s/>} </text:p>
          </table:table-cell>
          <table:table-cell office:value-type="string" calcext:value-type="string">
            <text:p>select distinct(?a) where { ?a dbo:birthPlace [] . ?a <text:s/>dbo:birthPlace ?x1 . ?x1 <text:s/>dbo:ageRange ?x } </text:p>
          </table:table-cell>
          <table:table-cell office:value-type="float" office:value="0.0000007688115275" calcext:value-type="float">
            <text:p>7.68811527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age range of birth place of &lt;A&gt; ?</text:p>
          </table:table-cell>
          <table:table-cell office:value-type="string" calcext:value-type="string">
            <text:p>select distinct(?x) where { &lt;A&gt; <text:s/>dbo:birthPlace ?x1 . ?x1 dbo:ageRange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ageRange ?x } </text:p>
          </table:table-cell>
          <table:table-cell office:value-type="float" office:value="0.0000007688115275" calcext:value-type="float">
            <text:p>7.68811527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lbum of birth place of &lt;A&gt; ?</text:p>
          </table:table-cell>
          <table:table-cell office:value-type="string" calcext:value-type="string">
            <text:p>select ?x where { &lt;A&gt; <text:s/>dbo:birthPlace ?x1 . ?x1 dbo:album ?x <text:s/>} </text:p>
          </table:table-cell>
          <table:table-cell office:value-type="string" calcext:value-type="string">
            <text:p>select distinct(?a) where { ?a dbo:birthPlace [] . ?a <text:s/>dbo:birthPlace ?x1 . ?x1 <text:s/>dbo:album ?x } </text:p>
          </table:table-cell>
          <table:table-cell office:value-type="float" office:value="0.000000736303976625" calcext:value-type="float">
            <text:p>7.3630397662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lias of birth place of &lt;A&gt; ?</text:p>
          </table:table-cell>
          <table:table-cell office:value-type="string" calcext:value-type="string">
            <text:p>select ?x where { &lt;A&gt; <text:s/>dbo:birthPlace ?x1 . ?x1 dbo:alias ?x <text:s/>} </text:p>
          </table:table-cell>
          <table:table-cell office:value-type="string" calcext:value-type="string">
            <text:p>select distinct(?a) where { ?a dbo:birthPlace [] . ?a <text:s/>dbo:birthPlace ?x1 . ?x1 <text:s/>dbo:alias ?x } </text:p>
          </table:table-cell>
          <table:table-cell office:value-type="float" office:value="0.000000876879055583333" calcext:value-type="float">
            <text:p>8.76879055583333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lternative name of birth place of &lt;A&gt; ?</text:p>
          </table:table-cell>
          <table:table-cell office:value-type="string" calcext:value-type="string">
            <text:p>select ?x where { &lt;A&gt; <text:s/>dbo:birthPlace ?x1 . ?x1 dbo:alternativeName ?x <text:s/>} </text:p>
          </table:table-cell>
          <table:table-cell office:value-type="string" calcext:value-type="string">
            <text:p>select distinct(?a) where { ?a dbo:birthPlace [] . ?a <text:s/>dbo:birthPlace ?x1 . ?x1 <text:s/>dbo:alternativeName ?x } </text:p>
          </table:table-cell>
          <table:table-cell office:value-type="float" office:value="0.0000001794703005" calcext:value-type="float">
            <text:p>1.79470300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nimal of birth place of &lt;A&gt; ?</text:p>
          </table:table-cell>
          <table:table-cell office:value-type="string" calcext:value-type="string">
            <text:p>select ?x where { &lt;A&gt; <text:s/>dbo:birthPlace ?x1 . ?x1 dbo:animal ?x <text:s/>} </text:p>
          </table:table-cell>
          <table:table-cell office:value-type="string" calcext:value-type="string">
            <text:p>select distinct(?a) where { ?a dbo:birthPlace [] . ?a <text:s/>dbo:birthPlace ?x1 . ?x1 <text:s/>dbo:animal ?x } </text:p>
          </table:table-cell>
          <table:table-cell office:value-type="float" office:value="0.0000041372031402" calcext:value-type="float">
            <text:p>4.137203140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nthem of birth place of &lt;A&gt; ?</text:p>
          </table:table-cell>
          <table:table-cell office:value-type="string" calcext:value-type="string">
            <text:p>select ?x where { &lt;A&gt; <text:s/>dbo:birthPlace ?x1 . ?x1 dbo:anthem ?x <text:s/>} </text:p>
          </table:table-cell>
          <table:table-cell office:value-type="string" calcext:value-type="string">
            <text:p>select distinct(?a) where { ?a dbo:birthPlace [] . ?a <text:s/>dbo:birthPlace ?x1 . ?x1 <text:s/>dbo:anthem ?x } </text:p>
          </table:table-cell>
          <table:table-cell office:value-type="float" office:value="0.00014982850282" calcext:value-type="float">
            <text:p>0.0001498285028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rea code of birth place of &lt;A&gt; ?</text:p>
          </table:table-cell>
          <table:table-cell office:value-type="string" calcext:value-type="string">
            <text:p>select ?x where { &lt;A&gt; <text:s/>dbo:birthPlace ?x1 . ?x1 dbo:areaCode ?x <text:s/>} </text:p>
          </table:table-cell>
          <table:table-cell office:value-type="string" calcext:value-type="string">
            <text:p>select distinct(?a) where { ?a dbo:birthPlace [] . ?a <text:s/>dbo:birthPlace ?x1 . ?x1 <text:s/>dbo:areaCode ?x } </text:p>
          </table:table-cell>
          <table:table-cell office:value-type="float" office:value="0.00021256424328" calcext:value-type="float">
            <text:p>0.00021256424328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area code of birth place of &lt;A&gt; ?</text:p>
          </table:table-cell>
          <table:table-cell office:value-type="string" calcext:value-type="string">
            <text:p>select count(*) as ?x where { &lt;A&gt; <text:s/>dbo:birthPlace ?x1 . ?x1 dbo:areaCode ?x <text:s/>} </text:p>
          </table:table-cell>
          <table:table-cell office:value-type="string" calcext:value-type="string">
            <text:p>select distinct(?a) where { ?a dbo:birthPlace [] . ?a <text:s/>dbo:birthPlace ?x1 . ?x1 <text:s/>dbo:areaCode ?x } </text:p>
          </table:table-cell>
          <table:table-cell office:value-type="float" office:value="0.00021256424328" calcext:value-type="float">
            <text:p>0.00021256424328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ssociated band of birth place of &lt;A&gt; ?</text:p>
          </table:table-cell>
          <table:table-cell office:value-type="string" calcext:value-type="string">
            <text:p>select ?x where { &lt;A&gt; <text:s/>dbo:birthPlace ?x1 . ?x1 dbo:associatedBand ?x <text:s/>} </text:p>
          </table:table-cell>
          <table:table-cell office:value-type="string" calcext:value-type="string">
            <text:p>select distinct(?a) where { ?a dbo:birthPlace [] . ?a <text:s/>dbo:birthPlace ?x1 . ?x1 <text:s/>dbo:associatedBand ?x } </text:p>
          </table:table-cell>
          <table:table-cell office:value-type="float" office:value="0.000000977720114583333" calcext:value-type="float">
            <text:p>9.77720114583333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ssociated musical artist of birth place of &lt;A&gt; ?</text:p>
          </table:table-cell>
          <table:table-cell office:value-type="string" calcext:value-type="string">
            <text:p>select ?x where { &lt;A&gt; <text:s/>dbo:birthPlace ?x1 . ?x1 dbo:associatedMusicalArtist ?x <text:s/>} </text:p>
          </table:table-cell>
          <table:table-cell office:value-type="string" calcext:value-type="string">
            <text:p>select distinct(?a) where { ?a dbo:birthPlace [] . ?a <text:s/>dbo:birthPlace ?x1 . ?x1 <text:s/>dbo:associatedMusicalArtist ?x } </text:p>
          </table:table-cell>
          <table:table-cell office:value-type="float" office:value="0.000000977720114583333" calcext:value-type="float">
            <text:p>9.77720114583333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ward of birth place of &lt;A&gt; ?</text:p>
          </table:table-cell>
          <table:table-cell office:value-type="string" calcext:value-type="string">
            <text:p>select ?x where { &lt;A&gt; <text:s/>dbo:birthPlace ?x1 . ?x1 dbo:award ?x <text:s/>} </text:p>
          </table:table-cell>
          <table:table-cell office:value-type="string" calcext:value-type="string">
            <text:p>select distinct(?a) where { ?a dbo:birthPlace [] . ?a <text:s/>dbo:birthPlace ?x1 . ?x1 <text:s/>dbo:award ?x } </text:p>
          </table:table-cell>
          <table:table-cell office:value-type="float" office:value="0.00000078376272575" calcext:value-type="float">
            <text:p>7.837627257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ackground of birth place of &lt;A&gt; ?</text:p>
          </table:table-cell>
          <table:table-cell office:value-type="string" calcext:value-type="string">
            <text:p>select ?x where { &lt;A&gt; <text:s/>dbo:birthPlace ?x1 . ?x1 dbo:background ?x <text:s/>} </text:p>
          </table:table-cell>
          <table:table-cell office:value-type="string" calcext:value-type="string">
            <text:p>select distinct(?a) where { ?a dbo:birthPlace [] . ?a <text:s/>dbo:birthPlace ?x1 . ?x1 <text:s/>dbo:background ?x } </text:p>
          </table:table-cell>
          <table:table-cell office:value-type="float" office:value="0.000000977720114583333" calcext:value-type="float">
            <text:p>9.77720114583333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ackground of birth place of &lt;A&gt; ?</text:p>
          </table:table-cell>
          <table:table-cell office:value-type="string" calcext:value-type="string">
            <text:p>select count(*) as ?x where { &lt;A&gt; <text:s/>dbo:birthPlace ?x1 . ?x1 dbo:background ?x <text:s/>} </text:p>
          </table:table-cell>
          <table:table-cell office:value-type="string" calcext:value-type="string">
            <text:p>select distinct(?a) where { ?a dbo:birthPlace [] . ?a <text:s/>dbo:birthPlace ?x1 . ?x1 <text:s/>dbo:background ?x } </text:p>
          </table:table-cell>
          <table:table-cell office:value-type="float" office:value="0.000000977720114583333" calcext:value-type="float">
            <text:p>9.77720114583333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iome of birth place of &lt;A&gt; ?</text:p>
          </table:table-cell>
          <table:table-cell office:value-type="string" calcext:value-type="string">
            <text:p>select ?x where { &lt;A&gt; <text:s/>dbo:birthPlace ?x1 . ?x1 dbo:biome ?x <text:s/>} </text:p>
          </table:table-cell>
          <table:table-cell office:value-type="string" calcext:value-type="string">
            <text:p>select distinct(?a) where { ?a dbo:birthPlace [] . ?a <text:s/>dbo:birthPlace ?x1 . ?x1 <text:s/>dbo:biome ?x } </text:p>
          </table:table-cell>
          <table:table-cell office:value-type="float" office:value="0.00000693217128880985" calcext:value-type="float">
            <text:p>6.9321712888098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iome of birth place of &lt;A&gt; ?</text:p>
          </table:table-cell>
          <table:table-cell office:value-type="string" calcext:value-type="string">
            <text:p>select count(*) as ?x where { &lt;A&gt; <text:s/>dbo:birthPlace ?x1 . ?x1 dbo:biome ?x <text:s/>} </text:p>
          </table:table-cell>
          <table:table-cell office:value-type="string" calcext:value-type="string">
            <text:p>select distinct(?a) where { ?a dbo:birthPlace [] . ?a <text:s/>dbo:birthPlace ?x1 . ?x1 <text:s/>dbo:biome ?x } </text:p>
          </table:table-cell>
          <table:table-cell office:value-type="float" office:value="0.00000693217128880985" calcext:value-type="float">
            <text:p>6.9321712888098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ame of birth place of &lt;A&gt; ?</text:p>
          </table:table-cell>
          <table:table-cell office:value-type="string" calcext:value-type="string">
            <text:p>select ?x where { &lt;A&gt; <text:s/>dbo:birthPlace ?x1 . ?x1 dbo:name ?x <text:s/>} </text:p>
          </table:table-cell>
          <table:table-cell office:value-type="string" calcext:value-type="string">
            <text:p>select distinct(?a) where { ?a dbo:birthPlace [] . ?a <text:s/>dbo:birthPlace ?x1 . ?x1 <text:s/>dbo:name ?x } </text:p>
          </table:table-cell>
          <table:table-cell office:value-type="float" office:value="0.0000004419721795" calcext:value-type="float">
            <text:p>4.41972179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name of birth place of &lt;A&gt; ?</text:p>
          </table:table-cell>
          <table:table-cell office:value-type="string" calcext:value-type="string">
            <text:p>select count(*) as ?x where { &lt;A&gt; <text:s/>dbo:birthPlace ?x1 . ?x1 dbo:name ?x <text:s/>} </text:p>
          </table:table-cell>
          <table:table-cell office:value-type="string" calcext:value-type="string">
            <text:p>select distinct(?a) where { ?a dbo:birthPlace [] . ?a <text:s/>dbo:birthPlace ?x1 . ?x1 <text:s/>dbo:name ?x } </text:p>
          </table:table-cell>
          <table:table-cell office:value-type="float" office:value="0.0000004419721795" calcext:value-type="float">
            <text:p>4.41972179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order of birth place of &lt;A&gt; ?</text:p>
          </table:table-cell>
          <table:table-cell office:value-type="string" calcext:value-type="string">
            <text:p>select ?x where { &lt;A&gt; <text:s/>dbo:birthPlace ?x1 . ?x1 dbo:border ?x <text:s/>} </text:p>
          </table:table-cell>
          <table:table-cell office:value-type="string" calcext:value-type="string">
            <text:p>select distinct(?a) where { ?a dbo:birthPlace [] . ?a <text:s/>dbo:birthPlace ?x1 . ?x1 <text:s/>dbo:border ?x } </text:p>
          </table:table-cell>
          <table:table-cell office:value-type="float" office:value="0.000057503005584069" calcext:value-type="float">
            <text:p>5.7503005584069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uilder of birth place of &lt;A&gt; ?</text:p>
          </table:table-cell>
          <table:table-cell office:value-type="string" calcext:value-type="string">
            <text:p>select ?x where { &lt;A&gt; <text:s/>dbo:birthPlace ?x1 . ?x1 dbo:builder ?x <text:s/>} </text:p>
          </table:table-cell>
          <table:table-cell office:value-type="string" calcext:value-type="string">
            <text:p>select distinct(?a) where { ?a dbo:birthPlace [] . ?a <text:s/>dbo:birthPlace ?x1 . ?x1 <text:s/>dbo:builder ?x } </text:p>
          </table:table-cell>
          <table:table-cell office:value-type="float" office:value="0.0000331979785209811" calcext:value-type="float">
            <text:p>3.31979785209811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uilder of birth place of &lt;A&gt; ?</text:p>
          </table:table-cell>
          <table:table-cell office:value-type="string" calcext:value-type="string">
            <text:p>select count(*) as ?x where { &lt;A&gt; <text:s/>dbo:birthPlace ?x1 . ?x1 dbo:builder ?x <text:s/>} </text:p>
          </table:table-cell>
          <table:table-cell office:value-type="string" calcext:value-type="string">
            <text:p>select distinct(?a) where { ?a dbo:birthPlace [] . ?a <text:s/>dbo:birthPlace ?x1 . ?x1 <text:s/>dbo:builder ?x } </text:p>
          </table:table-cell>
          <table:table-cell office:value-type="float" office:value="0.0000331979785209811" calcext:value-type="float">
            <text:p>3.31979785209811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uilding end date of birth place of &lt;A&gt; ?</text:p>
          </table:table-cell>
          <table:table-cell office:value-type="string" calcext:value-type="string">
            <text:p>select ?x where { &lt;A&gt; <text:s/>dbo:birthPlace ?x1 . ?x1 dbo:buildingEndDate ?x <text:s/>} </text:p>
          </table:table-cell>
          <table:table-cell office:value-type="string" calcext:value-type="string">
            <text:p>select distinct(?a) where { ?a dbo:birthPlace [] . ?a <text:s/>dbo:birthPlace ?x1 . ?x1 <text:s/>dbo:buildingEndDate ?x } </text:p>
          </table:table-cell>
          <table:table-cell office:value-type="float" office:value="0.0000468922515979047" calcext:value-type="float">
            <text:p>4.6892251597904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uilding end date of birth place of &lt;A&gt; ?</text:p>
          </table:table-cell>
          <table:table-cell office:value-type="string" calcext:value-type="string">
            <text:p>select count(*) as ?x where { &lt;A&gt; <text:s/>dbo:birthPlace ?x1 . ?x1 dbo:buildingEndDate ?x <text:s/>} </text:p>
          </table:table-cell>
          <table:table-cell office:value-type="string" calcext:value-type="string">
            <text:p>select distinct(?a) where { ?a dbo:birthPlace [] . ?a <text:s/>dbo:birthPlace ?x1 . ?x1 <text:s/>dbo:buildingEndDate ?x } </text:p>
          </table:table-cell>
          <table:table-cell office:value-type="float" office:value="0.0000468922515979047" calcext:value-type="float">
            <text:p>4.6892251597904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uilding start date of birth place of &lt;A&gt; ?</text:p>
          </table:table-cell>
          <table:table-cell office:value-type="string" calcext:value-type="string">
            <text:p>select ?x where { &lt;A&gt; <text:s/>dbo:birthPlace ?x1 . ?x1 dbo:buildingStartDate ?x <text:s/>} </text:p>
          </table:table-cell>
          <table:table-cell office:value-type="string" calcext:value-type="string">
            <text:p>select distinct(?a) where { ?a dbo:birthPlace [] . ?a <text:s/>dbo:birthPlace ?x1 . ?x1 <text:s/>dbo:buildingStartDate ?x } </text:p>
          </table:table-cell>
          <table:table-cell office:value-type="float" office:value="0.0000337105998059582" calcext:value-type="float">
            <text:p>3.3710599805958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uilding start date of birth place of &lt;A&gt; ?</text:p>
          </table:table-cell>
          <table:table-cell office:value-type="string" calcext:value-type="string">
            <text:p>select count(*) as ?x where { &lt;A&gt; <text:s/>dbo:birthPlace ?x1 . ?x1 dbo:buildingStartDate ?x <text:s/>} </text:p>
          </table:table-cell>
          <table:table-cell office:value-type="string" calcext:value-type="string">
            <text:p>select distinct(?a) where { ?a dbo:birthPlace [] . ?a <text:s/>dbo:birthPlace ?x1 . ?x1 <text:s/>dbo:buildingStartDate ?x } </text:p>
          </table:table-cell>
          <table:table-cell office:value-type="float" office:value="0.0000337105998059582" calcext:value-type="float">
            <text:p>3.3710599805958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apacity of birth place of &lt;A&gt; ?</text:p>
          </table:table-cell>
          <table:table-cell office:value-type="string" calcext:value-type="string">
            <text:p>select ?x where { &lt;A&gt; <text:s/>dbo:birthPlace ?x1 . ?x1 dbo:capacity ?x <text:s/>} </text:p>
          </table:table-cell>
          <table:table-cell office:value-type="string" calcext:value-type="string">
            <text:p>select distinct(?a) where { ?a dbo:birthPlace [] . ?a <text:s/>dbo:birthPlace ?x1 . ?x1 <text:s/>dbo:capacity ?x } </text:p>
          </table:table-cell>
          <table:table-cell office:value-type="float" office:value="0.00000494033401336111" calcext:value-type="float">
            <text:p>4.94033401336111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capacity of birth place of &lt;A&gt; ?</text:p>
          </table:table-cell>
          <table:table-cell office:value-type="string" calcext:value-type="string">
            <text:p>select distinct(?x) where { &lt;A&gt; <text:s/>dbo:birthPlace ?x1 . ?x1 dbo:capacity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capacity ?x } </text:p>
          </table:table-cell>
          <table:table-cell office:value-type="float" office:value="0.00000494033401336111" calcext:value-type="float">
            <text:p>4.94033401336111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ategory of birth place of &lt;A&gt; ?</text:p>
          </table:table-cell>
          <table:table-cell office:value-type="string" calcext:value-type="string">
            <text:p>select ?x where { &lt;A&gt; <text:s/>dbo:birthPlace ?x1 . ?x1 dbo:category ?x <text:s/>} </text:p>
          </table:table-cell>
          <table:table-cell office:value-type="string" calcext:value-type="string">
            <text:p>select distinct(?a) where { ?a dbo:birthPlace [] . ?a <text:s/>dbo:birthPlace ?x1 . ?x1 <text:s/>dbo:category ?x } </text:p>
          </table:table-cell>
          <table:table-cell office:value-type="float" office:value="0.0000087656813975" calcext:value-type="float">
            <text:p>8.76568139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ategory of birth place of &lt;A&gt; ?</text:p>
          </table:table-cell>
          <table:table-cell office:value-type="string" calcext:value-type="string">
            <text:p>select count(*) as ?x where { &lt;A&gt; <text:s/>dbo:birthPlace ?x1 . ?x1 dbo:category ?x <text:s/>} </text:p>
          </table:table-cell>
          <table:table-cell office:value-type="string" calcext:value-type="string">
            <text:p>select distinct(?a) where { ?a dbo:birthPlace [] . ?a <text:s/>dbo:birthPlace ?x1 . ?x1 <text:s/>dbo:category ?x } </text:p>
          </table:table-cell>
          <table:table-cell office:value-type="float" office:value="0.0000087656813975" calcext:value-type="float">
            <text:p>8.76568139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chairman of birth place of &lt;A&gt; ?</text:p>
          </table:table-cell>
          <table:table-cell office:value-type="string" calcext:value-type="string">
            <text:p>select ?x where { &lt;A&gt; <text:s/>dbo:birthPlace ?x1 . ?x1 dbo:chairman ?x <text:s/>} </text:p>
          </table:table-cell>
          <table:table-cell office:value-type="string" calcext:value-type="string">
            <text:p>select distinct(?a) where { ?a dbo:birthPlace [] . ?a <text:s/>dbo:birthPlace ?x1 . ?x1 <text:s/>dbo:chairman ?x } </text:p>
          </table:table-cell>
          <table:table-cell office:value-type="float" office:value="0.00000625981631664286" calcext:value-type="float">
            <text:p>6.2598163166428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hairman of birth place of &lt;A&gt; ?</text:p>
          </table:table-cell>
          <table:table-cell office:value-type="string" calcext:value-type="string">
            <text:p>select count(*) as ?x where { &lt;A&gt; <text:s/>dbo:birthPlace ?x1 . ?x1 dbo:chairman ?x <text:s/>} </text:p>
          </table:table-cell>
          <table:table-cell office:value-type="string" calcext:value-type="string">
            <text:p>select distinct(?a) where { ?a dbo:birthPlace [] . ?a <text:s/>dbo:birthPlace ?x1 . ?x1 <text:s/>dbo:chairman ?x } </text:p>
          </table:table-cell>
          <table:table-cell office:value-type="float" office:value="0.00000625981631664286" calcext:value-type="float">
            <text:p>6.2598163166428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chancellor of birth place of &lt;A&gt; ?</text:p>
          </table:table-cell>
          <table:table-cell office:value-type="string" calcext:value-type="string">
            <text:p>select ?x where { &lt;A&gt; <text:s/>dbo:birthPlace ?x1 . ?x1 dbo:chancellor ?x <text:s/>} </text:p>
          </table:table-cell>
          <table:table-cell office:value-type="string" calcext:value-type="string">
            <text:p>select distinct(?a) where { ?a dbo:birthPlace [] . ?a <text:s/>dbo:birthPlace ?x1 . ?x1 <text:s/>dbo:chancellor ?x } </text:p>
          </table:table-cell>
          <table:table-cell office:value-type="float" office:value="0.000000179666784375" calcext:value-type="float">
            <text:p>1.7966678437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hancellor of birth place of &lt;A&gt; ?</text:p>
          </table:table-cell>
          <table:table-cell office:value-type="string" calcext:value-type="string">
            <text:p>select count(*) as ?x where { &lt;A&gt; <text:s/>dbo:birthPlace ?x1 . ?x1 dbo:chancellor ?x <text:s/>} </text:p>
          </table:table-cell>
          <table:table-cell office:value-type="string" calcext:value-type="string">
            <text:p>select distinct(?a) where { ?a dbo:birthPlace [] . ?a <text:s/>dbo:birthPlace ?x1 . ?x1 <text:s/>dbo:chancellor ?x } </text:p>
          </table:table-cell>
          <table:table-cell office:value-type="float" office:value="0.000000179666784375" calcext:value-type="float">
            <text:p>1.7966678437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hannel of birth place of &lt;A&gt; ?</text:p>
          </table:table-cell>
          <table:table-cell office:value-type="string" calcext:value-type="string">
            <text:p>select ?x where { &lt;A&gt; <text:s/>dbo:birthPlace ?x1 . ?x1 dbo:channel ?x <text:s/>} </text:p>
          </table:table-cell>
          <table:table-cell office:value-type="string" calcext:value-type="string">
            <text:p>select distinct(?a) where { ?a dbo:birthPlace [] . ?a <text:s/>dbo:birthPlace ?x1 . ?x1 <text:s/>dbo:channel ?x } </text:p>
          </table:table-cell>
          <table:table-cell office:value-type="float" office:value="0.000048724626925" calcext:value-type="float">
            <text:p>4.87246269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ity of birth place of &lt;A&gt; ?</text:p>
          </table:table-cell>
          <table:table-cell office:value-type="string" calcext:value-type="string">
            <text:p>select ?x where { &lt;A&gt; <text:s/>dbo:birthPlace ?x1 . ?x1 dbo:city ?x <text:s/>} </text:p>
          </table:table-cell>
          <table:table-cell office:value-type="string" calcext:value-type="string">
            <text:p>select distinct(?a) where { ?a dbo:birthPlace [] . ?a <text:s/>dbo:birthPlace ?x1 . ?x1 <text:s/>dbo:city ?x } </text:p>
          </table:table-cell>
          <table:table-cell office:value-type="float" office:value="0.0000251171450408458" calcext:value-type="float">
            <text:p>2.5117145040845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lass of birth place of &lt;A&gt; ?</text:p>
          </table:table-cell>
          <table:table-cell office:value-type="string" calcext:value-type="string">
            <text:p>select ?x where { &lt;A&gt; <text:s/>dbo:birthPlace ?x1 . ?x1 dbo:class ?x <text:s/>} </text:p>
          </table:table-cell>
          <table:table-cell office:value-type="string" calcext:value-type="string">
            <text:p>select distinct(?a) where { ?a dbo:birthPlace [] . ?a <text:s/>dbo:birthPlace ?x1 . ?x1 <text:s/>dbo:class ?x } </text:p>
          </table:table-cell>
          <table:table-cell office:value-type="float" office:value="0.00000120272902475326" calcext:value-type="float">
            <text:p>1.2027290247532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lass of birth place of &lt;A&gt; ?</text:p>
          </table:table-cell>
          <table:table-cell office:value-type="string" calcext:value-type="string">
            <text:p>select count(*) as ?x where { &lt;A&gt; <text:s/>dbo:birthPlace ?x1 . ?x1 dbo:class ?x <text:s/>} </text:p>
          </table:table-cell>
          <table:table-cell office:value-type="string" calcext:value-type="string">
            <text:p>select distinct(?a) where { ?a dbo:birthPlace [] . ?a <text:s/>dbo:birthPlace ?x1 . ?x1 <text:s/>dbo:class ?x } </text:p>
          </table:table-cell>
          <table:table-cell office:value-type="float" office:value="0.00000120272902475326" calcext:value-type="float">
            <text:p>1.2027290247532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closing date of birth place of &lt;A&gt; ?</text:p>
          </table:table-cell>
          <table:table-cell office:value-type="string" calcext:value-type="string">
            <text:p>select ?x where { &lt;A&gt; <text:s/>dbo:birthPlace ?x1 . ?x1 dbo:closingDate ?x } </text:p>
          </table:table-cell>
          <table:table-cell office:value-type="string" calcext:value-type="string">
            <text:p>select distinct(?a) where { ?a dbo:birthPlace [] . ?a <text:s/>dbo:birthPlace ?x1 . ?x1 <text:s/>dbo:closingDate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losing date of birth place of &lt;A&gt; ?</text:p>
          </table:table-cell>
          <table:table-cell office:value-type="string" calcext:value-type="string">
            <text:p>select count(*) as ?x where { &lt;A&gt; <text:s/>dbo:birthPlace ?x1 . ?x1 dbo:closingDate ?x <text:s/>} </text:p>
          </table:table-cell>
          <table:table-cell office:value-type="string" calcext:value-type="string">
            <text:p>select distinct(?a) where { ?a dbo:birthPlace [] . ?a <text:s/>dbo:birthPlace ?x1 . ?x1 <text:s/>dbo:closingDate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closing date of birth place of &lt;A&gt; ?</text:p>
          </table:table-cell>
          <table:table-cell office:value-type="string" calcext:value-type="string">
            <text:p>select distinct(?x) where { &lt;A&gt; <text:s/>dbo:birthPlace ?x1 . ?x1 dbo:closingDate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closingDate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losing year of birth place of &lt;A&gt; ?</text:p>
          </table:table-cell>
          <table:table-cell office:value-type="string" calcext:value-type="string">
            <text:p>select ?x where { &lt;A&gt; <text:s/>dbo:birthPlace ?x1 . ?x1 dbo:closingYear ?x <text:s/>} </text:p>
          </table:table-cell>
          <table:table-cell office:value-type="string" calcext:value-type="string">
            <text:p>select distinct(?a) where { ?a dbo:birthPlace [] . ?a <text:s/>dbo:birthPlace ?x1 . ?x1 <text:s/>dbo:closingYear ?x } </text:p>
          </table:table-cell>
          <table:table-cell office:value-type="float" office:value="0.0000715197859047365" calcext:value-type="float">
            <text:p>7.1519785904736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coach of birth place of &lt;A&gt; ?</text:p>
          </table:table-cell>
          <table:table-cell office:value-type="string" calcext:value-type="string">
            <text:p>select ?x where { &lt;A&gt; <text:s/>dbo:birthPlace ?x1 . ?x1 dbo:coach ?x <text:s/>} </text:p>
          </table:table-cell>
          <table:table-cell office:value-type="string" calcext:value-type="string">
            <text:p>select distinct(?a) where { ?a dbo:birthPlace [] . ?a <text:s/>dbo:birthPlace ?x1 . ?x1 <text:s/>dbo:coach ?x } </text:p>
          </table:table-cell>
          <table:table-cell office:value-type="float" office:value="0.000002980524589875" calcext:value-type="float">
            <text:p>2.9805245898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oach of birth place of &lt;A&gt; ?</text:p>
          </table:table-cell>
          <table:table-cell office:value-type="string" calcext:value-type="string">
            <text:p>select count(*) as ?x where { &lt;A&gt; <text:s/>dbo:birthPlace ?x1 . ?x1 dbo:coach ?x <text:s/>} </text:p>
          </table:table-cell>
          <table:table-cell office:value-type="string" calcext:value-type="string">
            <text:p>select distinct(?a) where { ?a dbo:birthPlace [] . ?a <text:s/>dbo:birthPlace ?x1 . ?x1 <text:s/>dbo:coach ?x } </text:p>
          </table:table-cell>
          <table:table-cell office:value-type="float" office:value="0.000002980524589875" calcext:value-type="float">
            <text:p>2.9805245898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ode of birth place of &lt;A&gt; ?</text:p>
          </table:table-cell>
          <table:table-cell office:value-type="string" calcext:value-type="string">
            <text:p>select ?x where { &lt;A&gt; <text:s/>dbo:birthPlace ?x1 . ?x1 dbo:code ?x <text:s/>} </text:p>
          </table:table-cell>
          <table:table-cell office:value-type="string" calcext:value-type="string">
            <text:p>select distinct(?a) where { ?a dbo:birthPlace [] . ?a <text:s/>dbo:birthPlace ?x1 . ?x1 <text:s/>dbo:code ?x } </text:p>
          </table:table-cell>
          <table:table-cell office:value-type="float" office:value="0.00000148325528617104" calcext:value-type="float">
            <text:p>1.48325528617104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ode of birth place of &lt;A&gt; ?</text:p>
          </table:table-cell>
          <table:table-cell office:value-type="string" calcext:value-type="string">
            <text:p>select count(*) as ?x where { &lt;A&gt; <text:s/>dbo:birthPlace ?x1 . ?x1 dbo:code ?x <text:s/>} </text:p>
          </table:table-cell>
          <table:table-cell office:value-type="string" calcext:value-type="string">
            <text:p>select distinct(?a) where { ?a dbo:birthPlace [] . ?a <text:s/>dbo:birthPlace ?x1 . ?x1 <text:s/>dbo:code ?x } </text:p>
          </table:table-cell>
          <table:table-cell office:value-type="float" office:value="0.00000148325528617104" calcext:value-type="float">
            <text:p>1.48325528617104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ountry of birth place of &lt;A&gt; ?</text:p>
          </table:table-cell>
          <table:table-cell office:value-type="string" calcext:value-type="string">
            <text:p>select ?x where { &lt;A&gt; <text:s/>dbo:birthPlace ?x1 . ?x1 dbo:country ?x <text:s/>} </text:p>
          </table:table-cell>
          <table:table-cell office:value-type="string" calcext:value-type="string">
            <text:p>select distinct(?a) where { ?a dbo:birthPlace [] . ?a <text:s/>dbo:birthPlace ?x1 . ?x1 <text:s/>dbo:country ?x } </text:p>
          </table:table-cell>
          <table:table-cell office:value-type="float" office:value="0.000012986139851845" calcext:value-type="float">
            <text:p>1.298613985184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ountry of birth place of &lt;A&gt; ?</text:p>
          </table:table-cell>
          <table:table-cell office:value-type="string" calcext:value-type="string">
            <text:p>select count(*) as ?x where { &lt;A&gt; <text:s/>dbo:birthPlace ?x1 . ?x1 dbo:country ?x <text:s/>} </text:p>
          </table:table-cell>
          <table:table-cell office:value-type="string" calcext:value-type="string">
            <text:p>select distinct(?a) where { ?a dbo:birthPlace [] . ?a <text:s/>dbo:birthPlace ?x1 . ?x1 <text:s/>dbo:country ?x } </text:p>
          </table:table-cell>
          <table:table-cell office:value-type="float" office:value="0.000012986139851845" calcext:value-type="float">
            <text:p>1.298613985184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olour of birth place of &lt;A&gt; ?</text:p>
          </table:table-cell>
          <table:table-cell office:value-type="string" calcext:value-type="string">
            <text:p>select ?x where { &lt;A&gt; <text:s/>dbo:birthPlace ?x1 . ?x1 dbo:colour ?x <text:s/>} </text:p>
          </table:table-cell>
          <table:table-cell office:value-type="string" calcext:value-type="string">
            <text:p>select distinct(?a) where { ?a dbo:birthPlace [] . ?a <text:s/>dbo:birthPlace ?x1 . ?x1 <text:s/>dbo:colour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commander of birth place of &lt;A&gt; ?</text:p>
          </table:table-cell>
          <table:table-cell office:value-type="string" calcext:value-type="string">
            <text:p>select ?x where { &lt;A&gt; <text:s/>dbo:birthPlace ?x1 . ?x1 dbo:commander ?x <text:s/>} </text:p>
          </table:table-cell>
          <table:table-cell office:value-type="string" calcext:value-type="string">
            <text:p>select distinct(?a) where { ?a dbo:birthPlace [] . ?a <text:s/>dbo:birthPlace ?x1 . ?x1 <text:s/>dbo:commander ?x } </text:p>
          </table:table-cell>
          <table:table-cell office:value-type="float" office:value="0.0000096552395498582" calcext:value-type="float">
            <text:p>9.655239549858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ommander of birth place of &lt;A&gt; ?</text:p>
          </table:table-cell>
          <table:table-cell office:value-type="string" calcext:value-type="string">
            <text:p>select count(*) as ?x where { &lt;A&gt; <text:s/>dbo:birthPlace ?x1 . ?x1 dbo:commander ?x <text:s/>} </text:p>
          </table:table-cell>
          <table:table-cell office:value-type="string" calcext:value-type="string">
            <text:p>select distinct(?a) where { ?a dbo:birthPlace [] . ?a <text:s/>dbo:birthPlace ?x1 . ?x1 <text:s/>dbo:commander ?x } </text:p>
          </table:table-cell>
          <table:table-cell office:value-type="float" office:value="0.0000096552395498582" calcext:value-type="float">
            <text:p>9.655239549858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ompany of birth place of &lt;A&gt; ?</text:p>
          </table:table-cell>
          <table:table-cell office:value-type="string" calcext:value-type="string">
            <text:p>select ?x where { &lt;A&gt; <text:s/>dbo:birthPlace ?x1 . ?x1 dbo:company ?x <text:s/>} </text:p>
          </table:table-cell>
          <table:table-cell office:value-type="string" calcext:value-type="string">
            <text:p>select distinct(?a) where { ?a dbo:birthPlace [] . ?a <text:s/>dbo:birthPlace ?x1 . ?x1 <text:s/>dbo:company ?x } </text:p>
          </table:table-cell>
          <table:table-cell office:value-type="float" office:value="0.000005099783553875" calcext:value-type="float">
            <text:p>5.0997835538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ountry of birth place of &lt;A&gt; ?</text:p>
          </table:table-cell>
          <table:table-cell office:value-type="string" calcext:value-type="string">
            <text:p>select ?x where { &lt;A&gt; <text:s/>dbo:birthPlace ?x1 . ?x1 dbo:country ?x <text:s/>} </text:p>
          </table:table-cell>
          <table:table-cell office:value-type="string" calcext:value-type="string">
            <text:p>select distinct(?a) where { ?a dbo:birthPlace [] . ?a <text:s/>dbo:birthPlace ?x1 . ?x1 <text:s/>dbo:country ?x } </text:p>
          </table:table-cell>
          <table:table-cell office:value-type="float" office:value="0.000012986139851845" calcext:value-type="float">
            <text:p>1.298613985184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ounty of birth place of &lt;A&gt; ?</text:p>
          </table:table-cell>
          <table:table-cell office:value-type="string" calcext:value-type="string">
            <text:p>select ?x where { &lt;A&gt; <text:s/>dbo:birthPlace ?x1 . ?x1 dbo:county ?x <text:s/>} </text:p>
          </table:table-cell>
          <table:table-cell office:value-type="string" calcext:value-type="string">
            <text:p>select distinct(?a) where { ?a dbo:birthPlace [] . ?a <text:s/>dbo:birthPlace ?x1 . ?x1 <text:s/>dbo:county ?x } </text:p>
          </table:table-cell>
          <table:table-cell office:value-type="float" office:value="0.0000144151762350865" calcext:value-type="float">
            <text:p>1.4415176235086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reator (agent) of birth place of &lt;A&gt; ?</text:p>
          </table:table-cell>
          <table:table-cell office:value-type="string" calcext:value-type="string">
            <text:p>select ?x where { &lt;A&gt; <text:s/>dbo:birthPlace ?x1 . ?x1 dbo:creator ?x <text:s/>} </text:p>
          </table:table-cell>
          <table:table-cell office:value-type="string" calcext:value-type="string">
            <text:p>select distinct(?a) where { ?a dbo:birthPlace [] . ?a <text:s/>dbo:birthPlace ?x1 . ?x1 <text:s/>dbo:creator ?x } </text:p>
          </table:table-cell>
          <table:table-cell office:value-type="float" office:value="0.00000592904829805556" calcext:value-type="float">
            <text:p>5.9290482980555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urrency of birth place of &lt;A&gt; ?</text:p>
          </table:table-cell>
          <table:table-cell office:value-type="string" calcext:value-type="string">
            <text:p>select ?x where { &lt;A&gt; <text:s/>dbo:birthPlace ?x1 . ?x1 dbo:currency ?x <text:s/>} </text:p>
          </table:table-cell>
          <table:table-cell office:value-type="string" calcext:value-type="string">
            <text:p>select distinct(?a) where { ?a dbo:birthPlace [] . ?a <text:s/>dbo:birthPlace ?x1 . ?x1 <text:s/>dbo:currency ?x } </text:p>
          </table:table-cell>
          <table:table-cell office:value-type="float" office:value="0.0000958379559398737" calcext:value-type="float">
            <text:p>9.58379559398737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date of birth place of &lt;A&gt; ?</text:p>
          </table:table-cell>
          <table:table-cell office:value-type="string" calcext:value-type="string">
            <text:p>select ?x where { &lt;A&gt; <text:s/>dbo:birthPlace ?x1 . ?x1 dbo:date ?x } </text:p>
          </table:table-cell>
          <table:table-cell office:value-type="string" calcext:value-type="string">
            <text:p>select distinct(?a) where { ?a dbo:birthPlace [] . ?a <text:s/>dbo:birthPlace ?x1 . ?x1 <text:s/>dbo:date ?x } </text:p>
          </table:table-cell>
          <table:table-cell office:value-type="float" office:value="0.00000396901213559982" calcext:value-type="float">
            <text:p>3.9690121355998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date of birth place of &lt;A&gt; ?</text:p>
          </table:table-cell>
          <table:table-cell office:value-type="string" calcext:value-type="string">
            <text:p>select count(*) as ?x where { &lt;A&gt; <text:s/>dbo:birthPlace ?x1 . ?x1 dbo:date ?x <text:s/>} </text:p>
          </table:table-cell>
          <table:table-cell office:value-type="string" calcext:value-type="string">
            <text:p>select distinct(?a) where { ?a dbo:birthPlace [] . ?a <text:s/>dbo:birthPlace ?x1 . ?x1 <text:s/>dbo:date ?x } </text:p>
          </table:table-cell>
          <table:table-cell office:value-type="float" office:value="0.00000396901213559982" calcext:value-type="float">
            <text:p>3.9690121355998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date of birth place of &lt;A&gt; ?</text:p>
          </table:table-cell>
          <table:table-cell office:value-type="string" calcext:value-type="string">
            <text:p>select distinct(?x) where { &lt;A&gt; <text:s/>dbo:birthPlace ?x1 . ?x1 dbo:date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date ?x } </text:p>
          </table:table-cell>
          <table:table-cell office:value-type="float" office:value="0.00000396901213559982" calcext:value-type="float">
            <text:p>3.9690121355998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aylight saving time zone of birth place of &lt;A&gt; ?</text:p>
          </table:table-cell>
          <table:table-cell office:value-type="string" calcext:value-type="string">
            <text:p>select ?x where { &lt;A&gt; <text:s/>dbo:birthPlace ?x1 . ?x1 dbo:daylightSavingTimeZone ?x <text:s/>} </text:p>
          </table:table-cell>
          <table:table-cell office:value-type="string" calcext:value-type="string">
            <text:p>select distinct(?a) where { ?a dbo:birthPlace [] . ?a <text:s/>dbo:birthPlace ?x1 . ?x1 <text:s/>dbo:daylightSavingTimeZone ?x } </text:p>
          </table:table-cell>
          <table:table-cell office:value-type="float" office:value="0.0000538243357730188" calcext:value-type="float">
            <text:p>5.38243357730188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daylight saving time zone of birth place of &lt;A&gt; ?</text:p>
          </table:table-cell>
          <table:table-cell office:value-type="string" calcext:value-type="string">
            <text:p>select count(*) as ?x where { &lt;A&gt; <text:s/>dbo:birthPlace ?x1 . ?x1 dbo:daylightSavingTimeZone ?x <text:s/>} </text:p>
          </table:table-cell>
          <table:table-cell office:value-type="string" calcext:value-type="string">
            <text:p>select distinct(?a) where { ?a dbo:birthPlace [] . ?a <text:s/>dbo:birthPlace ?x1 . ?x1 <text:s/>dbo:daylightSavingTimeZone ?x } </text:p>
          </table:table-cell>
          <table:table-cell office:value-type="float" office:value="0.0000538243357730188" calcext:value-type="float">
            <text:p>5.38243357730188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itle of birth place of &lt;A&gt; ?</text:p>
          </table:table-cell>
          <table:table-cell office:value-type="string" calcext:value-type="string">
            <text:p>select ?x where { &lt;A&gt; <text:s/>dbo:birthPlace ?x1 . ?x1 dbo:title ?x <text:s/>} </text:p>
          </table:table-cell>
          <table:table-cell office:value-type="string" calcext:value-type="string">
            <text:p>select distinct(?a) where { ?a dbo:birthPlace [] . ?a <text:s/>dbo:birthPlace ?x1 . ?x1 <text:s/>dbo:title ?x } </text:p>
          </table:table-cell>
          <table:table-cell office:value-type="float" office:value="0.00000029289920245" calcext:value-type="float">
            <text:p>2.928992024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title of birth place of &lt;A&gt; ?</text:p>
          </table:table-cell>
          <table:table-cell office:value-type="string" calcext:value-type="string">
            <text:p>select count(*) as ?x where { &lt;A&gt; <text:s/>dbo:birthPlace ?x1 . ?x1 dbo:title ?x <text:s/>} </text:p>
          </table:table-cell>
          <table:table-cell office:value-type="string" calcext:value-type="string">
            <text:p>select distinct(?a) where { ?a dbo:birthPlace [] . ?a <text:s/>dbo:birthPlace ?x1 . ?x1 <text:s/>dbo:title ?x } </text:p>
          </table:table-cell>
          <table:table-cell office:value-type="float" office:value="0.00000029289920245" calcext:value-type="float">
            <text:p>2.928992024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ype of birth place of &lt;A&gt; ?</text:p>
          </table:table-cell>
          <table:table-cell office:value-type="string" calcext:value-type="string">
            <text:p>select ?x where { &lt;A&gt; <text:s/>dbo:birthPlace ?x1 . ?x1 dbo:type ?x <text:s/>} </text:p>
          </table:table-cell>
          <table:table-cell office:value-type="string" calcext:value-type="string">
            <text:p>select distinct(?a) where { ?a dbo:birthPlace [] . ?a <text:s/>dbo:birthPlace ?x1 . ?x1 <text:s/>dbo:type ?x } </text:p>
          </table:table-cell>
          <table:table-cell office:value-type="float" office:value="0.000284642053672" calcext:value-type="float">
            <text:p>0.00028464205367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type of birth place of &lt;A&gt; ?</text:p>
          </table:table-cell>
          <table:table-cell office:value-type="string" calcext:value-type="string">
            <text:p>select count(*) as ?x where { &lt;A&gt; <text:s/>dbo:birthPlace ?x1 . ?x1 dbo:type ?x <text:s/>} </text:p>
          </table:table-cell>
          <table:table-cell office:value-type="string" calcext:value-type="string">
            <text:p>select distinct(?a) where { ?a dbo:birthPlace [] . ?a <text:s/>dbo:birthPlace ?x1 . ?x1 <text:s/>dbo:type ?x } </text:p>
          </table:table-cell>
          <table:table-cell office:value-type="float" office:value="0.000284642053672" calcext:value-type="float">
            <text:p>0.00028464205367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emonym of birth place of &lt;A&gt; ?</text:p>
          </table:table-cell>
          <table:table-cell office:value-type="string" calcext:value-type="string">
            <text:p>select ?x where { &lt;A&gt; <text:s/>dbo:birthPlace ?x1 . ?x1 dbo:demonym ?x <text:s/>} </text:p>
          </table:table-cell>
          <table:table-cell office:value-type="string" calcext:value-type="string">
            <text:p>select distinct(?a) where { ?a dbo:birthPlace [] . ?a <text:s/>dbo:birthPlace ?x1 . ?x1 <text:s/>dbo:demonym ?x } </text:p>
          </table:table-cell>
          <table:table-cell office:value-type="float" office:value="0.000162045220006" calcext:value-type="float">
            <text:p>0.00016204522000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epiction description (caption) of birth place of &lt;A&gt; ?</text:p>
          </table:table-cell>
          <table:table-cell office:value-type="string" calcext:value-type="string">
            <text:p>select ?x where { &lt;A&gt; <text:s/>dbo:birthPlace ?x1 . ?x1 dbo:depictionDescription ?x <text:s/>} </text:p>
          </table:table-cell>
          <table:table-cell office:value-type="string" calcext:value-type="string">
            <text:p>select distinct(?a) where { ?a dbo:birthPlace [] . ?a <text:s/>dbo:birthPlace ?x1 . ?x1 <text:s/>dbo:depictionDescription ?x } </text:p>
          </table:table-cell>
          <table:table-cell office:value-type="float" office:value="0.0000284764601511727" calcext:value-type="float">
            <text:p>2.8476460151172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designer of birth place of &lt;A&gt; ?</text:p>
          </table:table-cell>
          <table:table-cell office:value-type="string" calcext:value-type="string">
            <text:p>select ?x where { &lt;A&gt; <text:s/>dbo:birthPlace ?x1 . ?x1 dbo:designer ?x <text:s/>} </text:p>
          </table:table-cell>
          <table:table-cell office:value-type="string" calcext:value-type="string">
            <text:p>select distinct(?a) where { ?a dbo:birthPlace [] . ?a <text:s/>dbo:birthPlace ?x1 . ?x1 <text:s/>dbo:designer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designer of birth place of &lt;A&gt; ?</text:p>
          </table:table-cell>
          <table:table-cell office:value-type="string" calcext:value-type="string">
            <text:p>select count(*) as ?x where { &lt;A&gt; <text:s/>dbo:birthPlace ?x1 . ?x1 dbo:designer ?x <text:s/>} </text:p>
          </table:table-cell>
          <table:table-cell office:value-type="string" calcext:value-type="string">
            <text:p>select distinct(?a) where { ?a dbo:birthPlace [] . ?a <text:s/>dbo:birthPlace ?x1 . ?x1 <text:s/>dbo:designer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destruction date of birth place of &lt;A&gt; ?</text:p>
          </table:table-cell>
          <table:table-cell office:value-type="string" calcext:value-type="string">
            <text:p>select ?x where { &lt;A&gt; <text:s/>dbo:birthPlace ?x1 . ?x1 dbo:destructionDate ?x } </text:p>
          </table:table-cell>
          <table:table-cell office:value-type="string" calcext:value-type="string">
            <text:p>select distinct(?a) where { ?a dbo:birthPlace [] . ?a <text:s/>dbo:birthPlace ?x1 . ?x1 <text:s/>dbo:destructionDate ?x } </text:p>
          </table:table-cell>
          <table:table-cell office:value-type="float" office:value="0.000008086295826375" calcext:value-type="float">
            <text:p>8.0862958263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destruction date of birth place of &lt;A&gt; ?</text:p>
          </table:table-cell>
          <table:table-cell office:value-type="string" calcext:value-type="string">
            <text:p>select count(*) as ?x where { &lt;A&gt; <text:s/>dbo:birthPlace ?x1 . ?x1 dbo:destructionDate ?x <text:s/>} </text:p>
          </table:table-cell>
          <table:table-cell office:value-type="string" calcext:value-type="string">
            <text:p>select distinct(?a) where { ?a dbo:birthPlace [] . ?a <text:s/>dbo:birthPlace ?x1 . ?x1 <text:s/>dbo:destructionDate ?x } </text:p>
          </table:table-cell>
          <table:table-cell office:value-type="float" office:value="0.000008086295826375" calcext:value-type="float">
            <text:p>8.0862958263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destruction date of birth place of &lt;A&gt; ?</text:p>
          </table:table-cell>
          <table:table-cell office:value-type="string" calcext:value-type="string">
            <text:p>select distinct(?x) where { &lt;A&gt; <text:s/>dbo:birthPlace ?x1 . ?x1 dbo:destructionDate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destructionDate ?x } </text:p>
          </table:table-cell>
          <table:table-cell office:value-type="float" office:value="0.000008086295826375" calcext:value-type="float">
            <text:p>8.0862958263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eveloper of birth place of &lt;A&gt; ?</text:p>
          </table:table-cell>
          <table:table-cell office:value-type="string" calcext:value-type="string">
            <text:p>select ?x where { &lt;A&gt; <text:s/>dbo:birthPlace ?x1 . ?x1 dbo:developer ?x <text:s/>} </text:p>
          </table:table-cell>
          <table:table-cell office:value-type="string" calcext:value-type="string">
            <text:p>select distinct(?a) where { ?a dbo:birthPlace [] . ?a <text:s/>dbo:birthPlace ?x1 . ?x1 <text:s/>dbo:developer ?x } </text:p>
          </table:table-cell>
          <table:table-cell office:value-type="float" office:value="0.000000770472807875" calcext:value-type="float">
            <text:p>7.7047280787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istributor of birth place of &lt;A&gt; ?</text:p>
          </table:table-cell>
          <table:table-cell office:value-type="string" calcext:value-type="string">
            <text:p>select ?x where { &lt;A&gt; <text:s/>dbo:birthPlace ?x1 . ?x1 dbo:distributor ?x <text:s/>} </text:p>
          </table:table-cell>
          <table:table-cell office:value-type="string" calcext:value-type="string">
            <text:p>select distinct(?a) where { ?a dbo:birthPlace [] . ?a <text:s/>dbo:birthPlace ?x1 . ?x1 <text:s/>dbo:distributor ?x } </text:p>
          </table:table-cell>
          <table:table-cell office:value-type="float" office:value="0.000148238969742" calcext:value-type="float">
            <text:p>0.00014823896974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istrict of birth place of &lt;A&gt; ?</text:p>
          </table:table-cell>
          <table:table-cell office:value-type="string" calcext:value-type="string">
            <text:p>select ?x where { &lt;A&gt; <text:s/>dbo:birthPlace ?x1 . ?x1 dbo:district ?x <text:s/>} </text:p>
          </table:table-cell>
          <table:table-cell office:value-type="string" calcext:value-type="string">
            <text:p>select distinct(?a) where { ?a dbo:birthPlace [] . ?a <text:s/>dbo:birthPlace ?x1 . ?x1 <text:s/>dbo:district ?x } </text:p>
          </table:table-cell>
          <table:table-cell office:value-type="float" office:value="0.000205965084618" calcext:value-type="float">
            <text:p>0.000205965084618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ivision of birth place of &lt;A&gt; ?</text:p>
          </table:table-cell>
          <table:table-cell office:value-type="string" calcext:value-type="string">
            <text:p>select ?x where { &lt;A&gt; <text:s/>dbo:birthPlace ?x1 . ?x1 dbo:division ?x <text:s/>} </text:p>
          </table:table-cell>
          <table:table-cell office:value-type="string" calcext:value-type="string">
            <text:p>select distinct(?a) where { ?a dbo:birthPlace [] . ?a <text:s/>dbo:birthPlace ?x1 . ?x1 <text:s/>dbo:division ?x } </text:p>
          </table:table-cell>
          <table:table-cell office:value-type="float" office:value="0.0000221259575639553" calcext:value-type="float">
            <text:p>2.21259575639553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division of birth place of &lt;A&gt; ?</text:p>
          </table:table-cell>
          <table:table-cell office:value-type="string" calcext:value-type="string">
            <text:p>select count(*) as ?x where { &lt;A&gt; <text:s/>dbo:birthPlace ?x1 . ?x1 dbo:division ?x <text:s/>} </text:p>
          </table:table-cell>
          <table:table-cell office:value-type="string" calcext:value-type="string">
            <text:p>select distinct(?a) where { ?a dbo:birthPlace [] . ?a <text:s/>dbo:birthPlace ?x1 . ?x1 <text:s/>dbo:division ?x } </text:p>
          </table:table-cell>
          <table:table-cell office:value-type="float" office:value="0.0000221259575639553" calcext:value-type="float">
            <text:p>2.21259575639553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editor of birth place of &lt;A&gt; ?</text:p>
          </table:table-cell>
          <table:table-cell office:value-type="string" calcext:value-type="string">
            <text:p>select ?x where { &lt;A&gt; <text:s/>dbo:birthPlace ?x1 . ?x1 dbo:editor ?x <text:s/>} </text:p>
          </table:table-cell>
          <table:table-cell office:value-type="string" calcext:value-type="string">
            <text:p>select distinct(?a) where { ?a dbo:birthPlace [] . ?a <text:s/>dbo:birthPlace ?x1 . ?x1 <text:s/>dbo:editor ?x } </text:p>
          </table:table-cell>
          <table:table-cell office:value-type="float" office:value="0.0000391299668042111" calcext:value-type="float">
            <text:p>3.91299668042111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ethnic groups in year of birth place of &lt;A&gt; ?</text:p>
          </table:table-cell>
          <table:table-cell office:value-type="string" calcext:value-type="string">
            <text:p>select ?x where { &lt;A&gt; <text:s/>dbo:birthPlace ?x1 . ?x1 dbo:ethnicGroupsInYear ?x <text:s/>} </text:p>
          </table:table-cell>
          <table:table-cell office:value-type="string" calcext:value-type="string">
            <text:p>select distinct(?a) where { ?a dbo:birthPlace [] . ?a <text:s/>dbo:birthPlace ?x1 . ?x1 <text:s/>dbo:ethnicGroupsInYear ?x } </text:p>
          </table:table-cell>
          <table:table-cell office:value-type="float" office:value="0.0000650077590633342" calcext:value-type="float">
            <text:p>6.50077590633342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executive producer of birth place of &lt;A&gt; ?</text:p>
          </table:table-cell>
          <table:table-cell office:value-type="string" calcext:value-type="string">
            <text:p>select ?x where { &lt;A&gt; <text:s/>dbo:birthPlace ?x1 . ?x1 dbo:executiveProducer ?x <text:s/>} </text:p>
          </table:table-cell>
          <table:table-cell office:value-type="string" calcext:value-type="string">
            <text:p>select distinct(?a) where { ?a dbo:birthPlace [] . ?a <text:s/>dbo:birthPlace ?x1 . ?x1 <text:s/>dbo:executiveProducer ?x } </text:p>
          </table:table-cell>
          <table:table-cell office:value-type="float" office:value="0.00000030818912315" calcext:value-type="float">
            <text:p>3.081891231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executive producer of birth place of &lt;A&gt; ?</text:p>
          </table:table-cell>
          <table:table-cell office:value-type="string" calcext:value-type="string">
            <text:p>select count(*) as ?x where { &lt;A&gt; <text:s/>dbo:birthPlace ?x1 . ?x1 dbo:executiveProducer ?x <text:s/>} </text:p>
          </table:table-cell>
          <table:table-cell office:value-type="string" calcext:value-type="string">
            <text:p>select distinct(?a) where { ?a dbo:birthPlace [] . ?a <text:s/>dbo:birthPlace ?x1 . ?x1 <text:s/>dbo:executiveProducer ?x } </text:p>
          </table:table-cell>
          <table:table-cell office:value-type="float" office:value="0.00000030818912315" calcext:value-type="float">
            <text:p>3.081891231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extinction date of birth place of &lt;A&gt; ?</text:p>
          </table:table-cell>
          <table:table-cell office:value-type="string" calcext:value-type="string">
            <text:p>select ?x where { &lt;A&gt; <text:s/>dbo:birthPlace ?x1 . ?x1 dbo:extinctionDate ?x } </text:p>
          </table:table-cell>
          <table:table-cell office:value-type="string" calcext:value-type="string">
            <text:p>select distinct(?a) where { ?a dbo:birthPlace [] . ?a <text:s/>dbo:birthPlace ?x1 . ?x1 <text:s/>dbo:extinctionDate ?x } </text:p>
          </table:table-cell>
          <table:table-cell office:value-type="float" office:value="0.00000109937370125" calcext:value-type="float">
            <text:p>1.099373701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extinction date of birth place of &lt;A&gt; ?</text:p>
          </table:table-cell>
          <table:table-cell office:value-type="string" calcext:value-type="string">
            <text:p>select count(*) as ?x where { &lt;A&gt; <text:s/>dbo:birthPlace ?x1 . ?x1 dbo:extinctionDate ?x <text:s/>} </text:p>
          </table:table-cell>
          <table:table-cell office:value-type="string" calcext:value-type="string">
            <text:p>select distinct(?a) where { ?a dbo:birthPlace [] . ?a <text:s/>dbo:birthPlace ?x1 . ?x1 <text:s/>dbo:extinctionDate ?x } </text:p>
          </table:table-cell>
          <table:table-cell office:value-type="float" office:value="0.00000109937370125" calcext:value-type="float">
            <text:p>1.099373701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extinction date of birth place of &lt;A&gt; ?</text:p>
          </table:table-cell>
          <table:table-cell office:value-type="string" calcext:value-type="string">
            <text:p>select distinct(?x) where { &lt;A&gt; <text:s/>dbo:birthPlace ?x1 . ?x1 dbo:extinctionDate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extinctionDate ?x } </text:p>
          </table:table-cell>
          <table:table-cell office:value-type="float" office:value="0.00000109937370125" calcext:value-type="float">
            <text:p>1.099373701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flag (image) of birth place of &lt;A&gt; ?</text:p>
          </table:table-cell>
          <table:table-cell office:value-type="string" calcext:value-type="string">
            <text:p>select ?x where { &lt;A&gt; <text:s/>dbo:birthPlace ?x1 . ?x1 dbo:flag ?x <text:s/>} </text:p>
          </table:table-cell>
          <table:table-cell office:value-type="string" calcext:value-type="string">
            <text:p>select distinct(?a) where { ?a dbo:birthPlace [] . ?a <text:s/>dbo:birthPlace ?x1 . ?x1 <text:s/>dbo:flag ?x } </text:p>
          </table:table-cell>
          <table:table-cell office:value-type="float" office:value="0.000129816142663" calcext:value-type="float">
            <text:p>0.000129816142663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flag (image) of birth place of &lt;A&gt; ?</text:p>
          </table:table-cell>
          <table:table-cell office:value-type="string" calcext:value-type="string">
            <text:p>select count(*) as ?x where { &lt;A&gt; <text:s/>dbo:birthPlace ?x1 . ?x1 dbo:flag ?x <text:s/>} </text:p>
          </table:table-cell>
          <table:table-cell office:value-type="string" calcext:value-type="string">
            <text:p>select distinct(?a) where { ?a dbo:birthPlace [] . ?a <text:s/>dbo:birthPlace ?x1 . ?x1 <text:s/>dbo:flag ?x } </text:p>
          </table:table-cell>
          <table:table-cell office:value-type="float" office:value="0.000129816142663" calcext:value-type="float">
            <text:p>0.000129816142663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ender of birth place of &lt;A&gt; ?</text:p>
          </table:table-cell>
          <table:table-cell office:value-type="string" calcext:value-type="string">
            <text:p>select ?x where { &lt;A&gt; <text:s/>dbo:birthPlace ?x1 . ?x1 dbo:gender ?x <text:s/>} </text:p>
          </table:table-cell>
          <table:table-cell office:value-type="string" calcext:value-type="string">
            <text:p>select distinct(?a) where { ?a dbo:birthPlace [] . ?a <text:s/>dbo:birthPlace ?x1 . ?x1 <text:s/>dbo:gender ?x } </text:p>
          </table:table-cell>
          <table:table-cell office:value-type="float" office:value="0.0000107643891352292" calcext:value-type="float">
            <text:p>1.0764389135229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gender of birth place of &lt;A&gt; ?</text:p>
          </table:table-cell>
          <table:table-cell office:value-type="string" calcext:value-type="string">
            <text:p>select count(*) as ?x where { &lt;A&gt; <text:s/>dbo:birthPlace ?x1 . ?x1 dbo:gender ?x <text:s/>} </text:p>
          </table:table-cell>
          <table:table-cell office:value-type="string" calcext:value-type="string">
            <text:p>select distinct(?a) where { ?a dbo:birthPlace [] . ?a <text:s/>dbo:birthPlace ?x1 . ?x1 <text:s/>dbo:gender ?x } </text:p>
          </table:table-cell>
          <table:table-cell office:value-type="float" office:value="0.0000107643891352292" calcext:value-type="float">
            <text:p>1.0764389135229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ogo of birth place of &lt;A&gt; ?</text:p>
          </table:table-cell>
          <table:table-cell office:value-type="string" calcext:value-type="string">
            <text:p>select ?x where { &lt;A&gt; <text:s/>dbo:birthPlace ?x1 . ?x1 dbo:logo ?x <text:s/>} </text:p>
          </table:table-cell>
          <table:table-cell office:value-type="string" calcext:value-type="string">
            <text:p>select distinct(?a) where { ?a dbo:birthPlace [] . ?a <text:s/>dbo:birthPlace ?x1 . ?x1 <text:s/>dbo:logo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logo of birth place of &lt;A&gt; ?</text:p>
          </table:table-cell>
          <table:table-cell office:value-type="string" calcext:value-type="string">
            <text:p>select count(*) as ?x where { &lt;A&gt; <text:s/>dbo:birthPlace ?x1 . ?x1 dbo:logo ?x <text:s/>} </text:p>
          </table:table-cell>
          <table:table-cell office:value-type="string" calcext:value-type="string">
            <text:p>select distinct(?a) where { ?a dbo:birthPlace [] . ?a <text:s/>dbo:birthPlace ?x1 . ?x1 <text:s/>dbo:logo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ame of birth place of &lt;A&gt; ?</text:p>
          </table:table-cell>
          <table:table-cell office:value-type="string" calcext:value-type="string">
            <text:p>select ?x where { &lt;A&gt; <text:s/>dbo:birthPlace ?x1 . ?x1 dbo:name ?x <text:s/>} </text:p>
          </table:table-cell>
          <table:table-cell office:value-type="string" calcext:value-type="string">
            <text:p>select distinct(?a) where { ?a dbo:birthPlace [] . ?a <text:s/>dbo:birthPlace ?x1 . ?x1 <text:s/>dbo:name ?x } </text:p>
          </table:table-cell>
          <table:table-cell office:value-type="float" office:value="0.0000004419721795" calcext:value-type="float">
            <text:p>4.41972179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humbnail of birth place of &lt;A&gt; ?</text:p>
          </table:table-cell>
          <table:table-cell office:value-type="string" calcext:value-type="string">
            <text:p>select ?x where { &lt;A&gt; <text:s/>dbo:birthPlace ?x1 . ?x1 dbo:thumbnail ?x <text:s/>} </text:p>
          </table:table-cell>
          <table:table-cell office:value-type="string" calcext:value-type="string">
            <text:p>select distinct(?a) where { ?a dbo:birthPlace [] . ?a <text:s/>dbo:birthPlace ?x1 . ?x1 <text:s/>dbo:thumbnail ?x } </text:p>
          </table:table-cell>
          <table:table-cell office:value-type="float" office:value="0.000014120572602276" calcext:value-type="float">
            <text:p>1.412057260227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format (object) of birth place of &lt;A&gt; ?</text:p>
          </table:table-cell>
          <table:table-cell office:value-type="string" calcext:value-type="string">
            <text:p>select ?x where { &lt;A&gt; <text:s/>dbo:birthPlace ?x1 . ?x1 dbo:format ?x <text:s/>} </text:p>
          </table:table-cell>
          <table:table-cell office:value-type="string" calcext:value-type="string">
            <text:p>select distinct(?a) where { ?a dbo:birthPlace [] . ?a <text:s/>dbo:birthPlace ?x1 . ?x1 <text:s/>dbo:format ?x } </text:p>
          </table:table-cell>
          <table:table-cell office:value-type="float" office:value="0.0000351244996129444" calcext:value-type="float">
            <text:p>3.51244996129444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format (object) of birth place of &lt;A&gt; ?</text:p>
          </table:table-cell>
          <table:table-cell office:value-type="string" calcext:value-type="string">
            <text:p>select count(*) as ?x where { &lt;A&gt; <text:s/>dbo:birthPlace ?x1 . ?x1 dbo:format ?x <text:s/>} </text:p>
          </table:table-cell>
          <table:table-cell office:value-type="string" calcext:value-type="string">
            <text:p>select distinct(?a) where { ?a dbo:birthPlace [] . ?a <text:s/>dbo:birthPlace ?x1 . ?x1 <text:s/>dbo:format ?x } </text:p>
          </table:table-cell>
          <table:table-cell office:value-type="float" office:value="0.0000351244996129444" calcext:value-type="float">
            <text:p>3.51244996129444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former name of birth place of &lt;A&gt; ?</text:p>
          </table:table-cell>
          <table:table-cell office:value-type="string" calcext:value-type="string">
            <text:p>select ?x where { &lt;A&gt; <text:s/>dbo:birthPlace ?x1 . ?x1 dbo:formerName ?x <text:s/>} </text:p>
          </table:table-cell>
          <table:table-cell office:value-type="string" calcext:value-type="string">
            <text:p>select distinct(?a) where { ?a dbo:birthPlace [] . ?a <text:s/>dbo:birthPlace ?x1 . ?x1 <text:s/>dbo:formerName ?x } </text:p>
          </table:table-cell>
          <table:table-cell office:value-type="float" office:value="0.000105572137329" calcext:value-type="float">
            <text:p>0.00010557213732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founded by of birth place of &lt;A&gt; ?</text:p>
          </table:table-cell>
          <table:table-cell office:value-type="string" calcext:value-type="string">
            <text:p>select ?x where { &lt;A&gt; <text:s/>dbo:birthPlace ?x1 . ?x1 dbo:foundedBy ?x <text:s/>} </text:p>
          </table:table-cell>
          <table:table-cell office:value-type="string" calcext:value-type="string">
            <text:p>select distinct(?a) where { ?a dbo:birthPlace [] . ?a <text:s/>dbo:birthPlace ?x1 . ?x1 <text:s/>dbo:foundedBy ?x } </text:p>
          </table:table-cell>
          <table:table-cell office:value-type="float" office:value="0.00000498799936603182" calcext:value-type="float">
            <text:p>4.9879993660318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founder of birth place of &lt;A&gt; ?</text:p>
          </table:table-cell>
          <table:table-cell office:value-type="string" calcext:value-type="string">
            <text:p>select ?x where { &lt;A&gt; <text:s/>dbo:birthPlace ?x1 . ?x1 dbo:founder ?x <text:s/>} </text:p>
          </table:table-cell>
          <table:table-cell office:value-type="string" calcext:value-type="string">
            <text:p>select distinct(?a) where { ?a dbo:birthPlace [] . ?a <text:s/>dbo:birthPlace ?x1 . ?x1 <text:s/>dbo:founder ?x } </text:p>
          </table:table-cell>
          <table:table-cell office:value-type="float" office:value="0.000189972632261" calcext:value-type="float">
            <text:p>0.00018997263226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founder of birth place of &lt;A&gt; ?</text:p>
          </table:table-cell>
          <table:table-cell office:value-type="string" calcext:value-type="string">
            <text:p>select count(*) as ?x where { &lt;A&gt; <text:s/>dbo:birthPlace ?x1 . ?x1 dbo:founder ?x <text:s/>} </text:p>
          </table:table-cell>
          <table:table-cell office:value-type="string" calcext:value-type="string">
            <text:p>select distinct(?a) where { ?a dbo:birthPlace [] . ?a <text:s/>dbo:birthPlace ?x1 . ?x1 <text:s/>dbo:founder ?x } </text:p>
          </table:table-cell>
          <table:table-cell office:value-type="float" office:value="0.000189972632261" calcext:value-type="float">
            <text:p>0.00018997263226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founding date of birth place of &lt;A&gt; ?</text:p>
          </table:table-cell>
          <table:table-cell office:value-type="string" calcext:value-type="string">
            <text:p>select ?x where { &lt;A&gt; <text:s/>dbo:birthPlace ?x1 . ?x1 dbo:foundingDate ?x } </text:p>
          </table:table-cell>
          <table:table-cell office:value-type="string" calcext:value-type="string">
            <text:p>select distinct(?a) where { ?a dbo:birthPlace [] . ?a <text:s/>dbo:birthPlace ?x1 . ?x1 <text:s/>dbo:foundingDate ?x } </text:p>
          </table:table-cell>
          <table:table-cell office:value-type="float" office:value="0.000171475836312" calcext:value-type="float">
            <text:p>0.00017147583631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founding date of birth place of &lt;A&gt; ?</text:p>
          </table:table-cell>
          <table:table-cell office:value-type="string" calcext:value-type="string">
            <text:p>select count(*) as ?x where { &lt;A&gt; <text:s/>dbo:birthPlace ?x1 . ?x1 dbo:foundingDate ?x <text:s/>} </text:p>
          </table:table-cell>
          <table:table-cell office:value-type="string" calcext:value-type="string">
            <text:p>select distinct(?a) where { ?a dbo:birthPlace [] . ?a <text:s/>dbo:birthPlace ?x1 . ?x1 <text:s/>dbo:foundingDate ?x } </text:p>
          </table:table-cell>
          <table:table-cell office:value-type="float" office:value="0.000171475836312" calcext:value-type="float">
            <text:p>0.00017147583631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founding date of birth place of &lt;A&gt; ?</text:p>
          </table:table-cell>
          <table:table-cell office:value-type="string" calcext:value-type="string">
            <text:p>select distinct(?x) where { &lt;A&gt; <text:s/>dbo:birthPlace ?x1 . ?x1 dbo:foundingDate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foundingDate ?x } </text:p>
          </table:table-cell>
          <table:table-cell office:value-type="float" office:value="0.000171475836312" calcext:value-type="float">
            <text:p>0.00017147583631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founding year of birth place of &lt;A&gt; ?</text:p>
          </table:table-cell>
          <table:table-cell office:value-type="string" calcext:value-type="string">
            <text:p>select ?x where { &lt;A&gt; <text:s/>dbo:birthPlace ?x1 . ?x1 dbo:foundingYear ?x <text:s/>} </text:p>
          </table:table-cell>
          <table:table-cell office:value-type="string" calcext:value-type="string">
            <text:p>select distinct(?a) where { ?a dbo:birthPlace [] . ?a <text:s/>dbo:birthPlace ?x1 . ?x1 <text:s/>dbo:foundingYear ?x } </text:p>
          </table:table-cell>
          <table:table-cell office:value-type="float" office:value="0.000128975272622" calcext:value-type="float">
            <text:p>0.00012897527262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ender of birth place of &lt;A&gt; ?</text:p>
          </table:table-cell>
          <table:table-cell office:value-type="string" calcext:value-type="string">
            <text:p>select ?x where { &lt;A&gt; <text:s/>dbo:birthPlace ?x1 . ?x1 dbo:gender ?x <text:s/>} </text:p>
          </table:table-cell>
          <table:table-cell office:value-type="string" calcext:value-type="string">
            <text:p>select distinct(?a) where { ?a dbo:birthPlace [] . ?a <text:s/>dbo:birthPlace ?x1 . ?x1 <text:s/>dbo:gender ?x } </text:p>
          </table:table-cell>
          <table:table-cell office:value-type="float" office:value="0.0000107643891352292" calcext:value-type="float">
            <text:p>1.0764389135229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gender of birth place of &lt;A&gt; ?</text:p>
          </table:table-cell>
          <table:table-cell office:value-type="string" calcext:value-type="string">
            <text:p>select count(*) as ?x where { &lt;A&gt; <text:s/>dbo:birthPlace ?x1 . ?x1 dbo:gender ?x <text:s/>} </text:p>
          </table:table-cell>
          <table:table-cell office:value-type="string" calcext:value-type="string">
            <text:p>select distinct(?a) where { ?a dbo:birthPlace [] . ?a <text:s/>dbo:birthPlace ?x1 . ?x1 <text:s/>dbo:gender ?x } </text:p>
          </table:table-cell>
          <table:table-cell office:value-type="float" office:value="0.0000107643891352292" calcext:value-type="float">
            <text:p>1.0764389135229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enre of birth place of &lt;A&gt; ?</text:p>
          </table:table-cell>
          <table:table-cell office:value-type="string" calcext:value-type="string">
            <text:p>select ?x where { &lt;A&gt; <text:s/>dbo:birthPlace ?x1 . ?x1 dbo:genre ?x <text:s/>} </text:p>
          </table:table-cell>
          <table:table-cell office:value-type="string" calcext:value-type="string">
            <text:p>select distinct(?a) where { ?a dbo:birthPlace [] . ?a <text:s/>dbo:birthPlace ?x1 . ?x1 <text:s/>dbo:genre ?x } </text:p>
          </table:table-cell>
          <table:table-cell office:value-type="float" office:value="0.0000704655392655" calcext:value-type="float">
            <text:p>7.0465539265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eologic period of birth place of &lt;A&gt; ?</text:p>
          </table:table-cell>
          <table:table-cell office:value-type="string" calcext:value-type="string">
            <text:p>select ?x where { &lt;A&gt; <text:s/>dbo:birthPlace ?x1 . ?x1 dbo:geologicPeriod ?x <text:s/>} </text:p>
          </table:table-cell>
          <table:table-cell office:value-type="string" calcext:value-type="string">
            <text:p>select distinct(?a) where { ?a dbo:birthPlace [] . ?a <text:s/>dbo:birthPlace ?x1 . ?x1 <text:s/>dbo:geologicPeriod ?x } </text:p>
          </table:table-cell>
          <table:table-cell office:value-type="float" office:value="0.00000740382478037404" calcext:value-type="float">
            <text:p>7.40382478037404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geologic period of birth place of &lt;A&gt; ?</text:p>
          </table:table-cell>
          <table:table-cell office:value-type="string" calcext:value-type="string">
            <text:p>select count(*) as ?x where { &lt;A&gt; <text:s/>dbo:birthPlace ?x1 . ?x1 dbo:geologicPeriod ?x <text:s/>} </text:p>
          </table:table-cell>
          <table:table-cell office:value-type="string" calcext:value-type="string">
            <text:p>select distinct(?a) where { ?a dbo:birthPlace [] . ?a <text:s/>dbo:birthPlace ?x1 . ?x1 <text:s/>dbo:geologicPeriod ?x } </text:p>
          </table:table-cell>
          <table:table-cell office:value-type="float" office:value="0.00000740382478037404" calcext:value-type="float">
            <text:p>7.40382478037404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eology of birth place of &lt;A&gt; ?</text:p>
          </table:table-cell>
          <table:table-cell office:value-type="string" calcext:value-type="string">
            <text:p>select ?x where { &lt;A&gt; <text:s/>dbo:birthPlace ?x1 . ?x1 dbo:geology ?x <text:s/>} </text:p>
          </table:table-cell>
          <table:table-cell office:value-type="string" calcext:value-type="string">
            <text:p>select distinct(?a) where { ?a dbo:birthPlace [] . ?a <text:s/>dbo:birthPlace ?x1 . ?x1 <text:s/>dbo:geology ?x } </text:p>
          </table:table-cell>
          <table:table-cell office:value-type="float" office:value="0.00000742131213442768" calcext:value-type="float">
            <text:p>7.42131213442768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geology of birth place of &lt;A&gt; ?</text:p>
          </table:table-cell>
          <table:table-cell office:value-type="string" calcext:value-type="string">
            <text:p>select count(*) as ?x where { &lt;A&gt; <text:s/>dbo:birthPlace ?x1 . ?x1 dbo:geology ?x <text:s/>} </text:p>
          </table:table-cell>
          <table:table-cell office:value-type="string" calcext:value-type="string">
            <text:p>select distinct(?a) where { ?a dbo:birthPlace [] . ?a <text:s/>dbo:birthPlace ?x1 . ?x1 <text:s/>dbo:geology ?x } </text:p>
          </table:table-cell>
          <table:table-cell office:value-type="float" office:value="0.00000742131213442768" calcext:value-type="float">
            <text:p>7.42131213442768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overning body of birth place of &lt;A&gt; ?</text:p>
          </table:table-cell>
          <table:table-cell office:value-type="string" calcext:value-type="string">
            <text:p>select ?x where { &lt;A&gt; <text:s/>dbo:birthPlace ?x1 . ?x1 dbo:governingBody ?x <text:s/>} </text:p>
          </table:table-cell>
          <table:table-cell office:value-type="string" calcext:value-type="string">
            <text:p>select distinct(?a) where { ?a dbo:birthPlace [] . ?a <text:s/>dbo:birthPlace ?x1 . ?x1 <text:s/>dbo:governingBody ?x } </text:p>
          </table:table-cell>
          <table:table-cell office:value-type="float" office:value="0.000300581594712" calcext:value-type="float">
            <text:p>0.00030058159471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overnment type of birth place of &lt;A&gt; ?</text:p>
          </table:table-cell>
          <table:table-cell office:value-type="string" calcext:value-type="string">
            <text:p>select ?x where { &lt;A&gt; <text:s/>dbo:birthPlace ?x1 . ?x1 dbo:governmentType ?x <text:s/>} </text:p>
          </table:table-cell>
          <table:table-cell office:value-type="string" calcext:value-type="string">
            <text:p>select distinct(?a) where { ?a dbo:birthPlace [] . ?a <text:s/>dbo:birthPlace ?x1 . ?x1 <text:s/>dbo:governmentType ?x } </text:p>
          </table:table-cell>
          <table:table-cell office:value-type="float" office:value="0.00022221142806" calcext:value-type="float">
            <text:p>0.0002222114280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rid reference of birth place of &lt;A&gt; ?</text:p>
          </table:table-cell>
          <table:table-cell office:value-type="string" calcext:value-type="string">
            <text:p>select ?x where { &lt;A&gt; <text:s/>dbo:birthPlace ?x1 . ?x1 dbo:gridReference ?x <text:s/>} </text:p>
          </table:table-cell>
          <table:table-cell office:value-type="string" calcext:value-type="string">
            <text:p>select distinct(?a) where { ?a dbo:birthPlace [] . ?a <text:s/>dbo:birthPlace ?x1 . ?x1 <text:s/>dbo:gridReference ?x } </text:p>
          </table:table-cell>
          <table:table-cell office:value-type="float" office:value="0.000178038075864" calcext:value-type="float">
            <text:p>0.000178038075864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grid reference of birth place of &lt;A&gt; ?</text:p>
          </table:table-cell>
          <table:table-cell office:value-type="string" calcext:value-type="string">
            <text:p>select count(*) as ?x where { &lt;A&gt; <text:s/>dbo:birthPlace ?x1 . ?x1 dbo:gridReference ?x <text:s/>} </text:p>
          </table:table-cell>
          <table:table-cell office:value-type="string" calcext:value-type="string">
            <text:p>select distinct(?a) where { ?a dbo:birthPlace [] . ?a <text:s/>dbo:birthPlace ?x1 . ?x1 <text:s/>dbo:gridReference ?x } </text:p>
          </table:table-cell>
          <table:table-cell office:value-type="float" office:value="0.000178038075864" calcext:value-type="float">
            <text:p>0.000178038075864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highest mountain of birth place of &lt;A&gt; ?</text:p>
          </table:table-cell>
          <table:table-cell office:value-type="string" calcext:value-type="string">
            <text:p>select ?x where { &lt;A&gt; <text:s/>dbo:birthPlace ?x1 . ?x1 dbo:highestMountain ?x <text:s/>} </text:p>
          </table:table-cell>
          <table:table-cell office:value-type="string" calcext:value-type="string">
            <text:p>select distinct(?a) where { ?a dbo:birthPlace [] . ?a <text:s/>dbo:birthPlace ?x1 . ?x1 <text:s/>dbo:highestMountain ?x } </text:p>
          </table:table-cell>
          <table:table-cell office:value-type="float" office:value="0.0000031890874474625" calcext:value-type="float">
            <text:p>3.18908744746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highest place of birth place of &lt;A&gt; ?</text:p>
          </table:table-cell>
          <table:table-cell office:value-type="string" calcext:value-type="string">
            <text:p>select ?x where { &lt;A&gt; <text:s/>dbo:birthPlace ?x1 . ?x1 dbo:highestPlace ?x <text:s/>} </text:p>
          </table:table-cell>
          <table:table-cell office:value-type="string" calcext:value-type="string">
            <text:p>select distinct(?a) where { ?a dbo:birthPlace [] . ?a <text:s/>dbo:birthPlace ?x1 . ?x1 <text:s/>dbo:highestPlace ?x } </text:p>
          </table:table-cell>
          <table:table-cell office:value-type="float" office:value="0.00000783046648091844" calcext:value-type="float">
            <text:p>7.83046648091844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highest position of birth place of &lt;A&gt; ?</text:p>
          </table:table-cell>
          <table:table-cell office:value-type="string" calcext:value-type="string">
            <text:p>select ?x where { &lt;A&gt; <text:s/>dbo:birthPlace ?x1 . ?x1 dbo:highestPosition ?x <text:s/>} </text:p>
          </table:table-cell>
          <table:table-cell office:value-type="string" calcext:value-type="string">
            <text:p>select distinct(?a) where { ?a dbo:birthPlace [] . ?a <text:s/>dbo:birthPlace ?x1 . ?x1 <text:s/>dbo:highestPosition ?x } </text:p>
          </table:table-cell>
          <table:table-cell office:value-type="float" office:value="0.000014380675393129" calcext:value-type="float">
            <text:p>1.4380675393129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image size (px) of birth place of &lt;A&gt; ?</text:p>
          </table:table-cell>
          <table:table-cell office:value-type="string" calcext:value-type="string">
            <text:p>select ?x where { &lt;A&gt; <text:s/>dbo:birthPlace ?x1 . ?x1 dbo:imageSize ?x <text:s/>} </text:p>
          </table:table-cell>
          <table:table-cell office:value-type="string" calcext:value-type="string">
            <text:p>select distinct(?a) where { ?a dbo:birthPlace [] . ?a <text:s/>dbo:birthPlace ?x1 . ?x1 <text:s/>dbo:imageSize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image size (px) of birth place of &lt;A&gt; ?</text:p>
          </table:table-cell>
          <table:table-cell office:value-type="string" calcext:value-type="string">
            <text:p>select distinct(?x) where { &lt;A&gt; <text:s/>dbo:birthPlace ?x1 . ?x1 dbo:imageSize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imageSize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IMDB id of birth place of &lt;A&gt; ?</text:p>
          </table:table-cell>
          <table:table-cell office:value-type="string" calcext:value-type="string">
            <text:p>select ?x where { &lt;A&gt; <text:s/>dbo:birthPlace ?x1 . ?x1 dbo:imdbId ?x <text:s/>} </text:p>
          </table:table-cell>
          <table:table-cell office:value-type="string" calcext:value-type="string">
            <text:p>select distinct(?a) where { ?a dbo:birthPlace [] . ?a <text:s/>dbo:birthPlace ?x1 . ?x1 <text:s/>dbo:imdbId ?x } </text:p>
          </table:table-cell>
          <table:table-cell office:value-type="float" office:value="0.000036557015985" calcext:value-type="float">
            <text:p>3.655701598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IMDB id of birth place of &lt;A&gt; ?</text:p>
          </table:table-cell>
          <table:table-cell office:value-type="string" calcext:value-type="string">
            <text:p>select count(*) as ?x where { &lt;A&gt; <text:s/>dbo:birthPlace ?x1 . ?x1 dbo:imdbId ?x <text:s/>} </text:p>
          </table:table-cell>
          <table:table-cell office:value-type="string" calcext:value-type="string">
            <text:p>select distinct(?a) where { ?a dbo:birthPlace [] . ?a <text:s/>dbo:birthPlace ?x1 . ?x1 <text:s/>dbo:imdbId ?x } </text:p>
          </table:table-cell>
          <table:table-cell office:value-type="float" office:value="0.000036557015985" calcext:value-type="float">
            <text:p>3.655701598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intercommunality of birth place of &lt;A&gt; ?</text:p>
          </table:table-cell>
          <table:table-cell office:value-type="string" calcext:value-type="string">
            <text:p>select ?x where { &lt;A&gt; <text:s/>dbo:birthPlace ?x1 . ?x1 dbo:intercommunality ?x <text:s/>} </text:p>
          </table:table-cell>
          <table:table-cell office:value-type="string" calcext:value-type="string">
            <text:p>select distinct(?a) where { ?a dbo:birthPlace [] . ?a <text:s/>dbo:birthPlace ?x1 . ?x1 <text:s/>dbo:intercommunality ?x } </text:p>
          </table:table-cell>
          <table:table-cell office:value-type="float" office:value="0.00000641704867078292" calcext:value-type="float">
            <text:p>6.4170486707829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is part of of birth place of &lt;A&gt; ?</text:p>
          </table:table-cell>
          <table:table-cell office:value-type="string" calcext:value-type="string">
            <text:p>select ?x where { &lt;A&gt; <text:s/>dbo:birthPlace ?x1 . ?x1 dbo:isPartOf ?x <text:s/>} </text:p>
          </table:table-cell>
          <table:table-cell office:value-type="string" calcext:value-type="string">
            <text:p>select distinct(?a) where { ?a dbo:birthPlace [] . ?a <text:s/>dbo:birthPlace ?x1 . ?x1 <text:s/>dbo:isPartOf ?x } </text:p>
          </table:table-cell>
          <table:table-cell office:value-type="float" office:value="0.000255978159936" calcext:value-type="float">
            <text:p>0.00025597815993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is part of of birth place of &lt;A&gt; ?</text:p>
          </table:table-cell>
          <table:table-cell office:value-type="string" calcext:value-type="string">
            <text:p>select count(*) as ?x where { &lt;A&gt; <text:s/>dbo:birthPlace ?x1 . ?x1 dbo:isPartOf ?x <text:s/>} </text:p>
          </table:table-cell>
          <table:table-cell office:value-type="string" calcext:value-type="string">
            <text:p>select distinct(?a) where { ?a dbo:birthPlace [] . ?a <text:s/>dbo:birthPlace ?x1 . ?x1 <text:s/>dbo:isPartOf ?x } </text:p>
          </table:table-cell>
          <table:table-cell office:value-type="float" office:value="0.000255978159936" calcext:value-type="float">
            <text:p>0.00025597815993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jurisdiction of birth place of &lt;A&gt; ?</text:p>
          </table:table-cell>
          <table:table-cell office:value-type="string" calcext:value-type="string">
            <text:p>select ?x where { &lt;A&gt; <text:s/>dbo:birthPlace ?x1 . ?x1 dbo:jurisdiction ?x <text:s/>} </text:p>
          </table:table-cell>
          <table:table-cell office:value-type="string" calcext:value-type="string">
            <text:p>select distinct(?a) where { ?a dbo:birthPlace [] . ?a <text:s/>dbo:birthPlace ?x1 . ?x1 <text:s/>dbo:jurisdiction ?x } </text:p>
          </table:table-cell>
          <table:table-cell office:value-type="float" office:value="0.00000095979739425" calcext:value-type="float">
            <text:p>9.597973942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jurisdiction of birth place of &lt;A&gt; ?</text:p>
          </table:table-cell>
          <table:table-cell office:value-type="string" calcext:value-type="string">
            <text:p>select count(*) as ?x where { &lt;A&gt; <text:s/>dbo:birthPlace ?x1 . ?x1 dbo:jurisdiction ?x <text:s/>} </text:p>
          </table:table-cell>
          <table:table-cell office:value-type="string" calcext:value-type="string">
            <text:p>select distinct(?a) where { ?a dbo:birthPlace [] . ?a <text:s/>dbo:birthPlace ?x1 . ?x1 <text:s/>dbo:jurisdiction ?x } </text:p>
          </table:table-cell>
          <table:table-cell office:value-type="float" office:value="0.00000095979739425" calcext:value-type="float">
            <text:p>9.597973942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key person of birth place of &lt;A&gt; ?</text:p>
          </table:table-cell>
          <table:table-cell office:value-type="string" calcext:value-type="string">
            <text:p>select ?x where { &lt;A&gt; <text:s/>dbo:birthPlace ?x1 . ?x1 dbo:keyPerson ?x <text:s/>} </text:p>
          </table:table-cell>
          <table:table-cell office:value-type="string" calcext:value-type="string">
            <text:p>select distinct(?a) where { ?a dbo:birthPlace [] . ?a <text:s/>dbo:birthPlace ?x1 . ?x1 <text:s/>dbo:keyPerson ?x } </text:p>
          </table:table-cell>
          <table:table-cell office:value-type="float" office:value="0.0000016434208975" calcext:value-type="float">
            <text:p>1.64342089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key person of birth place of &lt;A&gt; ?</text:p>
          </table:table-cell>
          <table:table-cell office:value-type="string" calcext:value-type="string">
            <text:p>select count(*) as ?x where { &lt;A&gt; <text:s/>dbo:birthPlace ?x1 . ?x1 dbo:keyPerson ?x <text:s/>} </text:p>
          </table:table-cell>
          <table:table-cell office:value-type="string" calcext:value-type="string">
            <text:p>select distinct(?a) where { ?a dbo:birthPlace [] . ?a <text:s/>dbo:birthPlace ?x1 . ?x1 <text:s/>dbo:keyPerson ?x } </text:p>
          </table:table-cell>
          <table:table-cell office:value-type="float" office:value="0.0000016434208975" calcext:value-type="float">
            <text:p>1.64342089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known for of birth place of &lt;A&gt; ?</text:p>
          </table:table-cell>
          <table:table-cell office:value-type="string" calcext:value-type="string">
            <text:p>select ?x where { &lt;A&gt; <text:s/>dbo:birthPlace ?x1 . ?x1 dbo:knownFor ?x <text:s/>} </text:p>
          </table:table-cell>
          <table:table-cell office:value-type="string" calcext:value-type="string">
            <text:p>select distinct(?a) where { ?a dbo:birthPlace [] . ?a <text:s/>dbo:birthPlace ?x1 . ?x1 <text:s/>dbo:knownFor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known for of birth place of &lt;A&gt; ?</text:p>
          </table:table-cell>
          <table:table-cell office:value-type="string" calcext:value-type="string">
            <text:p>select count(*) as ?x where { &lt;A&gt; <text:s/>dbo:birthPlace ?x1 . ?x1 dbo:knownFor ?x <text:s/>} </text:p>
          </table:table-cell>
          <table:table-cell office:value-type="string" calcext:value-type="string">
            <text:p>select distinct(?a) where { ?a dbo:birthPlace [] . ?a <text:s/>dbo:birthPlace ?x1 . ?x1 <text:s/>dbo:knownFor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vastest lake of birth place of &lt;A&gt; ?</text:p>
          </table:table-cell>
          <table:table-cell office:value-type="string" calcext:value-type="string">
            <text:p>select ?x where { &lt;A&gt; <text:s/>dbo:birthPlace ?x1 . ?x1 dbo:lake ?x <text:s/>} </text:p>
          </table:table-cell>
          <table:table-cell office:value-type="string" calcext:value-type="string">
            <text:p>select distinct(?a) where { ?a dbo:birthPlace [] . ?a <text:s/>dbo:birthPlace ?x1 . ?x1 <text:s/>dbo:lake ?x } </text:p>
          </table:table-cell>
          <table:table-cell office:value-type="float" office:value="0.0000182761390908083" calcext:value-type="float">
            <text:p>1.82761390908083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anguage of birth place of &lt;A&gt; ?</text:p>
          </table:table-cell>
          <table:table-cell office:value-type="string" calcext:value-type="string">
            <text:p>select ?x where { &lt;A&gt; <text:s/>dbo:birthPlace ?x1 . ?x1 dbo:language ?x <text:s/>} </text:p>
          </table:table-cell>
          <table:table-cell office:value-type="string" calcext:value-type="string">
            <text:p>select distinct(?a) where { ?a dbo:birthPlace [] . ?a <text:s/>dbo:birthPlace ?x1 . ?x1 <text:s/>dbo:language ?x } </text:p>
          </table:table-cell>
          <table:table-cell office:value-type="float" office:value="0.000180616976889" calcext:value-type="float">
            <text:p>0.00018061697688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anguage regulator or academy of birth place of &lt;A&gt; ?</text:p>
          </table:table-cell>
          <table:table-cell office:value-type="string" calcext:value-type="string">
            <text:p>select ?x where { &lt;A&gt; <text:s/>dbo:birthPlace ?x1 . ?x1 dbo:languageRegulator ?x <text:s/>} </text:p>
          </table:table-cell>
          <table:table-cell office:value-type="string" calcext:value-type="string">
            <text:p>select distinct(?a) where { ?a dbo:birthPlace [] . ?a <text:s/>dbo:birthPlace ?x1 . ?x1 <text:s/>dbo:languageRegulator ?x } </text:p>
          </table:table-cell>
          <table:table-cell office:value-type="float" office:value="0.00000147037971508333" calcext:value-type="float">
            <text:p>1.47037971508333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leader of birth place of &lt;A&gt; ?</text:p>
          </table:table-cell>
          <table:table-cell office:value-type="string" calcext:value-type="string">
            <text:p>select ?x where { &lt;A&gt; <text:s/>dbo:birthPlace ?x1 . ?x1 dbo:leader ?x <text:s/>} </text:p>
          </table:table-cell>
          <table:table-cell office:value-type="string" calcext:value-type="string">
            <text:p>select distinct(?a) where { ?a dbo:birthPlace [] . ?a <text:s/>dbo:birthPlace ?x1 . ?x1 <text:s/>dbo:leader ?x } </text:p>
          </table:table-cell>
          <table:table-cell office:value-type="float" office:value="0.000129656971639" calcext:value-type="float">
            <text:p>0.00012965697163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leader of birth place of &lt;A&gt; ?</text:p>
          </table:table-cell>
          <table:table-cell office:value-type="string" calcext:value-type="string">
            <text:p>select count(*) as ?x where { &lt;A&gt; <text:s/>dbo:birthPlace ?x1 . ?x1 dbo:leader ?x <text:s/>} </text:p>
          </table:table-cell>
          <table:table-cell office:value-type="string" calcext:value-type="string">
            <text:p>select distinct(?a) where { ?a dbo:birthPlace [] . ?a <text:s/>dbo:birthPlace ?x1 . ?x1 <text:s/>dbo:leader ?x } </text:p>
          </table:table-cell>
          <table:table-cell office:value-type="float" office:value="0.000129656971639" calcext:value-type="float">
            <text:p>0.00012965697163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eague of birth place of &lt;A&gt; ?</text:p>
          </table:table-cell>
          <table:table-cell office:value-type="string" calcext:value-type="string">
            <text:p>select ?x where { &lt;A&gt; <text:s/>dbo:birthPlace ?x1 . ?x1 dbo:league ?x <text:s/>} </text:p>
          </table:table-cell>
          <table:table-cell office:value-type="string" calcext:value-type="string">
            <text:p>select distinct(?a) where { ?a dbo:birthPlace [] . ?a <text:s/>dbo:birthPlace ?x1 . ?x1 <text:s/>dbo:league ?x } </text:p>
          </table:table-cell>
          <table:table-cell office:value-type="float" office:value="0.000000275011011194444" calcext:value-type="float">
            <text:p>2.75011011194444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ocal authority of birth place of &lt;A&gt; ?</text:p>
          </table:table-cell>
          <table:table-cell office:value-type="string" calcext:value-type="string">
            <text:p>select ?x where { &lt;A&gt; <text:s/>dbo:birthPlace ?x1 . ?x1 dbo:localAuthority ?x <text:s/>} </text:p>
          </table:table-cell>
          <table:table-cell office:value-type="string" calcext:value-type="string">
            <text:p>select distinct(?a) where { ?a dbo:birthPlace [] . ?a <text:s/>dbo:birthPlace ?x1 . ?x1 <text:s/>dbo:localAuthority ?x } </text:p>
          </table:table-cell>
          <table:table-cell office:value-type="float" office:value="0.00000784630050875" calcext:value-type="float">
            <text:p>7.846300508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local authority of birth place of &lt;A&gt; ?</text:p>
          </table:table-cell>
          <table:table-cell office:value-type="string" calcext:value-type="string">
            <text:p>select count(*) as ?x where { &lt;A&gt; <text:s/>dbo:birthPlace ?x1 . ?x1 dbo:localAuthority ?x <text:s/>} </text:p>
          </table:table-cell>
          <table:table-cell office:value-type="string" calcext:value-type="string">
            <text:p>select distinct(?a) where { ?a dbo:birthPlace [] . ?a <text:s/>dbo:birthPlace ?x1 . ?x1 <text:s/>dbo:localAuthority ?x } </text:p>
          </table:table-cell>
          <table:table-cell office:value-type="float" office:value="0.00000784630050875" calcext:value-type="float">
            <text:p>7.846300508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located in area of birth place of &lt;A&gt; ?</text:p>
          </table:table-cell>
          <table:table-cell office:value-type="string" calcext:value-type="string">
            <text:p>select ?x where { &lt;A&gt; <text:s/>dbo:birthPlace ?x1 . ?x1 dbo:locatedInArea ?x <text:s/>} </text:p>
          </table:table-cell>
          <table:table-cell office:value-type="string" calcext:value-type="string">
            <text:p>select distinct(?a) where { ?a dbo:birthPlace [] . ?a <text:s/>dbo:birthPlace ?x1 . ?x1 <text:s/>dbo:locatedInArea ?x } </text:p>
          </table:table-cell>
          <table:table-cell office:value-type="float" office:value="0.0000686959830860924" calcext:value-type="float">
            <text:p>6.86959830860924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located in area of birth place of &lt;A&gt; ?</text:p>
          </table:table-cell>
          <table:table-cell office:value-type="string" calcext:value-type="string">
            <text:p>select count(*) as ?x where { &lt;A&gt; <text:s/>dbo:birthPlace ?x1 . ?x1 dbo:locatedInArea ?x <text:s/>} </text:p>
          </table:table-cell>
          <table:table-cell office:value-type="string" calcext:value-type="string">
            <text:p>select distinct(?a) where { ?a dbo:birthPlace [] . ?a <text:s/>dbo:birthPlace ?x1 . ?x1 <text:s/>dbo:locatedInArea ?x } </text:p>
          </table:table-cell>
          <table:table-cell office:value-type="float" office:value="0.0000686959830860924" calcext:value-type="float">
            <text:p>6.86959830860924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location of birth place of &lt;A&gt; ?</text:p>
          </table:table-cell>
          <table:table-cell office:value-type="string" calcext:value-type="string">
            <text:p>select ?x where { &lt;A&gt; <text:s/>dbo:birthPlace ?x1 . ?x1 dbo:location ?x <text:s/>} </text:p>
          </table:table-cell>
          <table:table-cell office:value-type="string" calcext:value-type="string">
            <text:p>select distinct(?a) where { ?a dbo:birthPlace [] . ?a <text:s/>dbo:birthPlace ?x1 . ?x1 <text:s/>dbo:location ?x } </text:p>
          </table:table-cell>
          <table:table-cell office:value-type="float" office:value="0.000333344999595" calcext:value-type="float">
            <text:p>0.00033334499959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location of birth place of &lt;A&gt; ?</text:p>
          </table:table-cell>
          <table:table-cell office:value-type="string" calcext:value-type="string">
            <text:p>select count(*) as ?x where { &lt;A&gt; <text:s/>dbo:birthPlace ?x1 . ?x1 dbo:location ?x <text:s/>} </text:p>
          </table:table-cell>
          <table:table-cell office:value-type="string" calcext:value-type="string">
            <text:p>select distinct(?a) where { ?a dbo:birthPlace [] . ?a <text:s/>dbo:birthPlace ?x1 . ?x1 <text:s/>dbo:location ?x } </text:p>
          </table:table-cell>
          <table:table-cell office:value-type="float" office:value="0.000333344999595" calcext:value-type="float">
            <text:p>0.00033334499959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aństwo of birth place of &lt;A&gt; ?</text:p>
          </table:table-cell>
          <table:table-cell office:value-type="string" calcext:value-type="string">
            <text:p>select ?x where { &lt;A&gt; <text:s/>dbo:birthPlace ?x1 . ?x1 dbo:locationCountry ?x <text:s/>} </text:p>
          </table:table-cell>
          <table:table-cell office:value-type="string" calcext:value-type="string">
            <text:p>select distinct(?a) where { ?a dbo:birthPlace [] . ?a <text:s/>dbo:birthPlace ?x1 . ?x1 <text:s/>dbo:locationCountry ?x } </text:p>
          </table:table-cell>
          <table:table-cell office:value-type="float" office:value="0.00000078656735515" calcext:value-type="float">
            <text:p>7.865673551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ogo of birth place of &lt;A&gt; ?</text:p>
          </table:table-cell>
          <table:table-cell office:value-type="string" calcext:value-type="string">
            <text:p>select ?x where { &lt;A&gt; <text:s/>dbo:birthPlace ?x1 . ?x1 dbo:logo ?x <text:s/>} </text:p>
          </table:table-cell>
          <table:table-cell office:value-type="string" calcext:value-type="string">
            <text:p>select distinct(?a) where { ?a dbo:birthPlace [] . ?a <text:s/>dbo:birthPlace ?x1 . ?x1 <text:s/>dbo:logo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logo of birth place of &lt;A&gt; ?</text:p>
          </table:table-cell>
          <table:table-cell office:value-type="string" calcext:value-type="string">
            <text:p>select count(*) as ?x where { &lt;A&gt; <text:s/>dbo:birthPlace ?x1 . ?x1 dbo:logo ?x <text:s/>} </text:p>
          </table:table-cell>
          <table:table-cell office:value-type="string" calcext:value-type="string">
            <text:p>select distinct(?a) where { ?a dbo:birthPlace [] . ?a <text:s/>dbo:birthPlace ?x1 . ?x1 <text:s/>dbo:logo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ongName of birth place of &lt;A&gt; ?</text:p>
          </table:table-cell>
          <table:table-cell office:value-type="string" calcext:value-type="string">
            <text:p>select ?x where { &lt;A&gt; <text:s/>dbo:birthPlace ?x1 . ?x1 dbo:longName ?x <text:s/>} </text:p>
          </table:table-cell>
          <table:table-cell office:value-type="string" calcext:value-type="string">
            <text:p>select distinct(?a) where { ?a dbo:birthPlace [] . ?a <text:s/>dbo:birthPlace ?x1 . ?x1 <text:s/>dbo:longName ?x } </text:p>
          </table:table-cell>
          <table:table-cell office:value-type="float" office:value="0.000132999194389" calcext:value-type="float">
            <text:p>0.00013299919438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owest of birth place of &lt;A&gt; ?</text:p>
          </table:table-cell>
          <table:table-cell office:value-type="string" calcext:value-type="string">
            <text:p>select ?x where { &lt;A&gt; <text:s/>dbo:birthPlace ?x1 . ?x1 dbo:lowest ?x <text:s/>} </text:p>
          </table:table-cell>
          <table:table-cell office:value-type="string" calcext:value-type="string">
            <text:p>select distinct(?a) where { ?a dbo:birthPlace [] . ?a <text:s/>dbo:birthPlace ?x1 . ?x1 <text:s/>dbo:lowest ?x } </text:p>
          </table:table-cell>
          <table:table-cell office:value-type="float" office:value="0.00000673206133280198" calcext:value-type="float">
            <text:p>6.73206133280198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lowest of birth place of &lt;A&gt; ?</text:p>
          </table:table-cell>
          <table:table-cell office:value-type="string" calcext:value-type="string">
            <text:p>select count(*) as ?x where { &lt;A&gt; <text:s/>dbo:birthPlace ?x1 . ?x1 dbo:lowest ?x <text:s/>} </text:p>
          </table:table-cell>
          <table:table-cell office:value-type="string" calcext:value-type="string">
            <text:p>select distinct(?a) where { ?a dbo:birthPlace [] . ?a <text:s/>dbo:birthPlace ?x1 . ?x1 <text:s/>dbo:lowest ?x } </text:p>
          </table:table-cell>
          <table:table-cell office:value-type="float" office:value="0.00000673206133280198" calcext:value-type="float">
            <text:p>6.73206133280198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owest mountain of birth place of &lt;A&gt; ?</text:p>
          </table:table-cell>
          <table:table-cell office:value-type="string" calcext:value-type="string">
            <text:p>select ?x where { &lt;A&gt; <text:s/>dbo:birthPlace ?x1 . ?x1 dbo:lowestMountain ?x <text:s/>} </text:p>
          </table:table-cell>
          <table:table-cell office:value-type="string" calcext:value-type="string">
            <text:p>select distinct(?a) where { ?a dbo:birthPlace [] . ?a <text:s/>dbo:birthPlace ?x1 . ?x1 <text:s/>dbo:lowestMountain ?x } </text:p>
          </table:table-cell>
          <table:table-cell office:value-type="float" office:value="0.00000281661062751485" calcext:value-type="float">
            <text:p>2.8166106275148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owest place of birth place of &lt;A&gt; ?</text:p>
          </table:table-cell>
          <table:table-cell office:value-type="string" calcext:value-type="string">
            <text:p>select ?x where { &lt;A&gt; <text:s/>dbo:birthPlace ?x1 . ?x1 dbo:lowestPlace ?x <text:s/>} </text:p>
          </table:table-cell>
          <table:table-cell office:value-type="string" calcext:value-type="string">
            <text:p>select distinct(?a) where { ?a dbo:birthPlace [] . ?a <text:s/>dbo:birthPlace ?x1 . ?x1 <text:s/>dbo:lowestPlace ?x } </text:p>
          </table:table-cell>
          <table:table-cell office:value-type="float" office:value="0.00000284918778436176" calcext:value-type="float">
            <text:p>2.8491877843617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owest position of birth place of &lt;A&gt; ?</text:p>
          </table:table-cell>
          <table:table-cell office:value-type="string" calcext:value-type="string">
            <text:p>select ?x where { &lt;A&gt; <text:s/>dbo:birthPlace ?x1 . ?x1 dbo:lowestPosition ?x <text:s/>} </text:p>
          </table:table-cell>
          <table:table-cell office:value-type="string" calcext:value-type="string">
            <text:p>select distinct(?a) where { ?a dbo:birthPlace [] . ?a <text:s/>dbo:birthPlace ?x1 . ?x1 <text:s/>dbo:lowestPosition ?x } </text:p>
          </table:table-cell>
          <table:table-cell office:value-type="float" office:value="0.0000108763579804237" calcext:value-type="float">
            <text:p>1.0876357980423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anagement of birth place of &lt;A&gt; ?</text:p>
          </table:table-cell>
          <table:table-cell office:value-type="string" calcext:value-type="string">
            <text:p>select ?x where { &lt;A&gt; <text:s/>dbo:birthPlace ?x1 . ?x1 dbo:management ?x <text:s/>} </text:p>
          </table:table-cell>
          <table:table-cell office:value-type="string" calcext:value-type="string">
            <text:p>select distinct(?a) where { ?a dbo:birthPlace [] . ?a <text:s/>dbo:birthPlace ?x1 . ?x1 <text:s/>dbo:management ?x } </text:p>
          </table:table-cell>
          <table:table-cell office:value-type="float" office:value="0.00000160423460960833" calcext:value-type="float">
            <text:p>1.60423460960833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management of birth place of &lt;A&gt; ?</text:p>
          </table:table-cell>
          <table:table-cell office:value-type="string" calcext:value-type="string">
            <text:p>select count(*) as ?x where { &lt;A&gt; <text:s/>dbo:birthPlace ?x1 . ?x1 dbo:management ?x <text:s/>} </text:p>
          </table:table-cell>
          <table:table-cell office:value-type="string" calcext:value-type="string">
            <text:p>select distinct(?a) where { ?a dbo:birthPlace [] . ?a <text:s/>dbo:birthPlace ?x1 . ?x1 <text:s/>dbo:management ?x } </text:p>
          </table:table-cell>
          <table:table-cell office:value-type="float" office:value="0.00000160423460960833" calcext:value-type="float">
            <text:p>1.60423460960833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anagement position of birth place of &lt;A&gt; ?</text:p>
          </table:table-cell>
          <table:table-cell office:value-type="string" calcext:value-type="string">
            <text:p>select ?x where { &lt;A&gt; <text:s/>dbo:birthPlace ?x1 . ?x1 dbo:managementPosition ?x <text:s/>} </text:p>
          </table:table-cell>
          <table:table-cell office:value-type="string" calcext:value-type="string">
            <text:p>select distinct(?a) where { ?a dbo:birthPlace [] . ?a <text:s/>dbo:birthPlace ?x1 . ?x1 <text:s/>dbo:managementPosition ?x } </text:p>
          </table:table-cell>
          <table:table-cell office:value-type="float" office:value="0.000082634993871225" calcext:value-type="float">
            <text:p>8.263499387122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anufacturer of birth place of &lt;A&gt; ?</text:p>
          </table:table-cell>
          <table:table-cell office:value-type="string" calcext:value-type="string">
            <text:p>select ?x where { &lt;A&gt; <text:s/>dbo:birthPlace ?x1 . ?x1 dbo:manufacturer ?x <text:s/>} </text:p>
          </table:table-cell>
          <table:table-cell office:value-type="string" calcext:value-type="string">
            <text:p>select distinct(?a) where { ?a dbo:birthPlace [] . ?a <text:s/>dbo:birthPlace ?x1 . ?x1 <text:s/>dbo:manufacturer ?x } </text:p>
          </table:table-cell>
          <table:table-cell office:value-type="float" office:value="0.0000001172423003" calcext:value-type="float">
            <text:p>1.172423003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ap of birth place of &lt;A&gt; ?</text:p>
          </table:table-cell>
          <table:table-cell office:value-type="string" calcext:value-type="string">
            <text:p>select ?x where { &lt;A&gt; <text:s/>dbo:birthPlace ?x1 . ?x1 dbo:map ?x <text:s/>} </text:p>
          </table:table-cell>
          <table:table-cell office:value-type="string" calcext:value-type="string">
            <text:p>select distinct(?a) where { ?a dbo:birthPlace [] . ?a <text:s/>dbo:birthPlace ?x1 . ?x1 <text:s/>dbo:map ?x } </text:p>
          </table:table-cell>
          <table:table-cell office:value-type="float" office:value="0.00000832077074247055" calcext:value-type="float">
            <text:p>8.3207707424705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map of birth place of &lt;A&gt; ?</text:p>
          </table:table-cell>
          <table:table-cell office:value-type="string" calcext:value-type="string">
            <text:p>select count(*) as ?x where { &lt;A&gt; <text:s/>dbo:birthPlace ?x1 . ?x1 dbo:map ?x <text:s/>} </text:p>
          </table:table-cell>
          <table:table-cell office:value-type="string" calcext:value-type="string">
            <text:p>select distinct(?a) where { ?a dbo:birthPlace [] . ?a <text:s/>dbo:birthPlace ?x1 . ?x1 <text:s/>dbo:map ?x } </text:p>
          </table:table-cell>
          <table:table-cell office:value-type="float" office:value="0.00000832077074247055" calcext:value-type="float">
            <text:p>8.3207707424705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ap caption of birth place of &lt;A&gt; ?</text:p>
          </table:table-cell>
          <table:table-cell office:value-type="string" calcext:value-type="string">
            <text:p>select ?x where { &lt;A&gt; <text:s/>dbo:birthPlace ?x1 . ?x1 dbo:mapCaption ?x <text:s/>} </text:p>
          </table:table-cell>
          <table:table-cell office:value-type="string" calcext:value-type="string">
            <text:p>select distinct(?a) where { ?a dbo:birthPlace [] . ?a <text:s/>dbo:birthPlace ?x1 . ?x1 <text:s/>dbo:mapCaption ?x } </text:p>
          </table:table-cell>
          <table:table-cell office:value-type="float" office:value="0.00000008973515025" calcext:value-type="float">
            <text:p>8.973515025E-08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map caption of birth place of &lt;A&gt; ?</text:p>
          </table:table-cell>
          <table:table-cell office:value-type="string" calcext:value-type="string">
            <text:p>select count(*) as ?x where { &lt;A&gt; <text:s/>dbo:birthPlace ?x1 . ?x1 dbo:mapCaption ?x <text:s/>} </text:p>
          </table:table-cell>
          <table:table-cell office:value-type="string" calcext:value-type="string">
            <text:p>select distinct(?a) where { ?a dbo:birthPlace [] . ?a <text:s/>dbo:birthPlace ?x1 . ?x1 <text:s/>dbo:mapCaption ?x } </text:p>
          </table:table-cell>
          <table:table-cell office:value-type="float" office:value="0.00000008973515025" calcext:value-type="float">
            <text:p>8.973515025E-08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ascot of birth place of &lt;A&gt; ?</text:p>
          </table:table-cell>
          <table:table-cell office:value-type="string" calcext:value-type="string">
            <text:p>select ?x where { &lt;A&gt; <text:s/>dbo:birthPlace ?x1 . ?x1 dbo:mascot ?x <text:s/>} </text:p>
          </table:table-cell>
          <table:table-cell office:value-type="string" calcext:value-type="string">
            <text:p>select distinct(?a) where { ?a dbo:birthPlace [] . ?a <text:s/>dbo:birthPlace ?x1 . ?x1 <text:s/>dbo:mascot ?x } </text:p>
          </table:table-cell>
          <table:table-cell office:value-type="float" office:value="0.0000281742804502036" calcext:value-type="float">
            <text:p>2.8174280450203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mascot of birth place of &lt;A&gt; ?</text:p>
          </table:table-cell>
          <table:table-cell office:value-type="string" calcext:value-type="string">
            <text:p>select count(*) as ?x where { &lt;A&gt; <text:s/>dbo:birthPlace ?x1 . ?x1 dbo:mascot ?x <text:s/>} </text:p>
          </table:table-cell>
          <table:table-cell office:value-type="string" calcext:value-type="string">
            <text:p>select distinct(?a) where { ?a dbo:birthPlace [] . ?a <text:s/>dbo:birthPlace ?x1 . ?x1 <text:s/>dbo:mascot ?x } </text:p>
          </table:table-cell>
          <table:table-cell office:value-type="float" office:value="0.0000281742804502036" calcext:value-type="float">
            <text:p>2.8174280450203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aterial of birth place of &lt;A&gt; ?</text:p>
          </table:table-cell>
          <table:table-cell office:value-type="string" calcext:value-type="string">
            <text:p>select ?x where { &lt;A&gt; <text:s/>dbo:birthPlace ?x1 . ?x1 dbo:material ?x <text:s/>} </text:p>
          </table:table-cell>
          <table:table-cell office:value-type="string" calcext:value-type="string">
            <text:p>select distinct(?a) where { ?a dbo:birthPlace [] . ?a <text:s/>dbo:birthPlace ?x1 . ?x1 <text:s/>dbo:material ?x } </text:p>
          </table:table-cell>
          <table:table-cell office:value-type="float" office:value="0.0000103011421211538" calcext:value-type="float">
            <text:p>1.0301142121153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material of birth place of &lt;A&gt; ?</text:p>
          </table:table-cell>
          <table:table-cell office:value-type="string" calcext:value-type="string">
            <text:p>select count(*) as ?x where { &lt;A&gt; <text:s/>dbo:birthPlace ?x1 . ?x1 dbo:material ?x <text:s/>} </text:p>
          </table:table-cell>
          <table:table-cell office:value-type="string" calcext:value-type="string">
            <text:p>select distinct(?a) where { ?a dbo:birthPlace [] . ?a <text:s/>dbo:birthPlace ?x1 . ?x1 <text:s/>dbo:material ?x } </text:p>
          </table:table-cell>
          <table:table-cell office:value-type="float" office:value="0.0000103011421211538" calcext:value-type="float">
            <text:p>1.0301142121153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ayor of birth place of &lt;A&gt; ?</text:p>
          </table:table-cell>
          <table:table-cell office:value-type="string" calcext:value-type="string">
            <text:p>select ?x where { &lt;A&gt; <text:s/>dbo:birthPlace ?x1 . ?x1 dbo:mayor ?x <text:s/>} </text:p>
          </table:table-cell>
          <table:table-cell office:value-type="string" calcext:value-type="string">
            <text:p>select distinct(?a) where { ?a dbo:birthPlace [] . ?a <text:s/>dbo:birthPlace ?x1 . ?x1 <text:s/>dbo:mayor ?x } </text:p>
          </table:table-cell>
          <table:table-cell office:value-type="float" office:value="0.000110513357828" calcext:value-type="float">
            <text:p>0.000110513357828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eaning of birth place of &lt;A&gt; ?</text:p>
          </table:table-cell>
          <table:table-cell office:value-type="string" calcext:value-type="string">
            <text:p>select ?x where { &lt;A&gt; <text:s/>dbo:birthPlace ?x1 . ?x1 dbo:meaning ?x <text:s/>} </text:p>
          </table:table-cell>
          <table:table-cell office:value-type="string" calcext:value-type="string">
            <text:p>select distinct(?a) where { ?a dbo:birthPlace [] . ?a <text:s/>dbo:birthPlace ?x1 . ?x1 <text:s/>dbo:meaning ?x } </text:p>
          </table:table-cell>
          <table:table-cell office:value-type="float" office:value="0.00000302315443835767" calcext:value-type="float">
            <text:p>3.02315443835767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meaning of birth place of &lt;A&gt; ?</text:p>
          </table:table-cell>
          <table:table-cell office:value-type="string" calcext:value-type="string">
            <text:p>select count(*) as ?x where { &lt;A&gt; <text:s/>dbo:birthPlace ?x1 . ?x1 dbo:meaning ?x <text:s/>} </text:p>
          </table:table-cell>
          <table:table-cell office:value-type="string" calcext:value-type="string">
            <text:p>select distinct(?a) where { ?a dbo:birthPlace [] . ?a <text:s/>dbo:birthPlace ?x1 . ?x1 <text:s/>dbo:meaning ?x } </text:p>
          </table:table-cell>
          <table:table-cell office:value-type="float" office:value="0.00000302315443835767" calcext:value-type="float">
            <text:p>3.02315443835767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ission of birth place of &lt;A&gt; ?</text:p>
          </table:table-cell>
          <table:table-cell office:value-type="string" calcext:value-type="string">
            <text:p>select ?x where { &lt;A&gt; <text:s/>dbo:birthPlace ?x1 . ?x1 dbo:mission ?x <text:s/>} </text:p>
          </table:table-cell>
          <table:table-cell office:value-type="string" calcext:value-type="string">
            <text:p>select distinct(?a) where { ?a dbo:birthPlace [] . ?a <text:s/>dbo:birthPlace ?x1 . ?x1 <text:s/>dbo:mission ?x } </text:p>
          </table:table-cell>
          <table:table-cell office:value-type="float" office:value="0.000036131509725" calcext:value-type="float">
            <text:p>3.61315097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otto of birth place of &lt;A&gt; ?</text:p>
          </table:table-cell>
          <table:table-cell office:value-type="string" calcext:value-type="string">
            <text:p>select ?x where { &lt;A&gt; <text:s/>dbo:birthPlace ?x1 . ?x1 dbo:motto ?x <text:s/>} </text:p>
          </table:table-cell>
          <table:table-cell office:value-type="string" calcext:value-type="string">
            <text:p>select distinct(?a) where { ?a dbo:birthPlace [] . ?a <text:s/>dbo:birthPlace ?x1 . ?x1 <text:s/>dbo:motto ?x } </text:p>
          </table:table-cell>
          <table:table-cell office:value-type="float" office:value="0.0002114366928" calcext:value-type="float">
            <text:p>0.0002114366928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motto of birth place of &lt;A&gt; ?</text:p>
          </table:table-cell>
          <table:table-cell office:value-type="string" calcext:value-type="string">
            <text:p>select count(*) as ?x where { &lt;A&gt; <text:s/>dbo:birthPlace ?x1 . ?x1 dbo:motto ?x <text:s/>} </text:p>
          </table:table-cell>
          <table:table-cell office:value-type="string" calcext:value-type="string">
            <text:p>select distinct(?a) where { ?a dbo:birthPlace [] . ?a <text:s/>dbo:birthPlace ?x1 . ?x1 <text:s/>dbo:motto ?x } </text:p>
          </table:table-cell>
          <table:table-cell office:value-type="float" office:value="0.0002114366928" calcext:value-type="float">
            <text:p>0.0002114366928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unicipality of birth place of &lt;A&gt; ?</text:p>
          </table:table-cell>
          <table:table-cell office:value-type="string" calcext:value-type="string">
            <text:p>select ?x where { &lt;A&gt; <text:s/>dbo:birthPlace ?x1 . ?x1 dbo:municipality ?x <text:s/>} </text:p>
          </table:table-cell>
          <table:table-cell office:value-type="string" calcext:value-type="string">
            <text:p>select distinct(?a) where { ?a dbo:birthPlace [] . ?a <text:s/>dbo:birthPlace ?x1 . ?x1 <text:s/>dbo:municipality ?x } </text:p>
          </table:table-cell>
          <table:table-cell office:value-type="float" office:value="0.000023026950001151" calcext:value-type="float">
            <text:p>2.3026950001151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unicipality code of birth place of &lt;A&gt; ?</text:p>
          </table:table-cell>
          <table:table-cell office:value-type="string" calcext:value-type="string">
            <text:p>select ?x where { &lt;A&gt; <text:s/>dbo:birthPlace ?x1 . ?x1 dbo:municipalityCode ?x <text:s/>} </text:p>
          </table:table-cell>
          <table:table-cell office:value-type="string" calcext:value-type="string">
            <text:p>select distinct(?a) where { ?a dbo:birthPlace [] . ?a <text:s/>dbo:birthPlace ?x1 . ?x1 <text:s/>dbo:municipalityCode ?x } </text:p>
          </table:table-cell>
          <table:table-cell office:value-type="float" office:value="0.00000141294366503245" calcext:value-type="float">
            <text:p>1.4129436650324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municipality code of birth place of &lt;A&gt; ?</text:p>
          </table:table-cell>
          <table:table-cell office:value-type="string" calcext:value-type="string">
            <text:p>select count(*) as ?x where { &lt;A&gt; <text:s/>dbo:birthPlace ?x1 . ?x1 dbo:municipalityCode ?x <text:s/>} </text:p>
          </table:table-cell>
          <table:table-cell office:value-type="string" calcext:value-type="string">
            <text:p>select distinct(?a) where { ?a dbo:birthPlace [] . ?a <text:s/>dbo:birthPlace ?x1 . ?x1 <text:s/>dbo:municipalityCode ?x } </text:p>
          </table:table-cell>
          <table:table-cell office:value-type="float" office:value="0.00000141294366503245" calcext:value-type="float">
            <text:p>1.4129436650324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ame of birth place of &lt;A&gt; ?</text:p>
          </table:table-cell>
          <table:table-cell office:value-type="string" calcext:value-type="string">
            <text:p>select ?x where { &lt;A&gt; <text:s/>dbo:birthPlace ?x1 . ?x1 dbo:name ?x <text:s/>} </text:p>
          </table:table-cell>
          <table:table-cell office:value-type="string" calcext:value-type="string">
            <text:p>select distinct(?a) where { ?a dbo:birthPlace [] . ?a <text:s/>dbo:birthPlace ?x1 . ?x1 <text:s/>dbo:name ?x } </text:p>
          </table:table-cell>
          <table:table-cell office:value-type="float" office:value="0.0000004419721795" calcext:value-type="float">
            <text:p>4.41972179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amed after of birth place of &lt;A&gt; ?</text:p>
          </table:table-cell>
          <table:table-cell office:value-type="string" calcext:value-type="string">
            <text:p>select ?x where { &lt;A&gt; <text:s/>dbo:birthPlace ?x1 . ?x1 dbo:namedAfter ?x <text:s/>} </text:p>
          </table:table-cell>
          <table:table-cell office:value-type="string" calcext:value-type="string">
            <text:p>select distinct(?a) where { ?a dbo:birthPlace [] . ?a <text:s/>dbo:birthPlace ?x1 . ?x1 <text:s/>dbo:namedAfter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named after of birth place of &lt;A&gt; ?</text:p>
          </table:table-cell>
          <table:table-cell office:value-type="string" calcext:value-type="string">
            <text:p>select count(*) as ?x where { &lt;A&gt; <text:s/>dbo:birthPlace ?x1 . ?x1 dbo:namedAfter ?x <text:s/>} </text:p>
          </table:table-cell>
          <table:table-cell office:value-type="string" calcext:value-type="string">
            <text:p>select distinct(?a) where { ?a dbo:birthPlace [] . ?a <text:s/>dbo:birthPlace ?x1 . ?x1 <text:s/>dbo:namedAfter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ational Topographic System map number of birth place of &lt;A&gt; ?</text:p>
          </table:table-cell>
          <table:table-cell office:value-type="string" calcext:value-type="string">
            <text:p>select ?x where { &lt;A&gt; <text:s/>dbo:birthPlace ?x1 . ?x1 dbo:nationalTopographicSystemMapNumber ?x <text:s/>} </text:p>
          </table:table-cell>
          <table:table-cell office:value-type="string" calcext:value-type="string">
            <text:p>select distinct(?a) where { ?a dbo:birthPlace [] . ?a <text:s/>dbo:birthPlace ?x1 . ?x1 <text:s/>dbo:nationalTopographicSystemMapNumber ?x } </text:p>
          </table:table-cell>
          <table:table-cell office:value-type="float" office:value="0.00000692723619576071" calcext:value-type="float">
            <text:p>6.92723619576071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National Topographic System map number of birth place of &lt;A&gt; ?</text:p>
          </table:table-cell>
          <table:table-cell office:value-type="string" calcext:value-type="string">
            <text:p>select count(*) as ?x where { &lt;A&gt; <text:s/>dbo:birthPlace ?x1 . ?x1 dbo:nationalTopographicSystemMapNumber ?x <text:s/>} </text:p>
          </table:table-cell>
          <table:table-cell office:value-type="string" calcext:value-type="string">
            <text:p>select distinct(?a) where { ?a dbo:birthPlace [] . ?a <text:s/>dbo:birthPlace ?x1 . ?x1 <text:s/>dbo:nationalTopographicSystemMapNumber ?x } </text:p>
          </table:table-cell>
          <table:table-cell office:value-type="float" office:value="0.00000692723619576071" calcext:value-type="float">
            <text:p>6.92723619576071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earest city of birth place of &lt;A&gt; ?</text:p>
          </table:table-cell>
          <table:table-cell office:value-type="string" calcext:value-type="string">
            <text:p>select ?x where { &lt;A&gt; <text:s/>dbo:birthPlace ?x1 . ?x1 dbo:nearestCity ?x <text:s/>} </text:p>
          </table:table-cell>
          <table:table-cell office:value-type="string" calcext:value-type="string">
            <text:p>select distinct(?a) where { ?a dbo:birthPlace [] . ?a <text:s/>dbo:birthPlace ?x1 . ?x1 <text:s/>dbo:nearestCity ?x } </text:p>
          </table:table-cell>
          <table:table-cell office:value-type="float" office:value="0.0000403202763251758" calcext:value-type="float">
            <text:p>4.0320276325175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otable work of birth place of &lt;A&gt; ?</text:p>
          </table:table-cell>
          <table:table-cell office:value-type="string" calcext:value-type="string">
            <text:p>select ?x where { &lt;A&gt; <text:s/>dbo:birthPlace ?x1 . ?x1 dbo:notableWork ?x <text:s/>} </text:p>
          </table:table-cell>
          <table:table-cell office:value-type="string" calcext:value-type="string">
            <text:p>select distinct(?a) where { ?a dbo:birthPlace [] . ?a <text:s/>dbo:birthPlace ?x1 . ?x1 <text:s/>dbo:notableWork ?x } </text:p>
          </table:table-cell>
          <table:table-cell office:value-type="float" office:value="0.000000119646867" calcext:value-type="float">
            <text:p>1.19646867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otes of birth place of &lt;A&gt; ?</text:p>
          </table:table-cell>
          <table:table-cell office:value-type="string" calcext:value-type="string">
            <text:p>select ?x where { &lt;A&gt; <text:s/>dbo:birthPlace ?x1 . ?x1 dbo:notes ?x <text:s/>} </text:p>
          </table:table-cell>
          <table:table-cell office:value-type="string" calcext:value-type="string">
            <text:p>select distinct(?a) where { ?a dbo:birthPlace [] . ?a <text:s/>dbo:birthPlace ?x1 . ?x1 <text:s/>dbo:notes ?x } </text:p>
          </table:table-cell>
          <table:table-cell office:value-type="float" office:value="0.0000137441418241667" calcext:value-type="float">
            <text:p>1.3744141824166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notes of birth place of &lt;A&gt; ?</text:p>
          </table:table-cell>
          <table:table-cell office:value-type="string" calcext:value-type="string">
            <text:p>select count(*) as ?x where { &lt;A&gt; <text:s/>dbo:birthPlace ?x1 . ?x1 dbo:notes ?x <text:s/>} </text:p>
          </table:table-cell>
          <table:table-cell office:value-type="string" calcext:value-type="string">
            <text:p>select distinct(?a) where { ?a dbo:birthPlace [] . ?a <text:s/>dbo:birthPlace ?x1 . ?x1 <text:s/>dbo:notes ?x } </text:p>
          </table:table-cell>
          <table:table-cell office:value-type="float" office:value="0.0000137441418241667" calcext:value-type="float">
            <text:p>1.3744141824166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umber of islands of birth place of &lt;A&gt; ?</text:p>
          </table:table-cell>
          <table:table-cell office:value-type="string" calcext:value-type="string">
            <text:p>select ?x where { &lt;A&gt; <text:s/>dbo:birthPlace ?x1 . ?x1 dbo:numberOfIslands ?x <text:s/>} </text:p>
          </table:table-cell>
          <table:table-cell office:value-type="string" calcext:value-type="string">
            <text:p>select distinct(?a) where { ?a dbo:birthPlace [] . ?a <text:s/>dbo:birthPlace ?x1 . ?x1 <text:s/>dbo:numberOfIslands ?x } </text:p>
          </table:table-cell>
          <table:table-cell office:value-type="float" office:value="0.00000386573138306832" calcext:value-type="float">
            <text:p>3.8657313830683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number of islands of birth place of &lt;A&gt; ?</text:p>
          </table:table-cell>
          <table:table-cell office:value-type="string" calcext:value-type="string">
            <text:p>select count(*) as ?x where { &lt;A&gt; <text:s/>dbo:birthPlace ?x1 . ?x1 dbo:numberOfIslands ?x <text:s/>} </text:p>
          </table:table-cell>
          <table:table-cell office:value-type="string" calcext:value-type="string">
            <text:p>select distinct(?a) where { ?a dbo:birthPlace [] . ?a <text:s/>dbo:birthPlace ?x1 . ?x1 <text:s/>dbo:numberOfIslands ?x } </text:p>
          </table:table-cell>
          <table:table-cell office:value-type="float" office:value="0.00000386573138306832" calcext:value-type="float">
            <text:p>3.8657313830683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umber of sports of birth place of &lt;A&gt; ?</text:p>
          </table:table-cell>
          <table:table-cell office:value-type="string" calcext:value-type="string">
            <text:p>select ?x where { &lt;A&gt; <text:s/>dbo:birthPlace ?x1 . ?x1 dbo:numberOfSports ?x <text:s/>} </text:p>
          </table:table-cell>
          <table:table-cell office:value-type="string" calcext:value-type="string">
            <text:p>select distinct(?a) where { ?a dbo:birthPlace [] . ?a <text:s/>dbo:birthPlace ?x1 . ?x1 <text:s/>dbo:numberOfSports ?x } </text:p>
          </table:table-cell>
          <table:table-cell office:value-type="float" office:value="0.00000112016815036111" calcext:value-type="float">
            <text:p>1.12016815036111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number of sports of birth place of &lt;A&gt; ?</text:p>
          </table:table-cell>
          <table:table-cell office:value-type="string" calcext:value-type="string">
            <text:p>select distinct(?x) where { &lt;A&gt; <text:s/>dbo:birthPlace ?x1 . ?x1 dbo:numberOfSports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numberOfSports ?x } </text:p>
          </table:table-cell>
          <table:table-cell office:value-type="float" office:value="0.00000112016815036111" calcext:value-type="float">
            <text:p>1.12016815036111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umber of visitors of birth place of &lt;A&gt; ?</text:p>
          </table:table-cell>
          <table:table-cell office:value-type="string" calcext:value-type="string">
            <text:p>select ?x where { &lt;A&gt; <text:s/>dbo:birthPlace ?x1 . ?x1 dbo:numberOfVisitors ?x <text:s/>} </text:p>
          </table:table-cell>
          <table:table-cell office:value-type="string" calcext:value-type="string">
            <text:p>select distinct(?a) where { ?a dbo:birthPlace [] . ?a <text:s/>dbo:birthPlace ?x1 . ?x1 <text:s/>dbo:numberOfVisitors ?x } </text:p>
          </table:table-cell>
          <table:table-cell office:value-type="float" office:value="0.000104775347477" calcext:value-type="float">
            <text:p>0.000104775347477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number of visitors of birth place of &lt;A&gt; ?</text:p>
          </table:table-cell>
          <table:table-cell office:value-type="string" calcext:value-type="string">
            <text:p>select distinct(?x) where { &lt;A&gt; <text:s/>dbo:birthPlace ?x1 . ?x1 dbo:numberOfVisitors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numberOfVisitors ?x } </text:p>
          </table:table-cell>
          <table:table-cell office:value-type="float" office:value="0.000104775347477" calcext:value-type="float">
            <text:p>0.000104775347477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UTS code of birth place of &lt;A&gt; ?</text:p>
          </table:table-cell>
          <table:table-cell office:value-type="string" calcext:value-type="string">
            <text:p>select ?x where { &lt;A&gt; <text:s/>dbo:birthPlace ?x1 . ?x1 dbo:nutsCode ?x <text:s/>} </text:p>
          </table:table-cell>
          <table:table-cell office:value-type="string" calcext:value-type="string">
            <text:p>select distinct(?a) where { ?a dbo:birthPlace [] . ?a <text:s/>dbo:birthPlace ?x1 . ?x1 <text:s/>dbo:nutsCode ?x } </text:p>
          </table:table-cell>
          <table:table-cell office:value-type="float" office:value="0.0000206696649602804" calcext:value-type="float">
            <text:p>2.06696649602804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NUTS code of birth place of &lt;A&gt; ?</text:p>
          </table:table-cell>
          <table:table-cell office:value-type="string" calcext:value-type="string">
            <text:p>select count(*) as ?x where { &lt;A&gt; <text:s/>dbo:birthPlace ?x1 . ?x1 dbo:nutsCode ?x <text:s/>} </text:p>
          </table:table-cell>
          <table:table-cell office:value-type="string" calcext:value-type="string">
            <text:p>select distinct(?a) where { ?a dbo:birthPlace [] . ?a <text:s/>dbo:birthPlace ?x1 . ?x1 <text:s/>dbo:nutsCode ?x } </text:p>
          </table:table-cell>
          <table:table-cell office:value-type="float" office:value="0.0000206696649602804" calcext:value-type="float">
            <text:p>2.06696649602804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occupation of birth place of &lt;A&gt; ?</text:p>
          </table:table-cell>
          <table:table-cell office:value-type="string" calcext:value-type="string">
            <text:p>select ?x where { &lt;A&gt; <text:s/>dbo:birthPlace ?x1 . ?x1 dbo:occupation ?x <text:s/>} </text:p>
          </table:table-cell>
          <table:table-cell office:value-type="string" calcext:value-type="string">
            <text:p>select distinct(?a) where { ?a dbo:birthPlace [] . ?a <text:s/>dbo:birthPlace ?x1 . ?x1 <text:s/>dbo:occupation ?x } </text:p>
          </table:table-cell>
          <table:table-cell office:value-type="float" office:value="0.0000184126561750625" calcext:value-type="float">
            <text:p>1.841265617506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opening date of birth place of &lt;A&gt; ?</text:p>
          </table:table-cell>
          <table:table-cell office:value-type="string" calcext:value-type="string">
            <text:p>select ?x where { &lt;A&gt; <text:s/>dbo:birthPlace ?x1 . ?x1 dbo:openingDate ?x } </text:p>
          </table:table-cell>
          <table:table-cell office:value-type="string" calcext:value-type="string">
            <text:p>select distinct(?a) where { ?a dbo:birthPlace [] . ?a <text:s/>dbo:birthPlace ?x1 . ?x1 <text:s/>dbo:openingDate ?x } </text:p>
          </table:table-cell>
          <table:table-cell office:value-type="float" office:value="0.00000978738777107845" calcext:value-type="float">
            <text:p>9.7873877710784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opening date of birth place of &lt;A&gt; ?</text:p>
          </table:table-cell>
          <table:table-cell office:value-type="string" calcext:value-type="string">
            <text:p>select count(*) as ?x where { &lt;A&gt; <text:s/>dbo:birthPlace ?x1 . ?x1 dbo:openingDate ?x <text:s/>} </text:p>
          </table:table-cell>
          <table:table-cell office:value-type="string" calcext:value-type="string">
            <text:p>select distinct(?a) where { ?a dbo:birthPlace [] . ?a <text:s/>dbo:birthPlace ?x1 . ?x1 <text:s/>dbo:openingDate ?x } </text:p>
          </table:table-cell>
          <table:table-cell office:value-type="float" office:value="0.00000978738777107845" calcext:value-type="float">
            <text:p>9.7873877710784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opening date of birth place of &lt;A&gt; ?</text:p>
          </table:table-cell>
          <table:table-cell office:value-type="string" calcext:value-type="string">
            <text:p>select distinct(?x) where { &lt;A&gt; <text:s/>dbo:birthPlace ?x1 . ?x1 dbo:openingDate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openingDate ?x } </text:p>
          </table:table-cell>
          <table:table-cell office:value-type="float" office:value="0.00000978738777107845" calcext:value-type="float">
            <text:p>9.7873877710784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opening year of birth place of &lt;A&gt; ?</text:p>
          </table:table-cell>
          <table:table-cell office:value-type="string" calcext:value-type="string">
            <text:p>select ?x where { &lt;A&gt; <text:s/>dbo:birthPlace ?x1 . ?x1 dbo:openingYear ?x <text:s/>} </text:p>
          </table:table-cell>
          <table:table-cell office:value-type="string" calcext:value-type="string">
            <text:p>select distinct(?a) where { ?a dbo:birthPlace [] . ?a <text:s/>dbo:birthPlace ?x1 . ?x1 <text:s/>dbo:openingYear ?x } </text:p>
          </table:table-cell>
          <table:table-cell office:value-type="float" office:value="0.000229103754292" calcext:value-type="float">
            <text:p>0.00022910375429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operator of birth place of &lt;A&gt; ?</text:p>
          </table:table-cell>
          <table:table-cell office:value-type="string" calcext:value-type="string">
            <text:p>select ?x where { &lt;A&gt; <text:s/>dbo:birthPlace ?x1 . ?x1 dbo:operator ?x <text:s/>} </text:p>
          </table:table-cell>
          <table:table-cell office:value-type="string" calcext:value-type="string">
            <text:p>select distinct(?a) where { ?a dbo:birthPlace [] . ?a <text:s/>dbo:birthPlace ?x1 . ?x1 <text:s/>dbo:operator ?x } </text:p>
          </table:table-cell>
          <table:table-cell office:value-type="float" office:value="0.0000147579364401683" calcext:value-type="float">
            <text:p>1.47579364401683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operator of birth place of &lt;A&gt; ?</text:p>
          </table:table-cell>
          <table:table-cell office:value-type="string" calcext:value-type="string">
            <text:p>select count(*) as ?x where { &lt;A&gt; <text:s/>dbo:birthPlace ?x1 . ?x1 dbo:operator ?x <text:s/>} </text:p>
          </table:table-cell>
          <table:table-cell office:value-type="string" calcext:value-type="string">
            <text:p>select distinct(?a) where { ?a dbo:birthPlace [] . ?a <text:s/>dbo:birthPlace ?x1 . ?x1 <text:s/>dbo:operator ?x } </text:p>
          </table:table-cell>
          <table:table-cell office:value-type="float" office:value="0.0000147579364401683" calcext:value-type="float">
            <text:p>1.47579364401683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origin of birth place of &lt;A&gt; ?</text:p>
          </table:table-cell>
          <table:table-cell office:value-type="string" calcext:value-type="string">
            <text:p>select ?x where { &lt;A&gt; <text:s/>dbo:birthPlace ?x1 . ?x1 dbo:origin ?x <text:s/>} </text:p>
          </table:table-cell>
          <table:table-cell office:value-type="string" calcext:value-type="string">
            <text:p>select distinct(?a) where { ?a dbo:birthPlace [] . ?a <text:s/>dbo:birthPlace ?x1 . ?x1 <text:s/>dbo:origin ?x } </text:p>
          </table:table-cell>
          <table:table-cell office:value-type="float" office:value="0.000000687817574808333" calcext:value-type="float">
            <text:p>6.87817574808333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originally used for of birth place of &lt;A&gt; ?</text:p>
          </table:table-cell>
          <table:table-cell office:value-type="string" calcext:value-type="string">
            <text:p>select ?x where { &lt;A&gt; <text:s/>dbo:birthPlace ?x1 . ?x1 dbo:originallyUsedFor ?x <text:s/>} </text:p>
          </table:table-cell>
          <table:table-cell office:value-type="string" calcext:value-type="string">
            <text:p>select distinct(?a) where { ?a dbo:birthPlace [] . ?a <text:s/>dbo:birthPlace ?x1 . ?x1 <text:s/>dbo:originallyUsedFor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originally used for of birth place of &lt;A&gt; ?</text:p>
          </table:table-cell>
          <table:table-cell office:value-type="string" calcext:value-type="string">
            <text:p>select count(*) as ?x where { &lt;A&gt; <text:s/>dbo:birthPlace ?x1 . ?x1 dbo:originallyUsedFor ?x <text:s/>} </text:p>
          </table:table-cell>
          <table:table-cell office:value-type="string" calcext:value-type="string">
            <text:p>select distinct(?a) where { ?a dbo:birthPlace [] . ?a <text:s/>dbo:birthPlace ?x1 . ?x1 <text:s/>dbo:originallyUsedFor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orogeny of birth place of &lt;A&gt; ?</text:p>
          </table:table-cell>
          <table:table-cell office:value-type="string" calcext:value-type="string">
            <text:p>select ?x where { &lt;A&gt; <text:s/>dbo:birthPlace ?x1 . ?x1 dbo:orogeny ?x <text:s/>} </text:p>
          </table:table-cell>
          <table:table-cell office:value-type="string" calcext:value-type="string">
            <text:p>select distinct(?a) where { ?a dbo:birthPlace [] . ?a <text:s/>dbo:birthPlace ?x1 . ?x1 <text:s/>dbo:orogeny ?x } </text:p>
          </table:table-cell>
          <table:table-cell office:value-type="float" office:value="0.00000248630441707083" calcext:value-type="float">
            <text:p>2.48630441707083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orogeny of birth place of &lt;A&gt; ?</text:p>
          </table:table-cell>
          <table:table-cell office:value-type="string" calcext:value-type="string">
            <text:p>select count(*) as ?x where { &lt;A&gt; <text:s/>dbo:birthPlace ?x1 . ?x1 dbo:orogeny ?x <text:s/>} </text:p>
          </table:table-cell>
          <table:table-cell office:value-type="string" calcext:value-type="string">
            <text:p>select distinct(?a) where { ?a dbo:birthPlace [] . ?a <text:s/>dbo:birthPlace ?x1 . ?x1 <text:s/>dbo:orogeny ?x } </text:p>
          </table:table-cell>
          <table:table-cell office:value-type="float" office:value="0.00000248630441707083" calcext:value-type="float">
            <text:p>2.48630441707083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owner of birth place of &lt;A&gt; ?</text:p>
          </table:table-cell>
          <table:table-cell office:value-type="string" calcext:value-type="string">
            <text:p>select ?x where { &lt;A&gt; <text:s/>dbo:birthPlace ?x1 . ?x1 dbo:owner ?x <text:s/>} </text:p>
          </table:table-cell>
          <table:table-cell office:value-type="string" calcext:value-type="string">
            <text:p>select distinct(?a) where { ?a dbo:birthPlace [] . ?a <text:s/>dbo:birthPlace ?x1 . ?x1 <text:s/>dbo:owner ?x } </text:p>
          </table:table-cell>
          <table:table-cell office:value-type="float" office:value="0.000122569963817" calcext:value-type="float">
            <text:p>0.000122569963817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owning company of birth place of &lt;A&gt; ?</text:p>
          </table:table-cell>
          <table:table-cell office:value-type="string" calcext:value-type="string">
            <text:p>select ?x where { &lt;A&gt; <text:s/>dbo:birthPlace ?x1 . ?x1 dbo:owningCompany ?x <text:s/>} </text:p>
          </table:table-cell>
          <table:table-cell office:value-type="string" calcext:value-type="string">
            <text:p>select distinct(?a) where { ?a dbo:birthPlace [] . ?a <text:s/>dbo:birthPlace ?x1 . ?x1 <text:s/>dbo:owningCompany ?x } </text:p>
          </table:table-cell>
          <table:table-cell office:value-type="float" office:value="0.00000108964873565" calcext:value-type="float">
            <text:p>1.0896487356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owning organisation of birth place of &lt;A&gt; ?</text:p>
          </table:table-cell>
          <table:table-cell office:value-type="string" calcext:value-type="string">
            <text:p>select ?x where { &lt;A&gt; <text:s/>dbo:birthPlace ?x1 . ?x1 dbo:owningOrganisation ?x <text:s/>} </text:p>
          </table:table-cell>
          <table:table-cell office:value-type="string" calcext:value-type="string">
            <text:p>select distinct(?a) where { ?a dbo:birthPlace [] . ?a <text:s/>dbo:birthPlace ?x1 . ?x1 <text:s/>dbo:owningOrganisation ?x } </text:p>
          </table:table-cell>
          <table:table-cell office:value-type="float" office:value="0.000381973417902" calcext:value-type="float">
            <text:p>0.00038197341790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art of birth place of &lt;A&gt; ?</text:p>
          </table:table-cell>
          <table:table-cell office:value-type="string" calcext:value-type="string">
            <text:p>select ?x where { &lt;A&gt; <text:s/>dbo:birthPlace ?x1 . ?x1 dbo:part ?x <text:s/>} </text:p>
          </table:table-cell>
          <table:table-cell office:value-type="string" calcext:value-type="string">
            <text:p>select distinct(?a) where { ?a dbo:birthPlace [] . ?a <text:s/>dbo:birthPlace ?x1 . ?x1 <text:s/>dbo:part ?x } </text:p>
          </table:table-cell>
          <table:table-cell office:value-type="float" office:value="0.0000833847086847515" calcext:value-type="float">
            <text:p>8.3384708684751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art of birth place of &lt;A&gt; ?</text:p>
          </table:table-cell>
          <table:table-cell office:value-type="string" calcext:value-type="string">
            <text:p>select count(*) as ?x where { &lt;A&gt; <text:s/>dbo:birthPlace ?x1 . ?x1 dbo:part ?x <text:s/>} </text:p>
          </table:table-cell>
          <table:table-cell office:value-type="string" calcext:value-type="string">
            <text:p>select distinct(?a) where { ?a dbo:birthPlace [] . ?a <text:s/>dbo:birthPlace ?x1 . ?x1 <text:s/>dbo:part ?x } </text:p>
          </table:table-cell>
          <table:table-cell office:value-type="float" office:value="0.0000833847086847515" calcext:value-type="float">
            <text:p>8.3384708684751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arty of birth place of &lt;A&gt; ?</text:p>
          </table:table-cell>
          <table:table-cell office:value-type="string" calcext:value-type="string">
            <text:p>select ?x where { &lt;A&gt; <text:s/>dbo:birthPlace ?x1 . ?x1 dbo:party ?x <text:s/>} </text:p>
          </table:table-cell>
          <table:table-cell office:value-type="string" calcext:value-type="string">
            <text:p>select distinct(?a) where { ?a dbo:birthPlace [] . ?a <text:s/>dbo:birthPlace ?x1 . ?x1 <text:s/>dbo:party ?x } </text:p>
          </table:table-cell>
          <table:table-cell office:value-type="float" office:value="0.0000402895048159713" calcext:value-type="float">
            <text:p>4.02895048159713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ercentage of area water of birth place of &lt;A&gt; ?</text:p>
          </table:table-cell>
          <table:table-cell office:value-type="string" calcext:value-type="string">
            <text:p>select ?x where { &lt;A&gt; <text:s/>dbo:birthPlace ?x1 . ?x1 dbo:percentageOfAreaWater ?x <text:s/>} </text:p>
          </table:table-cell>
          <table:table-cell office:value-type="string" calcext:value-type="string">
            <text:p>select distinct(?a) where { ?a dbo:birthPlace [] . ?a <text:s/>dbo:birthPlace ?x1 . ?x1 <text:s/>dbo:percentageOfAreaWater ?x } </text:p>
          </table:table-cell>
          <table:table-cell office:value-type="float" office:value="0.000242150359796" calcext:value-type="float">
            <text:p>0.00024215035979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icture of birth place of &lt;A&gt; ?</text:p>
          </table:table-cell>
          <table:table-cell office:value-type="string" calcext:value-type="string">
            <text:p>select ?x where { &lt;A&gt; <text:s/>dbo:birthPlace ?x1 . ?x1 dbo:picture ?x <text:s/>} </text:p>
          </table:table-cell>
          <table:table-cell office:value-type="string" calcext:value-type="string">
            <text:p>select distinct(?a) where { ?a dbo:birthPlace [] . ?a <text:s/>dbo:birthPlace ?x1 . ?x1 <text:s/>dbo:picture ?x } </text:p>
          </table:table-cell>
          <table:table-cell office:value-type="float" office:value="0.00000211164347683333" calcext:value-type="float">
            <text:p>2.11164347683333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icture of birth place of &lt;A&gt; ?</text:p>
          </table:table-cell>
          <table:table-cell office:value-type="string" calcext:value-type="string">
            <text:p>select count(*) as ?x where { &lt;A&gt; <text:s/>dbo:birthPlace ?x1 . ?x1 dbo:picture ?x <text:s/>} </text:p>
          </table:table-cell>
          <table:table-cell office:value-type="string" calcext:value-type="string">
            <text:p>select distinct(?a) where { ?a dbo:birthPlace [] . ?a <text:s/>dbo:birthPlace ?x1 . ?x1 <text:s/>dbo:picture ?x } </text:p>
          </table:table-cell>
          <table:table-cell office:value-type="float" office:value="0.00000211164347683333" calcext:value-type="float">
            <text:p>2.11164347683333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lant of birth place of &lt;A&gt; ?</text:p>
          </table:table-cell>
          <table:table-cell office:value-type="string" calcext:value-type="string">
            <text:p>select ?x where { &lt;A&gt; <text:s/>dbo:birthPlace ?x1 . ?x1 dbo:plant ?x <text:s/>} </text:p>
          </table:table-cell>
          <table:table-cell office:value-type="string" calcext:value-type="string">
            <text:p>select distinct(?a) where { ?a dbo:birthPlace [] . ?a <text:s/>dbo:birthPlace ?x1 . ?x1 <text:s/>dbo:plant ?x } </text:p>
          </table:table-cell>
          <table:table-cell office:value-type="float" office:value="0.0000041372031402" calcext:value-type="float">
            <text:p>4.137203140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opulation total of birth place of &lt;A&gt; ?</text:p>
          </table:table-cell>
          <table:table-cell office:value-type="string" calcext:value-type="string">
            <text:p>select ?x where { &lt;A&gt; <text:s/>dbo:birthPlace ?x1 . ?x1 dbo:populationTotal ?x <text:s/>} </text:p>
          </table:table-cell>
          <table:table-cell office:value-type="string" calcext:value-type="string">
            <text:p>select distinct(?a) where { ?a dbo:birthPlace [] . ?a <text:s/>dbo:birthPlace ?x1 . ?x1 <text:s/>dbo:populationTotal ?x } </text:p>
          </table:table-cell>
          <table:table-cell office:value-type="float" office:value="0.00000738803601183539" calcext:value-type="float">
            <text:p>7.38803601183539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population total of birth place of &lt;A&gt; ?</text:p>
          </table:table-cell>
          <table:table-cell office:value-type="string" calcext:value-type="string">
            <text:p>select distinct(?x) where { &lt;A&gt; <text:s/>dbo:birthPlace ?x1 . ?x1 dbo:populationTotal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populationTotal ?x } </text:p>
          </table:table-cell>
          <table:table-cell office:value-type="float" office:value="0.00000738803601183539" calcext:value-type="float">
            <text:p>7.38803601183539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osition of birth place of &lt;A&gt; ?</text:p>
          </table:table-cell>
          <table:table-cell office:value-type="string" calcext:value-type="string">
            <text:p>select ?x where { &lt;A&gt; <text:s/>dbo:birthPlace ?x1 . ?x1 dbo:position ?x <text:s/>} </text:p>
          </table:table-cell>
          <table:table-cell office:value-type="string" calcext:value-type="string">
            <text:p>select distinct(?a) where { ?a dbo:birthPlace [] . ?a <text:s/>dbo:birthPlace ?x1 . ?x1 <text:s/>dbo:position ?x } </text:p>
          </table:table-cell>
          <table:table-cell office:value-type="float" office:value="0.000000346012583375" calcext:value-type="float">
            <text:p>3.4601258337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osition of birth place of &lt;A&gt; ?</text:p>
          </table:table-cell>
          <table:table-cell office:value-type="string" calcext:value-type="string">
            <text:p>select count(*) as ?x where { &lt;A&gt; <text:s/>dbo:birthPlace ?x1 . ?x1 dbo:position ?x <text:s/>} </text:p>
          </table:table-cell>
          <table:table-cell office:value-type="string" calcext:value-type="string">
            <text:p>select distinct(?a) where { ?a dbo:birthPlace [] . ?a <text:s/>dbo:birthPlace ?x1 . ?x1 <text:s/>dbo:position ?x } </text:p>
          </table:table-cell>
          <table:table-cell office:value-type="float" office:value="0.000000346012583375" calcext:value-type="float">
            <text:p>3.4601258337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ostal code of birth place of &lt;A&gt; ?</text:p>
          </table:table-cell>
          <table:table-cell office:value-type="string" calcext:value-type="string">
            <text:p>select ?x where { &lt;A&gt; <text:s/>dbo:birthPlace ?x1 . ?x1 dbo:postalCode ?x <text:s/>} </text:p>
          </table:table-cell>
          <table:table-cell office:value-type="string" calcext:value-type="string">
            <text:p>select distinct(?a) where { ?a dbo:birthPlace [] . ?a <text:s/>dbo:birthPlace ?x1 . ?x1 <text:s/>dbo:postalCode ?x } </text:p>
          </table:table-cell>
          <table:table-cell office:value-type="float" office:value="0.000158206020417" calcext:value-type="float">
            <text:p>0.000158206020417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ostal code of birth place of &lt;A&gt; ?</text:p>
          </table:table-cell>
          <table:table-cell office:value-type="string" calcext:value-type="string">
            <text:p>select count(*) as ?x where { &lt;A&gt; <text:s/>dbo:birthPlace ?x1 . ?x1 dbo:postalCode ?x <text:s/>} </text:p>
          </table:table-cell>
          <table:table-cell office:value-type="string" calcext:value-type="string">
            <text:p>select distinct(?a) where { ?a dbo:birthPlace [] . ?a <text:s/>dbo:birthPlace ?x1 . ?x1 <text:s/>dbo:postalCode ?x } </text:p>
          </table:table-cell>
          <table:table-cell office:value-type="float" office:value="0.000158206020417" calcext:value-type="float">
            <text:p>0.000158206020417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redecessor of birth place of &lt;A&gt; ?</text:p>
          </table:table-cell>
          <table:table-cell office:value-type="string" calcext:value-type="string">
            <text:p>select ?x where { &lt;A&gt; <text:s/>dbo:birthPlace ?x1 . ?x1 dbo:predecessor ?x <text:s/>} </text:p>
          </table:table-cell>
          <table:table-cell office:value-type="string" calcext:value-type="string">
            <text:p>select distinct(?a) where { ?a dbo:birthPlace [] . ?a <text:s/>dbo:birthPlace ?x1 . ?x1 <text:s/>dbo:predecessor ?x } </text:p>
          </table:table-cell>
          <table:table-cell office:value-type="float" office:value="0.0000003630956985" calcext:value-type="float">
            <text:p>3.63095698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redecessor of birth place of &lt;A&gt; ?</text:p>
          </table:table-cell>
          <table:table-cell office:value-type="string" calcext:value-type="string">
            <text:p>select count(*) as ?x where { &lt;A&gt; <text:s/>dbo:birthPlace ?x1 . ?x1 dbo:predecessor ?x <text:s/>} </text:p>
          </table:table-cell>
          <table:table-cell office:value-type="string" calcext:value-type="string">
            <text:p>select distinct(?a) where { ?a dbo:birthPlace [] . ?a <text:s/>dbo:birthPlace ?x1 . ?x1 <text:s/>dbo:predecessor ?x } </text:p>
          </table:table-cell>
          <table:table-cell office:value-type="float" office:value="0.0000003630956985" calcext:value-type="float">
            <text:p>3.63095698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president of birth place of &lt;A&gt; ?</text:p>
          </table:table-cell>
          <table:table-cell office:value-type="string" calcext:value-type="string">
            <text:p>select ?x where { &lt;A&gt; <text:s/>dbo:birthPlace ?x1 . ?x1 dbo:president ?x <text:s/>} </text:p>
          </table:table-cell>
          <table:table-cell office:value-type="string" calcext:value-type="string">
            <text:p>select distinct(?a) where { ?a dbo:birthPlace [] . ?a <text:s/>dbo:birthPlace ?x1 . ?x1 <text:s/>dbo:president ?x } </text:p>
          </table:table-cell>
          <table:table-cell office:value-type="float" office:value="0.000009531893807835" calcext:value-type="float">
            <text:p>9.53189380783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resident of birth place of &lt;A&gt; ?</text:p>
          </table:table-cell>
          <table:table-cell office:value-type="string" calcext:value-type="string">
            <text:p>select count(*) as ?x where { &lt;A&gt; <text:s/>dbo:birthPlace ?x1 . ?x1 dbo:president ?x <text:s/>} </text:p>
          </table:table-cell>
          <table:table-cell office:value-type="string" calcext:value-type="string">
            <text:p>select distinct(?a) where { ?a dbo:birthPlace [] . ?a <text:s/>dbo:birthPlace ?x1 . ?x1 <text:s/>dbo:president ?x } </text:p>
          </table:table-cell>
          <table:table-cell office:value-type="float" office:value="0.000009531893807835" calcext:value-type="float">
            <text:p>9.53189380783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rovince of birth place of &lt;A&gt; ?</text:p>
          </table:table-cell>
          <table:table-cell office:value-type="string" calcext:value-type="string">
            <text:p>select ?x where { &lt;A&gt; <text:s/>dbo:birthPlace ?x1 . ?x1 dbo:province ?x <text:s/>} </text:p>
          </table:table-cell>
          <table:table-cell office:value-type="string" calcext:value-type="string">
            <text:p>select distinct(?a) where { ?a dbo:birthPlace [] . ?a <text:s/>dbo:birthPlace ?x1 . ?x1 <text:s/>dbo:province ?x } </text:p>
          </table:table-cell>
          <table:table-cell office:value-type="float" office:value="0.0000428859674298436" calcext:value-type="float">
            <text:p>4.2885967429843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ublicly accessible of birth place of &lt;A&gt; ?</text:p>
          </table:table-cell>
          <table:table-cell office:value-type="string" calcext:value-type="string">
            <text:p>select ?x where { &lt;A&gt; <text:s/>dbo:birthPlace ?x1 . ?x1 dbo:publiclyAccessible ?x <text:s/>} </text:p>
          </table:table-cell>
          <table:table-cell office:value-type="string" calcext:value-type="string">
            <text:p>select distinct(?a) where { ?a dbo:birthPlace [] . ?a <text:s/>dbo:birthPlace ?x1 . ?x1 <text:s/>dbo:publiclyAccessible ?x } </text:p>
          </table:table-cell>
          <table:table-cell office:value-type="float" office:value="0.0000138978482984792" calcext:value-type="float">
            <text:p>1.3897848298479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ublicly accessible of birth place of &lt;A&gt; ?</text:p>
          </table:table-cell>
          <table:table-cell office:value-type="string" calcext:value-type="string">
            <text:p>select count(*) as ?x where { &lt;A&gt; <text:s/>dbo:birthPlace ?x1 . ?x1 dbo:publiclyAccessible ?x <text:s/>} </text:p>
          </table:table-cell>
          <table:table-cell office:value-type="string" calcext:value-type="string">
            <text:p>select distinct(?a) where { ?a dbo:birthPlace [] . ?a <text:s/>dbo:birthPlace ?x1 . ?x1 <text:s/>dbo:publiclyAccessible ?x } </text:p>
          </table:table-cell>
          <table:table-cell office:value-type="float" office:value="0.0000138978482984792" calcext:value-type="float">
            <text:p>1.3897848298479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urpose of birth place of &lt;A&gt; ?</text:p>
          </table:table-cell>
          <table:table-cell office:value-type="string" calcext:value-type="string">
            <text:p>select ?x where { &lt;A&gt; <text:s/>dbo:birthPlace ?x1 . ?x1 dbo:purpose ?x <text:s/>} </text:p>
          </table:table-cell>
          <table:table-cell office:value-type="string" calcext:value-type="string">
            <text:p>select distinct(?a) where { ?a dbo:birthPlace [] . ?a <text:s/>dbo:birthPlace ?x1 . ?x1 <text:s/>dbo:purpose ?x } </text:p>
          </table:table-cell>
          <table:table-cell office:value-type="float" office:value="0.0000098841793125" calcext:value-type="float">
            <text:p>9.88417931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urpose of birth place of &lt;A&gt; ?</text:p>
          </table:table-cell>
          <table:table-cell office:value-type="string" calcext:value-type="string">
            <text:p>select count(*) as ?x where { &lt;A&gt; <text:s/>dbo:birthPlace ?x1 . ?x1 dbo:purpose ?x <text:s/>} </text:p>
          </table:table-cell>
          <table:table-cell office:value-type="string" calcext:value-type="string">
            <text:p>select distinct(?a) where { ?a dbo:birthPlace [] . ?a <text:s/>dbo:birthPlace ?x1 . ?x1 <text:s/>dbo:purpose ?x } </text:p>
          </table:table-cell>
          <table:table-cell office:value-type="float" office:value="0.0000098841793125" calcext:value-type="float">
            <text:p>9.88417931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quote of birth place of &lt;A&gt; ?</text:p>
          </table:table-cell>
          <table:table-cell office:value-type="string" calcext:value-type="string">
            <text:p>select ?x where { &lt;A&gt; <text:s/>dbo:birthPlace ?x1 . ?x1 dbo:quote ?x <text:s/>} </text:p>
          </table:table-cell>
          <table:table-cell office:value-type="string" calcext:value-type="string">
            <text:p>select distinct(?a) where { ?a dbo:birthPlace [] . ?a <text:s/>dbo:birthPlace ?x1 . ?x1 <text:s/>dbo:quote ?x } </text:p>
          </table:table-cell>
          <table:table-cell office:value-type="float" office:value="0.00000032467625525" calcext:value-type="float">
            <text:p>3.246762552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quote of birth place of &lt;A&gt; ?</text:p>
          </table:table-cell>
          <table:table-cell office:value-type="string" calcext:value-type="string">
            <text:p>select count(*) as ?x where { &lt;A&gt; <text:s/>dbo:birthPlace ?x1 . ?x1 dbo:quote ?x <text:s/>} </text:p>
          </table:table-cell>
          <table:table-cell office:value-type="string" calcext:value-type="string">
            <text:p>select distinct(?a) where { ?a dbo:birthPlace [] . ?a <text:s/>dbo:birthPlace ?x1 . ?x1 <text:s/>dbo:quote ?x } </text:p>
          </table:table-cell>
          <table:table-cell office:value-type="float" office:value="0.00000032467625525" calcext:value-type="float">
            <text:p>3.246762552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race of birth place of &lt;A&gt; ?</text:p>
          </table:table-cell>
          <table:table-cell office:value-type="string" calcext:value-type="string">
            <text:p>select ?x where { &lt;A&gt; <text:s/>dbo:birthPlace ?x1 . ?x1 dbo:race ?x <text:s/>} </text:p>
          </table:table-cell>
          <table:table-cell office:value-type="string" calcext:value-type="string">
            <text:p>select distinct(?a) where { ?a dbo:birthPlace [] . ?a <text:s/>dbo:birthPlace ?x1 . ?x1 <text:s/>dbo:race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record label of birth place of &lt;A&gt; ?</text:p>
          </table:table-cell>
          <table:table-cell office:value-type="string" calcext:value-type="string">
            <text:p>select ?x where { &lt;A&gt; <text:s/>dbo:birthPlace ?x1 . ?x1 dbo:recordLabel ?x <text:s/>} </text:p>
          </table:table-cell>
          <table:table-cell office:value-type="string" calcext:value-type="string">
            <text:p>select distinct(?a) where { ?a dbo:birthPlace [] . ?a <text:s/>dbo:birthPlace ?x1 . ?x1 <text:s/>dbo:recordLabel ?x } </text:p>
          </table:table-cell>
          <table:table-cell office:value-type="float" office:value="0.000102622715823" calcext:value-type="float">
            <text:p>0.000102622715823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region of birth place of &lt;A&gt; ?</text:p>
          </table:table-cell>
          <table:table-cell office:value-type="string" calcext:value-type="string">
            <text:p>select ?x where { &lt;A&gt; <text:s/>dbo:birthPlace ?x1 . ?x1 dbo:region ?x <text:s/>} </text:p>
          </table:table-cell>
          <table:table-cell office:value-type="string" calcext:value-type="string">
            <text:p>select distinct(?a) where { ?a dbo:birthPlace [] . ?a <text:s/>dbo:birthPlace ?x1 . ?x1 <text:s/>dbo:region ?x } </text:p>
          </table:table-cell>
          <table:table-cell office:value-type="float" office:value="0.000103317131601" calcext:value-type="float">
            <text:p>0.00010331713160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region of birth place of &lt;A&gt; ?</text:p>
          </table:table-cell>
          <table:table-cell office:value-type="string" calcext:value-type="string">
            <text:p>select count(*) as ?x where { &lt;A&gt; <text:s/>dbo:birthPlace ?x1 . ?x1 dbo:region ?x <text:s/>} </text:p>
          </table:table-cell>
          <table:table-cell office:value-type="string" calcext:value-type="string">
            <text:p>select distinct(?a) where { ?a dbo:birthPlace [] . ?a <text:s/>dbo:birthPlace ?x1 . ?x1 <text:s/>dbo:region ?x } </text:p>
          </table:table-cell>
          <table:table-cell office:value-type="float" office:value="0.000103317131601" calcext:value-type="float">
            <text:p>0.00010331713160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related of birth place of &lt;A&gt; ?</text:p>
          </table:table-cell>
          <table:table-cell office:value-type="string" calcext:value-type="string">
            <text:p>select ?x where { &lt;A&gt; <text:s/>dbo:birthPlace ?x1 . ?x1 dbo:related ?x <text:s/>} </text:p>
          </table:table-cell>
          <table:table-cell office:value-type="string" calcext:value-type="string">
            <text:p>select distinct(?a) where { ?a dbo:birthPlace [] . ?a <text:s/>dbo:birthPlace ?x1 . ?x1 <text:s/>dbo:related ?x } </text:p>
          </table:table-cell>
          <table:table-cell office:value-type="float" office:value="0.00000928673703826916" calcext:value-type="float">
            <text:p>9.2867370382691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related of birth place of &lt;A&gt; ?</text:p>
          </table:table-cell>
          <table:table-cell office:value-type="string" calcext:value-type="string">
            <text:p>select count(*) as ?x where { &lt;A&gt; <text:s/>dbo:birthPlace ?x1 . ?x1 dbo:related ?x <text:s/>} </text:p>
          </table:table-cell>
          <table:table-cell office:value-type="string" calcext:value-type="string">
            <text:p>select distinct(?a) where { ?a dbo:birthPlace [] . ?a <text:s/>dbo:birthPlace ?x1 . ?x1 <text:s/>dbo:related ?x } </text:p>
          </table:table-cell>
          <table:table-cell office:value-type="float" office:value="0.00000928673703826916" calcext:value-type="float">
            <text:p>9.2867370382691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release date of birth place of &lt;A&gt; ?</text:p>
          </table:table-cell>
          <table:table-cell office:value-type="string" calcext:value-type="string">
            <text:p>select ?x where { &lt;A&gt; <text:s/>dbo:birthPlace ?x1 . ?x1 dbo:releaseDate ?x } </text:p>
          </table:table-cell>
          <table:table-cell office:value-type="string" calcext:value-type="string">
            <text:p>select distinct(?a) where { ?a dbo:birthPlace [] . ?a <text:s/>dbo:birthPlace ?x1 . ?x1 <text:s/>dbo:releaseDate ?x } </text:p>
          </table:table-cell>
          <table:table-cell office:value-type="float" office:value="0.0000750066052539843" calcext:value-type="float">
            <text:p>7.50066052539843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release date of birth place of &lt;A&gt; ?</text:p>
          </table:table-cell>
          <table:table-cell office:value-type="string" calcext:value-type="string">
            <text:p>select count(*) as ?x where { &lt;A&gt; <text:s/>dbo:birthPlace ?x1 . ?x1 dbo:releaseDate ?x <text:s/>} </text:p>
          </table:table-cell>
          <table:table-cell office:value-type="string" calcext:value-type="string">
            <text:p>select distinct(?a) where { ?a dbo:birthPlace [] . ?a <text:s/>dbo:birthPlace ?x1 . ?x1 <text:s/>dbo:releaseDate ?x } </text:p>
          </table:table-cell>
          <table:table-cell office:value-type="float" office:value="0.0000750066052539843" calcext:value-type="float">
            <text:p>7.50066052539843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release date of birth place of &lt;A&gt; ?</text:p>
          </table:table-cell>
          <table:table-cell office:value-type="string" calcext:value-type="string">
            <text:p>select distinct(?x) where { &lt;A&gt; <text:s/>dbo:birthPlace ?x1 . ?x1 dbo:releaseDate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releaseDate ?x } </text:p>
          </table:table-cell>
          <table:table-cell office:value-type="float" office:value="0.0000750066052539843" calcext:value-type="float">
            <text:p>7.50066052539843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religion of birth place of &lt;A&gt; ?</text:p>
          </table:table-cell>
          <table:table-cell office:value-type="string" calcext:value-type="string">
            <text:p>select ?x where { &lt;A&gt; <text:s/>dbo:birthPlace ?x1 . ?x1 dbo:religion ?x <text:s/>} </text:p>
          </table:table-cell>
          <table:table-cell office:value-type="string" calcext:value-type="string">
            <text:p>select distinct(?a) where { ?a dbo:birthPlace [] . ?a <text:s/>dbo:birthPlace ?x1 . ?x1 <text:s/>dbo:religion ?x } </text:p>
          </table:table-cell>
          <table:table-cell office:value-type="float" office:value="0.000011021422688337" calcext:value-type="float">
            <text:p>1.102142268833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religion of birth place of &lt;A&gt; ?</text:p>
          </table:table-cell>
          <table:table-cell office:value-type="string" calcext:value-type="string">
            <text:p>select count(*) as ?x where { &lt;A&gt; <text:s/>dbo:birthPlace ?x1 . ?x1 dbo:religion ?x <text:s/>} </text:p>
          </table:table-cell>
          <table:table-cell office:value-type="string" calcext:value-type="string">
            <text:p>select distinct(?a) where { ?a dbo:birthPlace [] . ?a <text:s/>dbo:birthPlace ?x1 . ?x1 <text:s/>dbo:religion ?x } </text:p>
          </table:table-cell>
          <table:table-cell office:value-type="float" office:value="0.000011021422688337" calcext:value-type="float">
            <text:p>1.102142268833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river of birth place of &lt;A&gt; ?</text:p>
          </table:table-cell>
          <table:table-cell office:value-type="string" calcext:value-type="string">
            <text:p>select ?x where { &lt;A&gt; <text:s/>dbo:birthPlace ?x1 . ?x1 dbo:river ?x <text:s/>} </text:p>
          </table:table-cell>
          <table:table-cell office:value-type="string" calcext:value-type="string">
            <text:p>select distinct(?a) where { ?a dbo:birthPlace [] . ?a <text:s/>dbo:birthPlace ?x1 . ?x1 <text:s/>dbo:river ?x } </text:p>
          </table:table-cell>
          <table:table-cell office:value-type="float" office:value="0.00000233151964966015" calcext:value-type="float">
            <text:p>2.3315196496601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related of birth place of &lt;A&gt; ?</text:p>
          </table:table-cell>
          <table:table-cell office:value-type="string" calcext:value-type="string">
            <text:p>select ?x where { &lt;A&gt; <text:s/>dbo:birthPlace ?x1 . ?x1 dbo:related ?x <text:s/>} </text:p>
          </table:table-cell>
          <table:table-cell office:value-type="string" calcext:value-type="string">
            <text:p>select distinct(?a) where { ?a dbo:birthPlace [] . ?a <text:s/>dbo:birthPlace ?x1 . ?x1 <text:s/>dbo:related ?x } </text:p>
          </table:table-cell>
          <table:table-cell office:value-type="float" office:value="0.00000928673703826916" calcext:value-type="float">
            <text:p>9.2867370382691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related of birth place of &lt;A&gt; ?</text:p>
          </table:table-cell>
          <table:table-cell office:value-type="string" calcext:value-type="string">
            <text:p>select count(*) as ?x where { &lt;A&gt; <text:s/>dbo:birthPlace ?x1 . ?x1 dbo:related ?x <text:s/>} </text:p>
          </table:table-cell>
          <table:table-cell office:value-type="string" calcext:value-type="string">
            <text:p>select distinct(?a) where { ?a dbo:birthPlace [] . ?a <text:s/>dbo:birthPlace ?x1 . ?x1 <text:s/>dbo:related ?x } </text:p>
          </table:table-cell>
          <table:table-cell office:value-type="float" office:value="0.00000928673703826916" calcext:value-type="float">
            <text:p>9.2867370382691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logan of birth place of &lt;A&gt; ?</text:p>
          </table:table-cell>
          <table:table-cell office:value-type="string" calcext:value-type="string">
            <text:p>select ?x where { &lt;A&gt; <text:s/>dbo:birthPlace ?x1 . ?x1 dbo:slogan ?x <text:s/>} </text:p>
          </table:table-cell>
          <table:table-cell office:value-type="string" calcext:value-type="string">
            <text:p>select distinct(?a) where { ?a dbo:birthPlace [] . ?a <text:s/>dbo:birthPlace ?x1 . ?x1 <text:s/>dbo:slogan ?x } </text:p>
          </table:table-cell>
          <table:table-cell office:value-type="float" office:value="0.000000874604116392857" calcext:value-type="float">
            <text:p>8.74604116392857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nd recording of birth place of &lt;A&gt; ?</text:p>
          </table:table-cell>
          <table:table-cell office:value-type="string" calcext:value-type="string">
            <text:p>select ?x where { &lt;A&gt; <text:s/>dbo:birthPlace ?x1 . ?x1 dbo:soundRecording ?x <text:s/>} </text:p>
          </table:table-cell>
          <table:table-cell office:value-type="string" calcext:value-type="string">
            <text:p>select distinct(?a) where { ?a dbo:birthPlace [] . ?a <text:s/>dbo:birthPlace ?x1 . ?x1 <text:s/>dbo:soundRecording ?x } </text:p>
          </table:table-cell>
          <table:table-cell office:value-type="float" office:value="0.000114372491125" calcext:value-type="float">
            <text:p>0.00011437249112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rce of birth place of &lt;A&gt; ?</text:p>
          </table:table-cell>
          <table:table-cell office:value-type="string" calcext:value-type="string">
            <text:p>select ?x where { &lt;A&gt; <text:s/>dbo:birthPlace ?x1 . ?x1 dbo:source ?x <text:s/>} </text:p>
          </table:table-cell>
          <table:table-cell office:value-type="string" calcext:value-type="string">
            <text:p>select distinct(?a) where { ?a dbo:birthPlace [] . ?a <text:s/>dbo:birthPlace ?x1 . ?x1 <text:s/>dbo:source ?x } </text:p>
          </table:table-cell>
          <table:table-cell office:value-type="float" office:value="0.00000537013381511202" calcext:value-type="float">
            <text:p>5.3701338151120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source of birth place of &lt;A&gt; ?</text:p>
          </table:table-cell>
          <table:table-cell office:value-type="string" calcext:value-type="string">
            <text:p>select count(*) as ?x where { &lt;A&gt; <text:s/>dbo:birthPlace ?x1 . ?x1 dbo:source ?x <text:s/>} </text:p>
          </table:table-cell>
          <table:table-cell office:value-type="string" calcext:value-type="string">
            <text:p>select distinct(?a) where { ?a dbo:birthPlace [] . ?a <text:s/>dbo:birthPlace ?x1 . ?x1 <text:s/>dbo:source ?x } </text:p>
          </table:table-cell>
          <table:table-cell office:value-type="float" office:value="0.00000537013381511202" calcext:value-type="float">
            <text:p>5.37013381511202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rce mountain of birth place of &lt;A&gt; ?</text:p>
          </table:table-cell>
          <table:table-cell office:value-type="string" calcext:value-type="string">
            <text:p>select ?x where { &lt;A&gt; <text:s/>dbo:birthPlace ?x1 . ?x1 dbo:sourceMountain ?x <text:s/>} </text:p>
          </table:table-cell>
          <table:table-cell office:value-type="string" calcext:value-type="string">
            <text:p>select distinct(?a) where { ?a dbo:birthPlace [] . ?a <text:s/>dbo:birthPlace ?x1 . ?x1 <text:s/>dbo:sourceMountain ?x } </text:p>
          </table:table-cell>
          <table:table-cell office:value-type="float" office:value="0.0000206894836647924" calcext:value-type="float">
            <text:p>2.06894836647924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rce place of birth place of &lt;A&gt; ?</text:p>
          </table:table-cell>
          <table:table-cell office:value-type="string" calcext:value-type="string">
            <text:p>select ?x where { &lt;A&gt; <text:s/>dbo:birthPlace ?x1 . ?x1 dbo:sourcePlace ?x <text:s/>} </text:p>
          </table:table-cell>
          <table:table-cell office:value-type="string" calcext:value-type="string">
            <text:p>select distinct(?a) where { ?a dbo:birthPlace [] . ?a <text:s/>dbo:birthPlace ?x1 . ?x1 <text:s/>dbo:sourcePlace ?x } </text:p>
          </table:table-cell>
          <table:table-cell office:value-type="float" office:value="0.0000206894836647924" calcext:value-type="float">
            <text:p>2.06894836647924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rce position of birth place of &lt;A&gt; ?</text:p>
          </table:table-cell>
          <table:table-cell office:value-type="string" calcext:value-type="string">
            <text:p>select ?x where { &lt;A&gt; <text:s/>dbo:birthPlace ?x1 . ?x1 dbo:sourcePosition ?x <text:s/>} </text:p>
          </table:table-cell>
          <table:table-cell office:value-type="string" calcext:value-type="string">
            <text:p>select distinct(?a) where { ?a dbo:birthPlace [] . ?a <text:s/>dbo:birthPlace ?x1 . ?x1 <text:s/>dbo:sourcePosition ?x } </text:p>
          </table:table-cell>
          <table:table-cell office:value-type="float" office:value="0.0000239796291947928" calcext:value-type="float">
            <text:p>2.3979629194792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rce region of birth place of &lt;A&gt; ?</text:p>
          </table:table-cell>
          <table:table-cell office:value-type="string" calcext:value-type="string">
            <text:p>select ?x where { &lt;A&gt; <text:s/>dbo:birthPlace ?x1 . ?x1 dbo:sourceRegion ?x <text:s/>} </text:p>
          </table:table-cell>
          <table:table-cell office:value-type="string" calcext:value-type="string">
            <text:p>select distinct(?a) where { ?a dbo:birthPlace [] . ?a <text:s/>dbo:birthPlace ?x1 . ?x1 <text:s/>dbo:sourceRegion ?x } </text:p>
          </table:table-cell>
          <table:table-cell office:value-type="float" office:value="0.0000207287840438058" calcext:value-type="float">
            <text:p>2.0728784043805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tate of birth place of &lt;A&gt; ?</text:p>
          </table:table-cell>
          <table:table-cell office:value-type="string" calcext:value-type="string">
            <text:p>select ?x where { &lt;A&gt; <text:s/>dbo:birthPlace ?x1 . ?x1 dbo:state ?x <text:s/>} </text:p>
          </table:table-cell>
          <table:table-cell office:value-type="string" calcext:value-type="string">
            <text:p>select distinct(?a) where { ?a dbo:birthPlace [] . ?a <text:s/>dbo:birthPlace ?x1 . ?x1 <text:s/>dbo:state ?x } </text:p>
          </table:table-cell>
          <table:table-cell office:value-type="float" office:value="0.000114752917749" calcext:value-type="float">
            <text:p>0.00011475291774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tatus of birth place of &lt;A&gt; ?</text:p>
          </table:table-cell>
          <table:table-cell office:value-type="string" calcext:value-type="string">
            <text:p>select ?x where { &lt;A&gt; <text:s/>dbo:birthPlace ?x1 . ?x1 dbo:status ?x <text:s/>} </text:p>
          </table:table-cell>
          <table:table-cell office:value-type="string" calcext:value-type="string">
            <text:p>select distinct(?a) where { ?a dbo:birthPlace [] . ?a <text:s/>dbo:birthPlace ?x1 . ?x1 <text:s/>dbo:status ?x } </text:p>
          </table:table-cell>
          <table:table-cell office:value-type="float" office:value="0.00000322116950725" calcext:value-type="float">
            <text:p>3.221169507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status of birth place of &lt;A&gt; ?</text:p>
          </table:table-cell>
          <table:table-cell office:value-type="string" calcext:value-type="string">
            <text:p>select count(*) as ?x where { &lt;A&gt; <text:s/>dbo:birthPlace ?x1 . ?x1 dbo:status ?x <text:s/>} </text:p>
          </table:table-cell>
          <table:table-cell office:value-type="string" calcext:value-type="string">
            <text:p>select distinct(?a) where { ?a dbo:birthPlace [] . ?a <text:s/>dbo:birthPlace ?x1 . ?x1 <text:s/>dbo:status ?x } </text:p>
          </table:table-cell>
          <table:table-cell office:value-type="float" office:value="0.00000322116950725" calcext:value-type="float">
            <text:p>3.221169507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ubdivisions of birth place of &lt;A&gt; ?</text:p>
          </table:table-cell>
          <table:table-cell office:value-type="string" calcext:value-type="string">
            <text:p>select ?x where { &lt;A&gt; <text:s/>dbo:birthPlace ?x1 . ?x1 dbo:subdivisions ?x <text:s/>} </text:p>
          </table:table-cell>
          <table:table-cell office:value-type="string" calcext:value-type="string">
            <text:p>select distinct(?a) where { ?a dbo:birthPlace [] . ?a <text:s/>dbo:birthPlace ?x1 . ?x1 <text:s/>dbo:subdivisions ?x } </text:p>
          </table:table-cell>
          <table:table-cell office:value-type="float" office:value="0.0000397562477607763" calcext:value-type="float">
            <text:p>3.97562477607763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subdivisions of birth place of &lt;A&gt; ?</text:p>
          </table:table-cell>
          <table:table-cell office:value-type="string" calcext:value-type="string">
            <text:p>select distinct(?x) where { &lt;A&gt; <text:s/>dbo:birthPlace ?x1 . ?x1 dbo:subdivisions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subdivisions ?x } </text:p>
          </table:table-cell>
          <table:table-cell office:value-type="float" office:value="0.0000397562477607763" calcext:value-type="float">
            <text:p>3.97562477607763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subregion of birth place of &lt;A&gt; ?</text:p>
          </table:table-cell>
          <table:table-cell office:value-type="string" calcext:value-type="string">
            <text:p>select ?x where { &lt;A&gt; <text:s/>dbo:birthPlace ?x1 . ?x1 dbo:subregion ?x <text:s/>} </text:p>
          </table:table-cell>
          <table:table-cell office:value-type="string" calcext:value-type="string">
            <text:p>select distinct(?a) where { ?a dbo:birthPlace [] . ?a <text:s/>dbo:birthPlace ?x1 . ?x1 <text:s/>dbo:subregion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subregion of birth place of &lt;A&gt; ?</text:p>
          </table:table-cell>
          <table:table-cell office:value-type="string" calcext:value-type="string">
            <text:p>select count(*) as ?x where { &lt;A&gt; <text:s/>dbo:birthPlace ?x1 . ?x1 dbo:subregion ?x <text:s/>} </text:p>
          </table:table-cell>
          <table:table-cell office:value-type="string" calcext:value-type="string">
            <text:p>select distinct(?a) where { ?a dbo:birthPlace [] . ?a <text:s/>dbo:birthPlace ?x1 . ?x1 <text:s/>dbo:subregion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uccessor of birth place of &lt;A&gt; ?</text:p>
          </table:table-cell>
          <table:table-cell office:value-type="string" calcext:value-type="string">
            <text:p>select ?x where { &lt;A&gt; <text:s/>dbo:birthPlace ?x1 . ?x1 dbo:successor ?x <text:s/>} </text:p>
          </table:table-cell>
          <table:table-cell office:value-type="string" calcext:value-type="string">
            <text:p>select distinct(?a) where { ?a dbo:birthPlace [] . ?a <text:s/>dbo:birthPlace ?x1 . ?x1 <text:s/>dbo:successor ?x } </text:p>
          </table:table-cell>
          <table:table-cell office:value-type="float" office:value="0.0000003630956985" calcext:value-type="float">
            <text:p>3.63095698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successor of birth place of &lt;A&gt; ?</text:p>
          </table:table-cell>
          <table:table-cell office:value-type="string" calcext:value-type="string">
            <text:p>select count(*) as ?x where { &lt;A&gt; <text:s/>dbo:birthPlace ?x1 . ?x1 dbo:successor ?x <text:s/>} </text:p>
          </table:table-cell>
          <table:table-cell office:value-type="string" calcext:value-type="string">
            <text:p>select distinct(?a) where { ?a dbo:birthPlace [] . ?a <text:s/>dbo:birthPlace ?x1 . ?x1 <text:s/>dbo:successor ?x } </text:p>
          </table:table-cell>
          <table:table-cell office:value-type="float" office:value="0.0000003630956985" calcext:value-type="float">
            <text:p>3.63095698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ynonym of birth place of &lt;A&gt; ?</text:p>
          </table:table-cell>
          <table:table-cell office:value-type="string" calcext:value-type="string">
            <text:p>select ?x where { &lt;A&gt; <text:s/>dbo:birthPlace ?x1 . ?x1 dbo:synonym ?x <text:s/>} </text:p>
          </table:table-cell>
          <table:table-cell office:value-type="string" calcext:value-type="string">
            <text:p>select distinct(?a) where { ?a dbo:birthPlace [] . ?a <text:s/>dbo:birthPlace ?x1 . ?x1 <text:s/>dbo:synonym ?x } </text:p>
          </table:table-cell>
          <table:table-cell office:value-type="float" office:value="0.000237374439218" calcext:value-type="float">
            <text:p>0.000237374439218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synonym of birth place of &lt;A&gt; ?</text:p>
          </table:table-cell>
          <table:table-cell office:value-type="string" calcext:value-type="string">
            <text:p>select count(*) as ?x where { &lt;A&gt; <text:s/>dbo:birthPlace ?x1 . ?x1 dbo:synonym ?x <text:s/>} </text:p>
          </table:table-cell>
          <table:table-cell office:value-type="string" calcext:value-type="string">
            <text:p>select distinct(?a) where { ?a dbo:birthPlace [] . ?a <text:s/>dbo:birthPlace ?x1 . ?x1 <text:s/>dbo:synonym ?x } </text:p>
          </table:table-cell>
          <table:table-cell office:value-type="float" office:value="0.000237374439218" calcext:value-type="float">
            <text:p>0.000237374439218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eam size of birth place of &lt;A&gt; ?</text:p>
          </table:table-cell>
          <table:table-cell office:value-type="string" calcext:value-type="string">
            <text:p>select ?x where { &lt;A&gt; <text:s/>dbo:birthPlace ?x1 . ?x1 dbo:teamSize ?x <text:s/>} </text:p>
          </table:table-cell>
          <table:table-cell office:value-type="string" calcext:value-type="string">
            <text:p>select distinct(?a) where { ?a dbo:birthPlace [] . ?a <text:s/>dbo:birthPlace ?x1 . ?x1 <text:s/>dbo:teamSize ?x } </text:p>
          </table:table-cell>
          <table:table-cell office:value-type="float" office:value="0.00000543249303375" calcext:value-type="float">
            <text:p>5.432493033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team size of birth place of &lt;A&gt; ?</text:p>
          </table:table-cell>
          <table:table-cell office:value-type="string" calcext:value-type="string">
            <text:p>select distinct(?x) where { &lt;A&gt; <text:s/>dbo:birthPlace ?x1 . ?x1 dbo:teamSize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teamSize ?x } </text:p>
          </table:table-cell>
          <table:table-cell office:value-type="float" office:value="0.00000543249303375" calcext:value-type="float">
            <text:p>5.432493033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ype of tennis surface of birth place of &lt;A&gt; ?</text:p>
          </table:table-cell>
          <table:table-cell office:value-type="string" calcext:value-type="string">
            <text:p>select ?x where { &lt;A&gt; <text:s/>dbo:birthPlace ?x1 . ?x1 dbo:tennisSurfaceType ?x <text:s/>} </text:p>
          </table:table-cell>
          <table:table-cell office:value-type="string" calcext:value-type="string">
            <text:p>select distinct(?a) where { ?a dbo:birthPlace [] . ?a <text:s/>dbo:birthPlace ?x1 . ?x1 <text:s/>dbo:tennisSurfaceType ?x } </text:p>
          </table:table-cell>
          <table:table-cell office:value-type="float" office:value="0.0000077160290625" calcext:value-type="float">
            <text:p>7.71602906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type of tennis surface of birth place of &lt;A&gt; ?</text:p>
          </table:table-cell>
          <table:table-cell office:value-type="string" calcext:value-type="string">
            <text:p>select count(*) as ?x where { &lt;A&gt; <text:s/>dbo:birthPlace ?x1 . ?x1 dbo:tennisSurfaceType ?x <text:s/>} </text:p>
          </table:table-cell>
          <table:table-cell office:value-type="string" calcext:value-type="string">
            <text:p>select distinct(?a) where { ?a dbo:birthPlace [] . ?a <text:s/>dbo:birthPlace ?x1 . ?x1 <text:s/>dbo:tennisSurfaceType ?x } </text:p>
          </table:table-cell>
          <table:table-cell office:value-type="float" office:value="0.0000077160290625" calcext:value-type="float">
            <text:p>7.71602906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humbnail of birth place of &lt;A&gt; ?</text:p>
          </table:table-cell>
          <table:table-cell office:value-type="string" calcext:value-type="string">
            <text:p>select ?x where { &lt;A&gt; <text:s/>dbo:birthPlace ?x1 . ?x1 dbo:thumbnail ?x <text:s/>} </text:p>
          </table:table-cell>
          <table:table-cell office:value-type="string" calcext:value-type="string">
            <text:p>select distinct(?a) where { ?a dbo:birthPlace [] . ?a <text:s/>dbo:birthPlace ?x1 . ?x1 <text:s/>dbo:thumbnail ?x } </text:p>
          </table:table-cell>
          <table:table-cell office:value-type="float" office:value="0.000014120572602276" calcext:value-type="float">
            <text:p>1.412057260227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ime of birth place of &lt;A&gt; ?</text:p>
          </table:table-cell>
          <table:table-cell office:value-type="string" calcext:value-type="string">
            <text:p>select ?x where { &lt;A&gt; <text:s/>dbo:birthPlace ?x1 . ?x1 dbo:time ?x <text:s/>} </text:p>
          </table:table-cell>
          <table:table-cell office:value-type="string" calcext:value-type="string">
            <text:p>select distinct(?a) where { ?a dbo:birthPlace [] . ?a <text:s/>dbo:birthPlace ?x1 . ?x1 <text:s/>dbo:time ?x } </text:p>
          </table:table-cell>
          <table:table-cell office:value-type="float" office:value="0.00000005593412026875" calcext:value-type="float">
            <text:p>5.593412026875E-08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time of birth place of &lt;A&gt; ?</text:p>
          </table:table-cell>
          <table:table-cell office:value-type="string" calcext:value-type="string">
            <text:p>select count(*) as ?x where { &lt;A&gt; <text:s/>dbo:birthPlace ?x1 . ?x1 dbo:time ?x <text:s/>} </text:p>
          </table:table-cell>
          <table:table-cell office:value-type="string" calcext:value-type="string">
            <text:p>select distinct(?a) where { ?a dbo:birthPlace [] . ?a <text:s/>dbo:birthPlace ?x1 . ?x1 <text:s/>dbo:time ?x } </text:p>
          </table:table-cell>
          <table:table-cell office:value-type="float" office:value="0.00000005593412026875" calcext:value-type="float">
            <text:p>5.593412026875E-08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ime zone of birth place of &lt;A&gt; ?</text:p>
          </table:table-cell>
          <table:table-cell office:value-type="string" calcext:value-type="string">
            <text:p>select ?x where { &lt;A&gt; <text:s/>dbo:birthPlace ?x1 . ?x1 dbo:timeZone ?x <text:s/>} </text:p>
          </table:table-cell>
          <table:table-cell office:value-type="string" calcext:value-type="string">
            <text:p>select distinct(?a) where { ?a dbo:birthPlace [] . ?a <text:s/>dbo:birthPlace ?x1 . ?x1 <text:s/>dbo:timeZone ?x } </text:p>
          </table:table-cell>
          <table:table-cell office:value-type="float" office:value="0.000255980929006" calcext:value-type="float">
            <text:p>0.00025598092900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time zone of birth place of &lt;A&gt; ?</text:p>
          </table:table-cell>
          <table:table-cell office:value-type="string" calcext:value-type="string">
            <text:p>select count(*) as ?x where { &lt;A&gt; <text:s/>dbo:birthPlace ?x1 . ?x1 dbo:timeZone ?x <text:s/>} </text:p>
          </table:table-cell>
          <table:table-cell office:value-type="string" calcext:value-type="string">
            <text:p>select distinct(?a) where { ?a dbo:birthPlace [] . ?a <text:s/>dbo:birthPlace ?x1 . ?x1 <text:s/>dbo:timeZone ?x } </text:p>
          </table:table-cell>
          <table:table-cell office:value-type="float" office:value="0.000255980929006" calcext:value-type="float">
            <text:p>0.00025598092900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itle of birth place of &lt;A&gt; ?</text:p>
          </table:table-cell>
          <table:table-cell office:value-type="string" calcext:value-type="string">
            <text:p>select ?x where { &lt;A&gt; <text:s/>dbo:birthPlace ?x1 . ?x1 dbo:title ?x <text:s/>} </text:p>
          </table:table-cell>
          <table:table-cell office:value-type="string" calcext:value-type="string">
            <text:p>select distinct(?a) where { ?a dbo:birthPlace [] . ?a <text:s/>dbo:birthPlace ?x1 . ?x1 <text:s/>dbo:title ?x } </text:p>
          </table:table-cell>
          <table:table-cell office:value-type="float" office:value="0.00000029289920245" calcext:value-type="float">
            <text:p>2.928992024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ype of birth place of &lt;A&gt; ?</text:p>
          </table:table-cell>
          <table:table-cell office:value-type="string" calcext:value-type="string">
            <text:p>select ?x where { &lt;A&gt; <text:s/>dbo:birthPlace ?x1 . ?x1 dbo:type ?x <text:s/>} </text:p>
          </table:table-cell>
          <table:table-cell office:value-type="string" calcext:value-type="string">
            <text:p>select distinct(?a) where { ?a dbo:birthPlace [] . ?a <text:s/>dbo:birthPlace ?x1 . ?x1 <text:s/>dbo:type ?x } </text:p>
          </table:table-cell>
          <table:table-cell office:value-type="float" office:value="0.000284642053672" calcext:value-type="float">
            <text:p>0.00028464205367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type of birth place of &lt;A&gt; ?</text:p>
          </table:table-cell>
          <table:table-cell office:value-type="string" calcext:value-type="string">
            <text:p>select count(*) as ?x where { &lt;A&gt; <text:s/>dbo:birthPlace ?x1 . ?x1 dbo:type ?x <text:s/>} </text:p>
          </table:table-cell>
          <table:table-cell office:value-type="string" calcext:value-type="string">
            <text:p>select distinct(?a) where { ?a dbo:birthPlace [] . ?a <text:s/>dbo:birthPlace ?x1 . ?x1 <text:s/>dbo:type ?x } </text:p>
          </table:table-cell>
          <table:table-cell office:value-type="float" office:value="0.000284642053672" calcext:value-type="float">
            <text:p>0.00028464205367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UTC offset of birth place of &lt;A&gt; ?</text:p>
          </table:table-cell>
          <table:table-cell office:value-type="string" calcext:value-type="string">
            <text:p>select ?x where { &lt;A&gt; <text:s/>dbo:birthPlace ?x1 . ?x1 dbo:utcOffset ?x <text:s/>} </text:p>
          </table:table-cell>
          <table:table-cell office:value-type="string" calcext:value-type="string">
            <text:p>select distinct(?a) where { ?a dbo:birthPlace [] . ?a <text:s/>dbo:birthPlace ?x1 . ?x1 <text:s/>dbo:utcOffset ?x } </text:p>
          </table:table-cell>
          <table:table-cell office:value-type="float" office:value="0.00026145945478" calcext:value-type="float">
            <text:p>0.00026145945478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UTC offset of birth place of &lt;A&gt; ?</text:p>
          </table:table-cell>
          <table:table-cell office:value-type="string" calcext:value-type="string">
            <text:p>select count(*) as ?x where { &lt;A&gt; <text:s/>dbo:birthPlace ?x1 . ?x1 dbo:utcOffset ?x <text:s/>} </text:p>
          </table:table-cell>
          <table:table-cell office:value-type="string" calcext:value-type="string">
            <text:p>select distinct(?a) where { ?a dbo:birthPlace [] . ?a <text:s/>dbo:birthPlace ?x1 . ?x1 <text:s/>dbo:utcOffset ?x } </text:p>
          </table:table-cell>
          <table:table-cell office:value-type="float" office:value="0.00026145945478" calcext:value-type="float">
            <text:p>0.00026145945478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vice chancellor of birth place of &lt;A&gt; ?</text:p>
          </table:table-cell>
          <table:table-cell office:value-type="string" calcext:value-type="string">
            <text:p>select ?x where { &lt;A&gt; <text:s/>dbo:birthPlace ?x1 . ?x1 dbo:viceChancellor ?x <text:s/>} </text:p>
          </table:table-cell>
          <table:table-cell office:value-type="string" calcext:value-type="string">
            <text:p>select distinct(?a) where { ?a dbo:birthPlace [] . ?a <text:s/>dbo:birthPlace ?x1 . ?x1 <text:s/>dbo:viceChancellor ?x } </text:p>
          </table:table-cell>
          <table:table-cell office:value-type="float" office:value="0.0000001503021193375" calcext:value-type="float">
            <text:p>1.50302119337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vice chancellor of birth place of &lt;A&gt; ?</text:p>
          </table:table-cell>
          <table:table-cell office:value-type="string" calcext:value-type="string">
            <text:p>select count(*) as ?x where { &lt;A&gt; <text:s/>dbo:birthPlace ?x1 . ?x1 dbo:viceChancellor ?x <text:s/>} </text:p>
          </table:table-cell>
          <table:table-cell office:value-type="string" calcext:value-type="string">
            <text:p>select distinct(?a) where { ?a dbo:birthPlace [] . ?a <text:s/>dbo:birthPlace ?x1 . ?x1 <text:s/>dbo:viceChancellor ?x } </text:p>
          </table:table-cell>
          <table:table-cell office:value-type="float" office:value="0.0000001503021193375" calcext:value-type="float">
            <text:p>1.50302119337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victim (resource) of birth place of &lt;A&gt; ?</text:p>
          </table:table-cell>
          <table:table-cell office:value-type="string" calcext:value-type="string">
            <text:p>select ?x where { &lt;A&gt; <text:s/>dbo:birthPlace ?x1 . ?x1 dbo:victim ?x <text:s/>} </text:p>
          </table:table-cell>
          <table:table-cell office:value-type="string" calcext:value-type="string">
            <text:p>select distinct(?a) where { ?a dbo:birthPlace [] . ?a <text:s/>dbo:birthPlace ?x1 . ?x1 <text:s/>dbo:victim ?x } </text:p>
          </table:table-cell>
          <table:table-cell office:value-type="float" office:value="0.0000000717881202" calcext:value-type="float">
            <text:p>7.17881202E-08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victim (resource) of birth place of &lt;A&gt; ?</text:p>
          </table:table-cell>
          <table:table-cell office:value-type="string" calcext:value-type="string">
            <text:p>select count(*) as ?x where { &lt;A&gt; <text:s/>dbo:birthPlace ?x1 . ?x1 dbo:victim ?x <text:s/>} </text:p>
          </table:table-cell>
          <table:table-cell office:value-type="string" calcext:value-type="string">
            <text:p>select distinct(?a) where { ?a dbo:birthPlace [] . ?a <text:s/>dbo:birthPlace ?x1 . ?x1 <text:s/>dbo:victim ?x } </text:p>
          </table:table-cell>
          <table:table-cell office:value-type="float" office:value="0.0000000717881202" calcext:value-type="float">
            <text:p>7.17881202E-08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victims (string) of birth place of &lt;A&gt; ?</text:p>
          </table:table-cell>
          <table:table-cell office:value-type="string" calcext:value-type="string">
            <text:p>select ?x where { &lt;A&gt; <text:s/>dbo:birthPlace ?x1 . ?x1 dbo:victims ?x <text:s/>} </text:p>
          </table:table-cell>
          <table:table-cell office:value-type="string" calcext:value-type="string">
            <text:p>select distinct(?a) where { ?a dbo:birthPlace [] . ?a <text:s/>dbo:birthPlace ?x1 . ?x1 <text:s/>dbo:victims ?x } </text:p>
          </table:table-cell>
          <table:table-cell office:value-type="float" office:value="0.0000000717881202" calcext:value-type="float">
            <text:p>7.17881202E-08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victims (string) of birth place of &lt;A&gt; ?</text:p>
          </table:table-cell>
          <table:table-cell office:value-type="string" calcext:value-type="string">
            <text:p>select count(*) as ?x where { &lt;A&gt; <text:s/>dbo:birthPlace ?x1 . ?x1 dbo:victims ?x <text:s/>} </text:p>
          </table:table-cell>
          <table:table-cell office:value-type="string" calcext:value-type="string">
            <text:p>select distinct(?a) where { ?a dbo:birthPlace [] . ?a <text:s/>dbo:birthPlace ?x1 . ?x1 <text:s/>dbo:victims ?x } </text:p>
          </table:table-cell>
          <table:table-cell office:value-type="float" office:value="0.0000000717881202" calcext:value-type="float">
            <text:p>7.17881202E-08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Wikipage disambiguates of birth place of &lt;A&gt; ?</text:p>
          </table:table-cell>
          <table:table-cell office:value-type="string" calcext:value-type="string">
            <text:p>select ?x where { &lt;A&gt; <text:s/>dbo:birthPlace ?x1 . ?x1 dbo:wikiPageDisambiguates ?x <text:s/>} </text:p>
          </table:table-cell>
          <table:table-cell office:value-type="string" calcext:value-type="string">
            <text:p>select distinct(?a) where { ?a dbo:birthPlace [] . ?a <text:s/>dbo:birthPlace ?x1 . ?x1 <text:s/>dbo:wikiPageDisambiguates ?x } </text:p>
          </table:table-cell>
          <table:table-cell office:value-type="float" office:value="0.00000206770312346634" calcext:value-type="float">
            <text:p>2.06770312346634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Wikipage disambiguates of birth place of &lt;A&gt; ?</text:p>
          </table:table-cell>
          <table:table-cell office:value-type="string" calcext:value-type="string">
            <text:p>select count(*) as ?x where { &lt;A&gt; <text:s/>dbo:birthPlace ?x1 . ?x1 dbo:wikiPageDisambiguates ?x <text:s/>} </text:p>
          </table:table-cell>
          <table:table-cell office:value-type="string" calcext:value-type="string">
            <text:p>select distinct(?a) where { ?a dbo:birthPlace [] . ?a <text:s/>dbo:birthPlace ?x1 . ?x1 <text:s/>dbo:wikiPageDisambiguates ?x } </text:p>
          </table:table-cell>
          <table:table-cell office:value-type="float" office:value="0.00000206770312346634" calcext:value-type="float">
            <text:p>2.06770312346634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ink from a Wikipage to an external page of birth place of &lt;A&gt; ?</text:p>
          </table:table-cell>
          <table:table-cell office:value-type="string" calcext:value-type="string">
            <text:p>select ?x where { &lt;A&gt; <text:s/>dbo:birthPlace ?x1 . ?x1 dbo:wikiPageExternalLink ?x <text:s/>} </text:p>
          </table:table-cell>
          <table:table-cell office:value-type="string" calcext:value-type="string">
            <text:p>select distinct(?a) where { ?a dbo:birthPlace [] . ?a <text:s/>dbo:birthPlace ?x1 . ?x1 <text:s/>dbo:wikiPageExternalLink ?x } </text:p>
          </table:table-cell>
          <table:table-cell office:value-type="float" office:value="0.000177669917609" calcext:value-type="float">
            <text:p>0.00017766991760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Link from a Wikipage to an external page of birth place of &lt;A&gt; ?</text:p>
          </table:table-cell>
          <table:table-cell office:value-type="string" calcext:value-type="string">
            <text:p>select count(*) as ?x where { &lt;A&gt; <text:s/>dbo:birthPlace ?x1 . ?x1 dbo:wikiPageExternalLink ?x <text:s/>} </text:p>
          </table:table-cell>
          <table:table-cell office:value-type="string" calcext:value-type="string">
            <text:p>select distinct(?a) where { ?a dbo:birthPlace [] . ?a <text:s/>dbo:birthPlace ?x1 . ?x1 <text:s/>dbo:wikiPageExternalLink ?x } </text:p>
          </table:table-cell>
          <table:table-cell office:value-type="float" office:value="0.000177669917609" calcext:value-type="float">
            <text:p>0.00017766991760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Wikipage page ID of birth place of &lt;A&gt; ?</text:p>
          </table:table-cell>
          <table:table-cell office:value-type="string" calcext:value-type="string">
            <text:p>select ?x where { &lt;A&gt; <text:s/>dbo:birthPlace ?x1 . ?x1 dbo:wikiPageID ?x <text:s/>} </text:p>
          </table:table-cell>
          <table:table-cell office:value-type="string" calcext:value-type="string">
            <text:p>select distinct(?a) where { ?a dbo:birthPlace [] . ?a <text:s/>dbo:birthPlace ?x1 . ?x1 <text:s/>dbo:wikiPageID ?x } </text:p>
          </table:table-cell>
          <table:table-cell office:value-type="float" office:value="0.000014120572602276" calcext:value-type="float">
            <text:p>1.412057260227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Wikipage page ID of birth place of &lt;A&gt; ?</text:p>
          </table:table-cell>
          <table:table-cell office:value-type="string" calcext:value-type="string">
            <text:p>select distinct(?x) where { &lt;A&gt; <text:s/>dbo:birthPlace ?x1 . ?x1 dbo:wikiPageID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wikiPageID ?x } </text:p>
          </table:table-cell>
          <table:table-cell office:value-type="float" office:value="0.000014120572602276" calcext:value-type="float">
            <text:p>1.412057260227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Wikipage redirect of birth place of &lt;A&gt; ?</text:p>
          </table:table-cell>
          <table:table-cell office:value-type="string" calcext:value-type="string">
            <text:p>select ?x where { &lt;A&gt; <text:s/>dbo:birthPlace ?x1 . ?x1 dbo:wikiPageRedirects ?x <text:s/>} </text:p>
          </table:table-cell>
          <table:table-cell office:value-type="string" calcext:value-type="string">
            <text:p>select distinct(?a) where { ?a dbo:birthPlace [] . ?a <text:s/>dbo:birthPlace ?x1 . ?x1 <text:s/>dbo:wikiPageRedirects ?x } </text:p>
          </table:table-cell>
          <table:table-cell office:value-type="float" office:value="0.000022485324374029" calcext:value-type="float">
            <text:p>2.2485324374029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Wikipage redirect of birth place of &lt;A&gt; ?</text:p>
          </table:table-cell>
          <table:table-cell office:value-type="string" calcext:value-type="string">
            <text:p>select count(*) as ?x where { &lt;A&gt; <text:s/>dbo:birthPlace ?x1 . ?x1 dbo:wikiPageRedirects ?x <text:s/>} </text:p>
          </table:table-cell>
          <table:table-cell office:value-type="string" calcext:value-type="string">
            <text:p>select distinct(?a) where { ?a dbo:birthPlace [] . ?a <text:s/>dbo:birthPlace ?x1 . ?x1 <text:s/>dbo:wikiPageRedirects ?x } </text:p>
          </table:table-cell>
          <table:table-cell office:value-type="float" office:value="0.000022485324374029" calcext:value-type="float">
            <text:p>2.2485324374029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Wikipage revision ID of birth place of &lt;A&gt; ?</text:p>
          </table:table-cell>
          <table:table-cell office:value-type="string" calcext:value-type="string">
            <text:p>select ?x where { &lt;A&gt; <text:s/>dbo:birthPlace ?x1 . ?x1 dbo:wikiPageRevisionID ?x <text:s/>} </text:p>
          </table:table-cell>
          <table:table-cell office:value-type="string" calcext:value-type="string">
            <text:p>select distinct(?a) where { ?a dbo:birthPlace [] . ?a <text:s/>dbo:birthPlace ?x1 . ?x1 <text:s/>dbo:wikiPageRevisionID ?x } </text:p>
          </table:table-cell>
          <table:table-cell office:value-type="float" office:value="0.000014120572602276" calcext:value-type="float">
            <text:p>1.412057260227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Wikipage revision ID of birth place of &lt;A&gt; ?</text:p>
          </table:table-cell>
          <table:table-cell office:value-type="string" calcext:value-type="string">
            <text:p>select distinct(?x) where { &lt;A&gt; <text:s/>dbo:birthPlace ?x1 . ?x1 dbo:wikiPageRevisionID ?x <text:s/>} order by ?x limit 1 </text:p>
          </table:table-cell>
          <table:table-cell office:value-type="string" calcext:value-type="string">
            <text:p>select distinct(?a) where { ?a dbo:birthPlace [] . ?a <text:s/>dbo:birthPlace ?x1 . ?x1 <text:s/>dbo:wikiPageRevisionID ?x } </text:p>
          </table:table-cell>
          <table:table-cell office:value-type="float" office:value="0.000014120572602276" calcext:value-type="float">
            <text:p>1.412057260227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year of birth place of &lt;A&gt; ?</text:p>
          </table:table-cell>
          <table:table-cell office:value-type="string" calcext:value-type="string">
            <text:p>select ?x where { &lt;A&gt; <text:s/>dbo:birthPlace ?x1 . ?x1 dbo:year ?x <text:s/>} </text:p>
          </table:table-cell>
          <table:table-cell office:value-type="string" calcext:value-type="string">
            <text:p>select distinct(?a) where { ?a dbo:birthPlace [] . ?a <text:s/>dbo:birthPlace ?x1 . ?x1 <text:s/>dbo:year ?x } </text:p>
          </table:table-cell>
          <table:table-cell office:value-type="float" office:value="0.0000355309546750444" calcext:value-type="float">
            <text:p>3.55309546750444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year of construction of birth place of &lt;A&gt; ?</text:p>
          </table:table-cell>
          <table:table-cell office:value-type="string" calcext:value-type="string">
            <text:p>select ?x where { &lt;A&gt; <text:s/>dbo:birthPlace ?x1 . ?x1 dbo:yearOfConstruction ?x <text:s/>} </text:p>
          </table:table-cell>
          <table:table-cell office:value-type="string" calcext:value-type="string">
            <text:p>select distinct(?a) where { ?a dbo:birthPlace [] . ?a <text:s/>dbo:birthPlace ?x1 . ?x1 <text:s/>dbo:yearOfConstruction ?x } </text:p>
          </table:table-cell>
          <table:table-cell office:value-type="float" office:value="0.0000420558352506926" calcext:value-type="float">
            <text:p>4.2055835250692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irth year of &lt;A&gt; ?</text:p>
          </table:table-cell>
          <table:table-cell office:value-type="string" calcext:value-type="string">
            <text:p>select ?x where { &lt;A&gt; <text:s/>dbo:birthYear ?x <text:s/>} </text:p>
          </table:table-cell>
          <table:table-cell office:value-type="string" calcext:value-type="string">
            <text:p>select distinct(?a) where { ?a dbo:birthYear [] <text:s/>} </text:p>
          </table:table-cell>
          <table:table-cell office:value-type="float" office:value="0.000344817741491" calcext:value-type="float">
            <text:p>0.00034481774149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oard of &lt;A&gt; ?</text:p>
          </table:table-cell>
          <table:table-cell office:value-type="string" calcext:value-type="string">
            <text:p>select ?x where { &lt;A&gt; <text:s/>dbo:board ?x <text:s/>} </text:p>
          </table:table-cell>
          <table:table-cell office:value-type="string" calcext:value-type="string">
            <text:p>select distinct(?a) where { ?a dbo:board [] <text:s/>} </text:p>
          </table:table-cell>
          <table:table-cell office:value-type="float" office:value="0.0000144114592554381" calcext:value-type="float">
            <text:p>1.44114592554381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oard of &lt;A&gt; ?</text:p>
          </table:table-cell>
          <table:table-cell office:value-type="string" calcext:value-type="string">
            <text:p>select count(*) as ?x where { &lt;A&gt; <text:s/>dbo:board ?x <text:s/>} </text:p>
          </table:table-cell>
          <table:table-cell office:value-type="string" calcext:value-type="string">
            <text:p>select distinct(?a) where { ?a dbo:board [] <text:s/>} </text:p>
          </table:table-cell>
          <table:table-cell office:value-type="float" office:value="0.0000144114592554381" calcext:value-type="float">
            <text:p>1.44114592554381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body discovered of &lt;A&gt; ?</text:p>
          </table:table-cell>
          <table:table-cell office:value-type="string" calcext:value-type="string">
            <text:p>select ?x where { &lt;A&gt; <text:s/>dbo:bodyDiscovered ?x <text:s/>} </text:p>
          </table:table-cell>
          <table:table-cell office:value-type="string" calcext:value-type="string">
            <text:p>select distinct(?a) where { ?a dbo:bodyDiscovered [] <text:s/>} </text:p>
          </table:table-cell>
          <table:table-cell office:value-type="float" office:value="0.0000299157420000146" calcext:value-type="float">
            <text:p>2.9915742000014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ody discovered of &lt;A&gt; ?</text:p>
          </table:table-cell>
          <table:table-cell office:value-type="string" calcext:value-type="string">
            <text:p>select count(*) as ?x where { &lt;A&gt; <text:s/>dbo:bodyDiscovered ?x <text:s/>} </text:p>
          </table:table-cell>
          <table:table-cell office:value-type="string" calcext:value-type="string">
            <text:p>select distinct(?a) where { ?a dbo:bodyDiscovered [] <text:s/>} </text:p>
          </table:table-cell>
          <table:table-cell office:value-type="float" office:value="0.0000299157420000146" calcext:value-type="float">
            <text:p>2.9915742000014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has abstract of body discovered of &lt;A&gt; ?</text:p>
          </table:table-cell>
          <table:table-cell office:value-type="string" calcext:value-type="string">
            <text:p>select ?x where { &lt;A&gt; <text:s/>dbo:bodyDiscovered ?x1 . ?x1 dbo:abstract ?x <text:s/>} </text:p>
          </table:table-cell>
          <table:table-cell office:value-type="string" calcext:value-type="string">
            <text:p>select distinct(?a) where { ?a dbo:bodyDiscovered [] . ?a <text:s/>dbo:bodyDiscovered ?x1 . ?x1 <text:s/>dbo:abstract ?x } </text:p>
          </table:table-cell>
          <table:table-cell office:value-type="float" office:value="0.0000258261492184827" calcext:value-type="float">
            <text:p>2.5826149218482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lbum of body discovered of &lt;A&gt; ?</text:p>
          </table:table-cell>
          <table:table-cell office:value-type="string" calcext:value-type="string">
            <text:p>select ?x where { &lt;A&gt; <text:s/>dbo:bodyDiscovered ?x1 . ?x1 dbo:album ?x <text:s/>} </text:p>
          </table:table-cell>
          <table:table-cell office:value-type="string" calcext:value-type="string">
            <text:p>select distinct(?a) where { ?a dbo:bodyDiscovered [] . ?a <text:s/>dbo:bodyDiscovered ?x1 . ?x1 <text:s/>dbo:album ?x } </text:p>
          </table:table-cell>
          <table:table-cell office:value-type="float" office:value="0.0000384890814125" calcext:value-type="float">
            <text:p>3.84890814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nthem of body discovered of &lt;A&gt; ?</text:p>
          </table:table-cell>
          <table:table-cell office:value-type="string" calcext:value-type="string">
            <text:p>select ?x where { &lt;A&gt; <text:s/>dbo:bodyDiscovered ?x1 . ?x1 dbo:anthem ?x <text:s/>} </text:p>
          </table:table-cell>
          <table:table-cell office:value-type="string" calcext:value-type="string">
            <text:p>select distinct(?a) where { ?a dbo:bodyDiscovered [] . ?a <text:s/>dbo:bodyDiscovered ?x1 . ?x1 <text:s/>dbo:anthem ?x } </text:p>
          </table:table-cell>
          <table:table-cell office:value-type="float" office:value="0.0000204995468943977" calcext:value-type="float">
            <text:p>2.0499546894397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rea code of body discovered of &lt;A&gt; ?</text:p>
          </table:table-cell>
          <table:table-cell office:value-type="string" calcext:value-type="string">
            <text:p>select ?x where { &lt;A&gt; <text:s/>dbo:bodyDiscovered ?x1 . ?x1 dbo:areaCode ?x <text:s/>} </text:p>
          </table:table-cell>
          <table:table-cell office:value-type="string" calcext:value-type="string">
            <text:p>select distinct(?a) where { ?a dbo:bodyDiscovered [] . ?a <text:s/>dbo:bodyDiscovered ?x1 . ?x1 <text:s/>dbo:areaCode ?x } </text:p>
          </table:table-cell>
          <table:table-cell office:value-type="float" office:value="0.0000136556393820716" calcext:value-type="float">
            <text:p>1.3655639382071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area code of body discovered of &lt;A&gt; ?</text:p>
          </table:table-cell>
          <table:table-cell office:value-type="string" calcext:value-type="string">
            <text:p>select count(*) as ?x where { &lt;A&gt; <text:s/>dbo:bodyDiscovered ?x1 . ?x1 dbo:areaCode ?x <text:s/>} </text:p>
          </table:table-cell>
          <table:table-cell office:value-type="string" calcext:value-type="string">
            <text:p>select distinct(?a) where { ?a dbo:bodyDiscovered [] . ?a <text:s/>dbo:bodyDiscovered ?x1 . ?x1 <text:s/>dbo:areaCode ?x } </text:p>
          </table:table-cell>
          <table:table-cell office:value-type="float" office:value="0.0000136556393820716" calcext:value-type="float">
            <text:p>1.36556393820716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uilding start date of body discovered of &lt;A&gt; ?</text:p>
          </table:table-cell>
          <table:table-cell office:value-type="string" calcext:value-type="string">
            <text:p>select ?x where { &lt;A&gt; <text:s/>dbo:bodyDiscovered ?x1 . ?x1 dbo:buildingStartDate ?x <text:s/>} </text:p>
          </table:table-cell>
          <table:table-cell office:value-type="string" calcext:value-type="string">
            <text:p>select distinct(?a) where { ?a dbo:bodyDiscovered [] . ?a <text:s/>dbo:bodyDiscovered ?x1 . ?x1 <text:s/>dbo:buildingStartDate ?x } </text:p>
          </table:table-cell>
          <table:table-cell office:value-type="float" office:value="0.00002174279362" calcext:value-type="float">
            <text:p>2.17427936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uilding start date of body discovered of &lt;A&gt; ?</text:p>
          </table:table-cell>
          <table:table-cell office:value-type="string" calcext:value-type="string">
            <text:p>select count(*) as ?x where { &lt;A&gt; <text:s/>dbo:bodyDiscovered ?x1 . ?x1 dbo:buildingStartDate ?x <text:s/>} </text:p>
          </table:table-cell>
          <table:table-cell office:value-type="string" calcext:value-type="string">
            <text:p>select distinct(?a) where { ?a dbo:bodyDiscovered [] . ?a <text:s/>dbo:bodyDiscovered ?x1 . ?x1 <text:s/>dbo:buildingStartDate ?x } </text:p>
          </table:table-cell>
          <table:table-cell office:value-type="float" office:value="0.00002174279362" calcext:value-type="float">
            <text:p>2.17427936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ity of body discovered of &lt;A&gt; ?</text:p>
          </table:table-cell>
          <table:table-cell office:value-type="string" calcext:value-type="string">
            <text:p>select ?x where { &lt;A&gt; <text:s/>dbo:bodyDiscovered ?x1 . ?x1 dbo:city ?x <text:s/>} </text:p>
          </table:table-cell>
          <table:table-cell office:value-type="string" calcext:value-type="string">
            <text:p>select distinct(?a) where { ?a dbo:bodyDiscovered [] . ?a <text:s/>dbo:bodyDiscovered ?x1 . ?x1 <text:s/>dbo:city ?x } </text:p>
          </table:table-cell>
          <table:table-cell office:value-type="float" office:value="0.0000031922846075" calcext:value-type="float">
            <text:p>3.19228460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ountry of body discovered of &lt;A&gt; ?</text:p>
          </table:table-cell>
          <table:table-cell office:value-type="string" calcext:value-type="string">
            <text:p>select ?x where { &lt;A&gt; <text:s/>dbo:bodyDiscovered ?x1 . ?x1 dbo:country ?x <text:s/>} </text:p>
          </table:table-cell>
          <table:table-cell office:value-type="string" calcext:value-type="string">
            <text:p>select distinct(?a) where { ?a dbo:bodyDiscovered [] . ?a <text:s/>dbo:bodyDiscovered ?x1 . ?x1 <text:s/>dbo:country ?x } </text:p>
          </table:table-cell>
          <table:table-cell office:value-type="float" office:value="0.0000210708069729379" calcext:value-type="float">
            <text:p>2.10708069729379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ountry of body discovered of &lt;A&gt; ?</text:p>
          </table:table-cell>
          <table:table-cell office:value-type="string" calcext:value-type="string">
            <text:p>select count(*) as ?x where { &lt;A&gt; <text:s/>dbo:bodyDiscovered ?x1 . ?x1 dbo:country ?x <text:s/>} </text:p>
          </table:table-cell>
          <table:table-cell office:value-type="string" calcext:value-type="string">
            <text:p>select distinct(?a) where { ?a dbo:bodyDiscovered [] . ?a <text:s/>dbo:bodyDiscovered ?x1 . ?x1 <text:s/>dbo:country ?x } </text:p>
          </table:table-cell>
          <table:table-cell office:value-type="float" office:value="0.0000210708069729379" calcext:value-type="float">
            <text:p>2.10708069729379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ountry of body discovered of &lt;A&gt; ?</text:p>
          </table:table-cell>
          <table:table-cell office:value-type="string" calcext:value-type="string">
            <text:p>select ?x where { &lt;A&gt; <text:s/>dbo:bodyDiscovered ?x1 . ?x1 dbo:country ?x <text:s/>} </text:p>
          </table:table-cell>
          <table:table-cell office:value-type="string" calcext:value-type="string">
            <text:p>select distinct(?a) where { ?a dbo:bodyDiscovered [] . ?a <text:s/>dbo:bodyDiscovered ?x1 . ?x1 <text:s/>dbo:country ?x } </text:p>
          </table:table-cell>
          <table:table-cell office:value-type="float" office:value="0.0000210708069729379" calcext:value-type="float">
            <text:p>2.10708069729379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urrency of body discovered of &lt;A&gt; ?</text:p>
          </table:table-cell>
          <table:table-cell office:value-type="string" calcext:value-type="string">
            <text:p>select ?x where { &lt;A&gt; <text:s/>dbo:bodyDiscovered ?x1 . ?x1 dbo:currency ?x <text:s/>} </text:p>
          </table:table-cell>
          <table:table-cell office:value-type="string" calcext:value-type="string">
            <text:p>select distinct(?a) where { ?a dbo:bodyDiscovered [] . ?a <text:s/>dbo:bodyDiscovered ?x1 . ?x1 <text:s/>dbo:currency ?x } </text:p>
          </table:table-cell>
          <table:table-cell office:value-type="float" office:value="0.00000303412414275" calcext:value-type="float">
            <text:p>3.0341241427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aylight saving time zone of body discovered of &lt;A&gt; ?</text:p>
          </table:table-cell>
          <table:table-cell office:value-type="string" calcext:value-type="string">
            <text:p>select ?x where { &lt;A&gt; <text:s/>dbo:bodyDiscovered ?x1 . ?x1 dbo:daylightSavingTimeZone ?x <text:s/>} </text:p>
          </table:table-cell>
          <table:table-cell office:value-type="string" calcext:value-type="string">
            <text:p>select distinct(?a) where { ?a dbo:bodyDiscovered [] . ?a <text:s/>dbo:bodyDiscovered ?x1 . ?x1 <text:s/>dbo:daylightSavingTimeZone ?x } </text:p>
          </table:table-cell>
          <table:table-cell office:value-type="float" office:value="0.0000034937679625" calcext:value-type="float">
            <text:p>3.49376796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daylight saving time zone of body discovered of &lt;A&gt; ?</text:p>
          </table:table-cell>
          <table:table-cell office:value-type="string" calcext:value-type="string">
            <text:p>select count(*) as ?x where { &lt;A&gt; <text:s/>dbo:bodyDiscovered ?x1 . ?x1 dbo:daylightSavingTimeZone ?x <text:s/>} </text:p>
          </table:table-cell>
          <table:table-cell office:value-type="string" calcext:value-type="string">
            <text:p>select distinct(?a) where { ?a dbo:bodyDiscovered [] . ?a <text:s/>dbo:bodyDiscovered ?x1 . ?x1 <text:s/>dbo:daylightSavingTimeZone ?x } </text:p>
          </table:table-cell>
          <table:table-cell office:value-type="float" office:value="0.0000034937679625" calcext:value-type="float">
            <text:p>3.49376796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ype of body discovered of &lt;A&gt; ?</text:p>
          </table:table-cell>
          <table:table-cell office:value-type="string" calcext:value-type="string">
            <text:p>select ?x where { &lt;A&gt; <text:s/>dbo:bodyDiscovered ?x1 . ?x1 dbo:type ?x <text:s/>} </text:p>
          </table:table-cell>
          <table:table-cell office:value-type="string" calcext:value-type="string">
            <text:p>select distinct(?a) where { ?a dbo:bodyDiscovered [] . ?a <text:s/>dbo:bodyDiscovered ?x1 . ?x1 <text:s/>dbo:type ?x } </text:p>
          </table:table-cell>
          <table:table-cell office:value-type="float" office:value="0.00000517381048456697" calcext:value-type="float">
            <text:p>5.17381048456697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type of body discovered of &lt;A&gt; ?</text:p>
          </table:table-cell>
          <table:table-cell office:value-type="string" calcext:value-type="string">
            <text:p>select count(*) as ?x where { &lt;A&gt; <text:s/>dbo:bodyDiscovered ?x1 . ?x1 dbo:type ?x <text:s/>} </text:p>
          </table:table-cell>
          <table:table-cell office:value-type="string" calcext:value-type="string">
            <text:p>select distinct(?a) where { ?a dbo:bodyDiscovered [] . ?a <text:s/>dbo:bodyDiscovered ?x1 . ?x1 <text:s/>dbo:type ?x } </text:p>
          </table:table-cell>
          <table:table-cell office:value-type="float" office:value="0.00000517381048456697" calcext:value-type="float">
            <text:p>5.17381048456697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emonym of body discovered of &lt;A&gt; ?</text:p>
          </table:table-cell>
          <table:table-cell office:value-type="string" calcext:value-type="string">
            <text:p>select ?x where { &lt;A&gt; <text:s/>dbo:bodyDiscovered ?x1 . ?x1 dbo:demonym ?x <text:s/>} </text:p>
          </table:table-cell>
          <table:table-cell office:value-type="string" calcext:value-type="string">
            <text:p>select distinct(?a) where { ?a dbo:bodyDiscovered [] . ?a <text:s/>dbo:bodyDiscovered ?x1 . ?x1 <text:s/>dbo:demonym ?x } </text:p>
          </table:table-cell>
          <table:table-cell office:value-type="float" office:value="0.0000213309429420059" calcext:value-type="float">
            <text:p>2.13309429420059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destruction date of body discovered of &lt;A&gt; ?</text:p>
          </table:table-cell>
          <table:table-cell office:value-type="string" calcext:value-type="string">
            <text:p>select ?x where { &lt;A&gt; <text:s/>dbo:bodyDiscovered ?x1 . ?x1 dbo:destructionDate ?x } </text:p>
          </table:table-cell>
          <table:table-cell office:value-type="string" calcext:value-type="string">
            <text:p>select distinct(?a) where { ?a dbo:bodyDiscovered [] . ?a <text:s/>dbo:bodyDiscovered ?x1 . ?x1 <text:s/>dbo:destructionDate ?x } </text:p>
          </table:table-cell>
          <table:table-cell office:value-type="float" office:value="0.000164889491875" calcext:value-type="float">
            <text:p>0.00016488949187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destruction date of body discovered of &lt;A&gt; ?</text:p>
          </table:table-cell>
          <table:table-cell office:value-type="string" calcext:value-type="string">
            <text:p>select count(*) as ?x where { &lt;A&gt; <text:s/>dbo:bodyDiscovered ?x1 . ?x1 dbo:destructionDate ?x <text:s/>} </text:p>
          </table:table-cell>
          <table:table-cell office:value-type="string" calcext:value-type="string">
            <text:p>select distinct(?a) where { ?a dbo:bodyDiscovered [] . ?a <text:s/>dbo:bodyDiscovered ?x1 . ?x1 <text:s/>dbo:destructionDate ?x } </text:p>
          </table:table-cell>
          <table:table-cell office:value-type="float" office:value="0.000164889491875" calcext:value-type="float">
            <text:p>0.00016488949187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destruction date of body discovered of &lt;A&gt; ?</text:p>
          </table:table-cell>
          <table:table-cell office:value-type="string" calcext:value-type="string">
            <text:p>select distinct(?x) where { &lt;A&gt; <text:s/>dbo:bodyDiscovered ?x1 . ?x1 dbo:destructionDate ?x <text:s/>} order by ?x limit 1 </text:p>
          </table:table-cell>
          <table:table-cell office:value-type="string" calcext:value-type="string">
            <text:p>select distinct(?a) where { ?a dbo:bodyDiscovered [] . ?a <text:s/>dbo:bodyDiscovered ?x1 . ?x1 <text:s/>dbo:destructionDate ?x } </text:p>
          </table:table-cell>
          <table:table-cell office:value-type="float" office:value="0.000164889491875" calcext:value-type="float">
            <text:p>0.00016488949187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istrict of body discovered of &lt;A&gt; ?</text:p>
          </table:table-cell>
          <table:table-cell office:value-type="string" calcext:value-type="string">
            <text:p>select ?x where { &lt;A&gt; <text:s/>dbo:bodyDiscovered ?x1 . ?x1 dbo:district ?x <text:s/>} </text:p>
          </table:table-cell>
          <table:table-cell office:value-type="string" calcext:value-type="string">
            <text:p>select distinct(?a) where { ?a dbo:bodyDiscovered [] . ?a <text:s/>dbo:bodyDiscovered ?x1 . ?x1 <text:s/>dbo:district ?x } </text:p>
          </table:table-cell>
          <table:table-cell office:value-type="float" office:value="0.0000355317762826975" calcext:value-type="float">
            <text:p>3.5531776282697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ethnic groups in year of body discovered of &lt;A&gt; ?</text:p>
          </table:table-cell>
          <table:table-cell office:value-type="string" calcext:value-type="string">
            <text:p>select ?x where { &lt;A&gt; <text:s/>dbo:bodyDiscovered ?x1 . ?x1 dbo:ethnicGroupsInYear ?x <text:s/>} </text:p>
          </table:table-cell>
          <table:table-cell office:value-type="string" calcext:value-type="string">
            <text:p>select distinct(?a) where { ?a dbo:bodyDiscovered [] . ?a <text:s/>dbo:bodyDiscovered ?x1 . ?x1 <text:s/>dbo:ethnicGroupsInYear ?x } </text:p>
          </table:table-cell>
          <table:table-cell office:value-type="float" office:value="0.00000515373278541667" calcext:value-type="float">
            <text:p>5.15373278541667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flag (image) of body discovered of &lt;A&gt; ?</text:p>
          </table:table-cell>
          <table:table-cell office:value-type="string" calcext:value-type="string">
            <text:p>select ?x where { &lt;A&gt; <text:s/>dbo:bodyDiscovered ?x1 . ?x1 dbo:flag ?x <text:s/>} </text:p>
          </table:table-cell>
          <table:table-cell office:value-type="string" calcext:value-type="string">
            <text:p>select distinct(?a) where { ?a dbo:bodyDiscovered [] . ?a <text:s/>dbo:bodyDiscovered ?x1 . ?x1 <text:s/>dbo:flag ?x } </text:p>
          </table:table-cell>
          <table:table-cell office:value-type="float" office:value="0.00001803960126707" calcext:value-type="float">
            <text:p>1.80396012670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flag (image) of body discovered of &lt;A&gt; ?</text:p>
          </table:table-cell>
          <table:table-cell office:value-type="string" calcext:value-type="string">
            <text:p>select count(*) as ?x where { &lt;A&gt; <text:s/>dbo:bodyDiscovered ?x1 . ?x1 dbo:flag ?x <text:s/>} </text:p>
          </table:table-cell>
          <table:table-cell office:value-type="string" calcext:value-type="string">
            <text:p>select distinct(?a) where { ?a dbo:bodyDiscovered [] . ?a <text:s/>dbo:bodyDiscovered ?x1 . ?x1 <text:s/>dbo:flag ?x } </text:p>
          </table:table-cell>
          <table:table-cell office:value-type="float" office:value="0.00001803960126707" calcext:value-type="float">
            <text:p>1.80396012670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humbnail of body discovered of &lt;A&gt; ?</text:p>
          </table:table-cell>
          <table:table-cell office:value-type="string" calcext:value-type="string">
            <text:p>select ?x where { &lt;A&gt; <text:s/>dbo:bodyDiscovered ?x1 . ?x1 dbo:thumbnail ?x <text:s/>} </text:p>
          </table:table-cell>
          <table:table-cell office:value-type="string" calcext:value-type="string">
            <text:p>select distinct(?a) where { ?a dbo:bodyDiscovered [] . ?a <text:s/>dbo:bodyDiscovered ?x1 . ?x1 <text:s/>dbo:thumbnail ?x } </text:p>
          </table:table-cell>
          <table:table-cell office:value-type="float" office:value="0.0000285438178482745" calcext:value-type="float">
            <text:p>2.8543817848274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format (object) of body discovered of &lt;A&gt; ?</text:p>
          </table:table-cell>
          <table:table-cell office:value-type="string" calcext:value-type="string">
            <text:p>select ?x where { &lt;A&gt; <text:s/>dbo:bodyDiscovered ?x1 . ?x1 dbo:format ?x <text:s/>} </text:p>
          </table:table-cell>
          <table:table-cell office:value-type="string" calcext:value-type="string">
            <text:p>select distinct(?a) where { ?a dbo:bodyDiscovered [] . ?a <text:s/>dbo:bodyDiscovered ?x1 . ?x1 <text:s/>dbo:format ?x } </text:p>
          </table:table-cell>
          <table:table-cell office:value-type="float" office:value="0.0000384890814125" calcext:value-type="float">
            <text:p>3.84890814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format (object) of body discovered of &lt;A&gt; ?</text:p>
          </table:table-cell>
          <table:table-cell office:value-type="string" calcext:value-type="string">
            <text:p>select count(*) as ?x where { &lt;A&gt; <text:s/>dbo:bodyDiscovered ?x1 . ?x1 dbo:format ?x <text:s/>} </text:p>
          </table:table-cell>
          <table:table-cell office:value-type="string" calcext:value-type="string">
            <text:p>select distinct(?a) where { ?a dbo:bodyDiscovered [] . ?a <text:s/>dbo:bodyDiscovered ?x1 . ?x1 <text:s/>dbo:format ?x } </text:p>
          </table:table-cell>
          <table:table-cell office:value-type="float" office:value="0.0000384890814125" calcext:value-type="float">
            <text:p>3.84890814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founder of body discovered of &lt;A&gt; ?</text:p>
          </table:table-cell>
          <table:table-cell office:value-type="string" calcext:value-type="string">
            <text:p>select ?x where { &lt;A&gt; <text:s/>dbo:bodyDiscovered ?x1 . ?x1 dbo:founder ?x <text:s/>} </text:p>
          </table:table-cell>
          <table:table-cell office:value-type="string" calcext:value-type="string">
            <text:p>select distinct(?a) where { ?a dbo:bodyDiscovered [] . ?a <text:s/>dbo:bodyDiscovered ?x1 . ?x1 <text:s/>dbo:founder ?x } </text:p>
          </table:table-cell>
          <table:table-cell office:value-type="float" office:value="0.0000012200864725" calcext:value-type="float">
            <text:p>1.22008647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founder of body discovered of &lt;A&gt; ?</text:p>
          </table:table-cell>
          <table:table-cell office:value-type="string" calcext:value-type="string">
            <text:p>select count(*) as ?x where { &lt;A&gt; <text:s/>dbo:bodyDiscovered ?x1 . ?x1 dbo:founder ?x <text:s/>} </text:p>
          </table:table-cell>
          <table:table-cell office:value-type="string" calcext:value-type="string">
            <text:p>select distinct(?a) where { ?a dbo:bodyDiscovered [] . ?a <text:s/>dbo:bodyDiscovered ?x1 . ?x1 <text:s/>dbo:founder ?x } </text:p>
          </table:table-cell>
          <table:table-cell office:value-type="float" office:value="0.0000012200864725" calcext:value-type="float">
            <text:p>1.22008647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founding date of body discovered of &lt;A&gt; ?</text:p>
          </table:table-cell>
          <table:table-cell office:value-type="string" calcext:value-type="string">
            <text:p>select ?x where { &lt;A&gt; <text:s/>dbo:bodyDiscovered ?x1 . ?x1 dbo:foundingDate ?x } </text:p>
          </table:table-cell>
          <table:table-cell office:value-type="string" calcext:value-type="string">
            <text:p>select distinct(?a) where { ?a dbo:bodyDiscovered [] . ?a <text:s/>dbo:bodyDiscovered ?x1 . ?x1 <text:s/>dbo:foundingDate ?x } </text:p>
          </table:table-cell>
          <table:table-cell office:value-type="float" office:value="0.0000127037718813415" calcext:value-type="float">
            <text:p>1.2703771881341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founding date of body discovered of &lt;A&gt; ?</text:p>
          </table:table-cell>
          <table:table-cell office:value-type="string" calcext:value-type="string">
            <text:p>select count(*) as ?x where { &lt;A&gt; <text:s/>dbo:bodyDiscovered ?x1 . ?x1 dbo:foundingDate ?x <text:s/>} </text:p>
          </table:table-cell>
          <table:table-cell office:value-type="string" calcext:value-type="string">
            <text:p>select distinct(?a) where { ?a dbo:bodyDiscovered [] . ?a <text:s/>dbo:bodyDiscovered ?x1 . ?x1 <text:s/>dbo:foundingDate ?x } </text:p>
          </table:table-cell>
          <table:table-cell office:value-type="float" office:value="0.0000127037718813415" calcext:value-type="float">
            <text:p>1.2703771881341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founding date of body discovered of &lt;A&gt; ?</text:p>
          </table:table-cell>
          <table:table-cell office:value-type="string" calcext:value-type="string">
            <text:p>select distinct(?x) where { &lt;A&gt; <text:s/>dbo:bodyDiscovered ?x1 . ?x1 dbo:foundingDate ?x <text:s/>} order by ?x limit 1 </text:p>
          </table:table-cell>
          <table:table-cell office:value-type="string" calcext:value-type="string">
            <text:p>select distinct(?a) where { ?a dbo:bodyDiscovered [] . ?a <text:s/>dbo:bodyDiscovered ?x1 . ?x1 <text:s/>dbo:foundingDate ?x } </text:p>
          </table:table-cell>
          <table:table-cell office:value-type="float" office:value="0.0000127037718813415" calcext:value-type="float">
            <text:p>1.2703771881341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founding year of body discovered of &lt;A&gt; ?</text:p>
          </table:table-cell>
          <table:table-cell office:value-type="string" calcext:value-type="string">
            <text:p>select ?x where { &lt;A&gt; <text:s/>dbo:bodyDiscovered ?x1 . ?x1 dbo:foundingYear ?x <text:s/>} </text:p>
          </table:table-cell>
          <table:table-cell office:value-type="string" calcext:value-type="string">
            <text:p>select distinct(?a) where { ?a dbo:bodyDiscovered [] . ?a <text:s/>dbo:bodyDiscovered ?x1 . ?x1 <text:s/>dbo:foundingYear ?x } </text:p>
          </table:table-cell>
          <table:table-cell office:value-type="float" office:value="0.000000948330091" calcext:value-type="float">
            <text:p>9.48330091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enre of body discovered of &lt;A&gt; ?</text:p>
          </table:table-cell>
          <table:table-cell office:value-type="string" calcext:value-type="string">
            <text:p>select ?x where { &lt;A&gt; <text:s/>dbo:bodyDiscovered ?x1 . ?x1 dbo:genre ?x <text:s/>} </text:p>
          </table:table-cell>
          <table:table-cell office:value-type="string" calcext:value-type="string">
            <text:p>select distinct(?a) where { ?a dbo:bodyDiscovered [] . ?a <text:s/>dbo:bodyDiscovered ?x1 . ?x1 <text:s/>dbo:genre ?x } </text:p>
          </table:table-cell>
          <table:table-cell office:value-type="float" office:value="0.0000384890814125" calcext:value-type="float">
            <text:p>3.84890814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overning body of body discovered of &lt;A&gt; ?</text:p>
          </table:table-cell>
          <table:table-cell office:value-type="string" calcext:value-type="string">
            <text:p>select ?x where { &lt;A&gt; <text:s/>dbo:bodyDiscovered ?x1 . ?x1 dbo:governingBody ?x <text:s/>} </text:p>
          </table:table-cell>
          <table:table-cell office:value-type="string" calcext:value-type="string">
            <text:p>select distinct(?a) where { ?a dbo:bodyDiscovered [] . ?a <text:s/>dbo:bodyDiscovered ?x1 . ?x1 <text:s/>dbo:governingBody ?x } </text:p>
          </table:table-cell>
          <table:table-cell office:value-type="float" office:value="0.0000245109667982115" calcext:value-type="float">
            <text:p>2.4510966798211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overnment type of body discovered of &lt;A&gt; ?</text:p>
          </table:table-cell>
          <table:table-cell office:value-type="string" calcext:value-type="string">
            <text:p>select ?x where { &lt;A&gt; <text:s/>dbo:bodyDiscovered ?x1 . ?x1 dbo:governmentType ?x <text:s/>} </text:p>
          </table:table-cell>
          <table:table-cell office:value-type="string" calcext:value-type="string">
            <text:p>select distinct(?a) where { ?a dbo:bodyDiscovered [] . ?a <text:s/>dbo:bodyDiscovered ?x1 . ?x1 <text:s/>dbo:governmentType ?x } </text:p>
          </table:table-cell>
          <table:table-cell office:value-type="float" office:value="0.000016757304098245" calcext:value-type="float">
            <text:p>1.675730409824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grid reference of body discovered of &lt;A&gt; ?</text:p>
          </table:table-cell>
          <table:table-cell office:value-type="string" calcext:value-type="string">
            <text:p>select ?x where { &lt;A&gt; <text:s/>dbo:bodyDiscovered ?x1 . ?x1 dbo:gridReference ?x <text:s/>} </text:p>
          </table:table-cell>
          <table:table-cell office:value-type="string" calcext:value-type="string">
            <text:p>select distinct(?a) where { ?a dbo:bodyDiscovered [] . ?a <text:s/>dbo:bodyDiscovered ?x1 . ?x1 <text:s/>dbo:gridReference ?x } </text:p>
          </table:table-cell>
          <table:table-cell office:value-type="float" office:value="0.0000474532446760238" calcext:value-type="float">
            <text:p>4.7453244676023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grid reference of body discovered of &lt;A&gt; ?</text:p>
          </table:table-cell>
          <table:table-cell office:value-type="string" calcext:value-type="string">
            <text:p>select count(*) as ?x where { &lt;A&gt; <text:s/>dbo:bodyDiscovered ?x1 . ?x1 dbo:gridReference ?x <text:s/>} </text:p>
          </table:table-cell>
          <table:table-cell office:value-type="string" calcext:value-type="string">
            <text:p>select distinct(?a) where { ?a dbo:bodyDiscovered [] . ?a <text:s/>dbo:bodyDiscovered ?x1 . ?x1 <text:s/>dbo:gridReference ?x } </text:p>
          </table:table-cell>
          <table:table-cell office:value-type="float" office:value="0.0000474532446760238" calcext:value-type="float">
            <text:p>4.7453244676023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intercommunality of body discovered of &lt;A&gt; ?</text:p>
          </table:table-cell>
          <table:table-cell office:value-type="string" calcext:value-type="string">
            <text:p>select ?x where { &lt;A&gt; <text:s/>dbo:bodyDiscovered ?x1 . ?x1 dbo:intercommunality ?x <text:s/>} </text:p>
          </table:table-cell>
          <table:table-cell office:value-type="string" calcext:value-type="string">
            <text:p>select distinct(?a) where { ?a dbo:bodyDiscovered [] . ?a <text:s/>dbo:bodyDiscovered ?x1 . ?x1 <text:s/>dbo:intercommunality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is part of of body discovered of &lt;A&gt; ?</text:p>
          </table:table-cell>
          <table:table-cell office:value-type="string" calcext:value-type="string">
            <text:p>select ?x where { &lt;A&gt; <text:s/>dbo:bodyDiscovered ?x1 . ?x1 dbo:isPartOf ?x <text:s/>} </text:p>
          </table:table-cell>
          <table:table-cell office:value-type="string" calcext:value-type="string">
            <text:p>select distinct(?a) where { ?a dbo:bodyDiscovered [] . ?a <text:s/>dbo:bodyDiscovered ?x1 . ?x1 <text:s/>dbo:isPartOf ?x } </text:p>
          </table:table-cell>
          <table:table-cell office:value-type="float" office:value="0.00000882051765104924" calcext:value-type="float">
            <text:p>8.82051765104924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is part of of body discovered of &lt;A&gt; ?</text:p>
          </table:table-cell>
          <table:table-cell office:value-type="string" calcext:value-type="string">
            <text:p>select count(*) as ?x where { &lt;A&gt; <text:s/>dbo:bodyDiscovered ?x1 . ?x1 dbo:isPartOf ?x <text:s/>} </text:p>
          </table:table-cell>
          <table:table-cell office:value-type="string" calcext:value-type="string">
            <text:p>select distinct(?a) where { ?a dbo:bodyDiscovered [] . ?a <text:s/>dbo:bodyDiscovered ?x1 . ?x1 <text:s/>dbo:isPartOf ?x } </text:p>
          </table:table-cell>
          <table:table-cell office:value-type="float" office:value="0.00000882051765104924" calcext:value-type="float">
            <text:p>8.82051765104924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anguage of body discovered of &lt;A&gt; ?</text:p>
          </table:table-cell>
          <table:table-cell office:value-type="string" calcext:value-type="string">
            <text:p>select ?x where { &lt;A&gt; <text:s/>dbo:bodyDiscovered ?x1 . ?x1 dbo:language ?x <text:s/>} </text:p>
          </table:table-cell>
          <table:table-cell office:value-type="string" calcext:value-type="string">
            <text:p>select distinct(?a) where { ?a dbo:bodyDiscovered [] . ?a <text:s/>dbo:bodyDiscovered ?x1 . ?x1 <text:s/>dbo:language ?x } </text:p>
          </table:table-cell>
          <table:table-cell office:value-type="float" office:value="0.0000221354574919187" calcext:value-type="float">
            <text:p>2.2135457491918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leader of body discovered of &lt;A&gt; ?</text:p>
          </table:table-cell>
          <table:table-cell office:value-type="string" calcext:value-type="string">
            <text:p>select ?x where { &lt;A&gt; <text:s/>dbo:bodyDiscovered ?x1 . ?x1 dbo:leader ?x <text:s/>} </text:p>
          </table:table-cell>
          <table:table-cell office:value-type="string" calcext:value-type="string">
            <text:p>select distinct(?a) where { ?a dbo:bodyDiscovered [] . ?a <text:s/>dbo:bodyDiscovered ?x1 . ?x1 <text:s/>dbo:leader ?x } </text:p>
          </table:table-cell>
          <table:table-cell office:value-type="float" office:value="0.0000177488975217019" calcext:value-type="float">
            <text:p>1.77488975217019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leader of body discovered of &lt;A&gt; ?</text:p>
          </table:table-cell>
          <table:table-cell office:value-type="string" calcext:value-type="string">
            <text:p>select count(*) as ?x where { &lt;A&gt; <text:s/>dbo:bodyDiscovered ?x1 . ?x1 dbo:leader ?x <text:s/>} </text:p>
          </table:table-cell>
          <table:table-cell office:value-type="string" calcext:value-type="string">
            <text:p>select distinct(?a) where { ?a dbo:bodyDiscovered [] . ?a <text:s/>dbo:bodyDiscovered ?x1 . ?x1 <text:s/>dbo:leader ?x } </text:p>
          </table:table-cell>
          <table:table-cell office:value-type="float" office:value="0.0000177488975217019" calcext:value-type="float">
            <text:p>1.77488975217019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location of body discovered of &lt;A&gt; ?</text:p>
          </table:table-cell>
          <table:table-cell office:value-type="string" calcext:value-type="string">
            <text:p>select ?x where { &lt;A&gt; <text:s/>dbo:bodyDiscovered ?x1 . ?x1 dbo:location ?x <text:s/>} </text:p>
          </table:table-cell>
          <table:table-cell office:value-type="string" calcext:value-type="string">
            <text:p>select distinct(?a) where { ?a dbo:bodyDiscovered [] . ?a <text:s/>dbo:bodyDiscovered ?x1 . ?x1 <text:s/>dbo:location ?x } </text:p>
          </table:table-cell>
          <table:table-cell office:value-type="float" office:value="0.00007160180370625" calcext:value-type="float">
            <text:p>7.16018037062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location of body discovered of &lt;A&gt; ?</text:p>
          </table:table-cell>
          <table:table-cell office:value-type="string" calcext:value-type="string">
            <text:p>select count(*) as ?x where { &lt;A&gt; <text:s/>dbo:bodyDiscovered ?x1 . ?x1 dbo:location ?x <text:s/>} </text:p>
          </table:table-cell>
          <table:table-cell office:value-type="string" calcext:value-type="string">
            <text:p>select distinct(?a) where { ?a dbo:bodyDiscovered [] . ?a <text:s/>dbo:bodyDiscovered ?x1 . ?x1 <text:s/>dbo:location ?x } </text:p>
          </table:table-cell>
          <table:table-cell office:value-type="float" office:value="0.00007160180370625" calcext:value-type="float">
            <text:p>7.16018037062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ongName of body discovered of &lt;A&gt; ?</text:p>
          </table:table-cell>
          <table:table-cell office:value-type="string" calcext:value-type="string">
            <text:p>select ?x where { &lt;A&gt; <text:s/>dbo:bodyDiscovered ?x1 . ?x1 dbo:longName ?x <text:s/>} </text:p>
          </table:table-cell>
          <table:table-cell office:value-type="string" calcext:value-type="string">
            <text:p>select distinct(?a) where { ?a dbo:bodyDiscovered [] . ?a <text:s/>dbo:bodyDiscovered ?x1 . ?x1 <text:s/>dbo:longName ?x } </text:p>
          </table:table-cell>
          <table:table-cell office:value-type="float" office:value="0.00001803960126707" calcext:value-type="float">
            <text:p>1.80396012670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ap of body discovered of &lt;A&gt; ?</text:p>
          </table:table-cell>
          <table:table-cell office:value-type="string" calcext:value-type="string">
            <text:p>select ?x where { &lt;A&gt; <text:s/>dbo:bodyDiscovered ?x1 . ?x1 dbo:map ?x <text:s/>} </text:p>
          </table:table-cell>
          <table:table-cell office:value-type="string" calcext:value-type="string">
            <text:p>select distinct(?a) where { ?a dbo:bodyDiscovered [] . ?a <text:s/>dbo:bodyDiscovered ?x1 . ?x1 <text:s/>dbo:map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map of body discovered of &lt;A&gt; ?</text:p>
          </table:table-cell>
          <table:table-cell office:value-type="string" calcext:value-type="string">
            <text:p>select count(*) as ?x where { &lt;A&gt; <text:s/>dbo:bodyDiscovered ?x1 . ?x1 dbo:map ?x <text:s/>} </text:p>
          </table:table-cell>
          <table:table-cell office:value-type="string" calcext:value-type="string">
            <text:p>select distinct(?a) where { ?a dbo:bodyDiscovered [] . ?a <text:s/>dbo:bodyDiscovered ?x1 . ?x1 <text:s/>dbo:map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ayor of body discovered of &lt;A&gt; ?</text:p>
          </table:table-cell>
          <table:table-cell office:value-type="string" calcext:value-type="string">
            <text:p>select ?x where { &lt;A&gt; <text:s/>dbo:bodyDiscovered ?x1 . ?x1 dbo:mayor ?x <text:s/>} </text:p>
          </table:table-cell>
          <table:table-cell office:value-type="string" calcext:value-type="string">
            <text:p>select distinct(?a) where { ?a dbo:bodyDiscovered [] . ?a <text:s/>dbo:bodyDiscovered ?x1 . ?x1 <text:s/>dbo:mayor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otto of body discovered of &lt;A&gt; ?</text:p>
          </table:table-cell>
          <table:table-cell office:value-type="string" calcext:value-type="string">
            <text:p>select ?x where { &lt;A&gt; <text:s/>dbo:bodyDiscovered ?x1 . ?x1 dbo:motto ?x <text:s/>} </text:p>
          </table:table-cell>
          <table:table-cell office:value-type="string" calcext:value-type="string">
            <text:p>select distinct(?a) where { ?a dbo:bodyDiscovered [] . ?a <text:s/>dbo:bodyDiscovered ?x1 . ?x1 <text:s/>dbo:motto ?x } </text:p>
          </table:table-cell>
          <table:table-cell office:value-type="float" office:value="0.000026801260297375" calcext:value-type="float">
            <text:p>2.680126029737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motto of body discovered of &lt;A&gt; ?</text:p>
          </table:table-cell>
          <table:table-cell office:value-type="string" calcext:value-type="string">
            <text:p>select count(*) as ?x where { &lt;A&gt; <text:s/>dbo:bodyDiscovered ?x1 . ?x1 dbo:motto ?x <text:s/>} </text:p>
          </table:table-cell>
          <table:table-cell office:value-type="string" calcext:value-type="string">
            <text:p>select distinct(?a) where { ?a dbo:bodyDiscovered [] . ?a <text:s/>dbo:bodyDiscovered ?x1 . ?x1 <text:s/>dbo:motto ?x } </text:p>
          </table:table-cell>
          <table:table-cell office:value-type="float" office:value="0.000026801260297375" calcext:value-type="float">
            <text:p>2.680126029737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municipality of body discovered of &lt;A&gt; ?</text:p>
          </table:table-cell>
          <table:table-cell office:value-type="string" calcext:value-type="string">
            <text:p>select ?x where { &lt;A&gt; <text:s/>dbo:bodyDiscovered ?x1 . ?x1 dbo:municipality ?x <text:s/>} </text:p>
          </table:table-cell>
          <table:table-cell office:value-type="string" calcext:value-type="string">
            <text:p>select distinct(?a) where { ?a dbo:bodyDiscovered [] . ?a <text:s/>dbo:bodyDiscovered ?x1 . ?x1 <text:s/>dbo:municipality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earest city of body discovered of &lt;A&gt; ?</text:p>
          </table:table-cell>
          <table:table-cell office:value-type="string" calcext:value-type="string">
            <text:p>select ?x where { &lt;A&gt; <text:s/>dbo:bodyDiscovered ?x1 . ?x1 dbo:nearestCity ?x <text:s/>} </text:p>
          </table:table-cell>
          <table:table-cell office:value-type="string" calcext:value-type="string">
            <text:p>select distinct(?a) where { ?a dbo:bodyDiscovered [] . ?a <text:s/>dbo:bodyDiscovered ?x1 . ?x1 <text:s/>dbo:nearestCity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umber of visitors of body discovered of &lt;A&gt; ?</text:p>
          </table:table-cell>
          <table:table-cell office:value-type="string" calcext:value-type="string">
            <text:p>select ?x where { &lt;A&gt; <text:s/>dbo:bodyDiscovered ?x1 . ?x1 dbo:numberOfVisitors ?x <text:s/>} </text:p>
          </table:table-cell>
          <table:table-cell office:value-type="string" calcext:value-type="string">
            <text:p>select distinct(?a) where { ?a dbo:bodyDiscovered [] . ?a <text:s/>dbo:bodyDiscovered ?x1 . ?x1 <text:s/>dbo:numberOfVisitors ?x } </text:p>
          </table:table-cell>
          <table:table-cell office:value-type="float" office:value="0.0000878842461375" calcext:value-type="float">
            <text:p>8.7884246137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number of visitors of body discovered of &lt;A&gt; ?</text:p>
          </table:table-cell>
          <table:table-cell office:value-type="string" calcext:value-type="string">
            <text:p>select distinct(?x) where { &lt;A&gt; <text:s/>dbo:bodyDiscovered ?x1 . ?x1 dbo:numberOfVisitors ?x <text:s/>} order by ?x limit 1 </text:p>
          </table:table-cell>
          <table:table-cell office:value-type="string" calcext:value-type="string">
            <text:p>select distinct(?a) where { ?a dbo:bodyDiscovered [] . ?a <text:s/>dbo:bodyDiscovered ?x1 . ?x1 <text:s/>dbo:numberOfVisitors ?x } </text:p>
          </table:table-cell>
          <table:table-cell office:value-type="float" office:value="0.0000878842461375" calcext:value-type="float">
            <text:p>8.7884246137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opening date of body discovered of &lt;A&gt; ?</text:p>
          </table:table-cell>
          <table:table-cell office:value-type="string" calcext:value-type="string">
            <text:p>select ?x where { &lt;A&gt; <text:s/>dbo:bodyDiscovered ?x1 . ?x1 dbo:openingDate ?x } </text:p>
          </table:table-cell>
          <table:table-cell office:value-type="string" calcext:value-type="string">
            <text:p>select distinct(?a) where { ?a dbo:bodyDiscovered [] . ?a <text:s/>dbo:bodyDiscovered ?x1 . ?x1 <text:s/>dbo:openingDate ?x } </text:p>
          </table:table-cell>
          <table:table-cell office:value-type="float" office:value="0.0000366210143125" calcext:value-type="float">
            <text:p>3.66210143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opening date of body discovered of &lt;A&gt; ?</text:p>
          </table:table-cell>
          <table:table-cell office:value-type="string" calcext:value-type="string">
            <text:p>select count(*) as ?x where { &lt;A&gt; <text:s/>dbo:bodyDiscovered ?x1 . ?x1 dbo:openingDate ?x <text:s/>} </text:p>
          </table:table-cell>
          <table:table-cell office:value-type="string" calcext:value-type="string">
            <text:p>select distinct(?a) where { ?a dbo:bodyDiscovered [] . ?a <text:s/>dbo:bodyDiscovered ?x1 . ?x1 <text:s/>dbo:openingDate ?x } </text:p>
          </table:table-cell>
          <table:table-cell office:value-type="float" office:value="0.0000366210143125" calcext:value-type="float">
            <text:p>3.66210143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opening date of body discovered of &lt;A&gt; ?</text:p>
          </table:table-cell>
          <table:table-cell office:value-type="string" calcext:value-type="string">
            <text:p>select distinct(?x) where { &lt;A&gt; <text:s/>dbo:bodyDiscovered ?x1 . ?x1 dbo:openingDate ?x <text:s/>} order by ?x limit 1 </text:p>
          </table:table-cell>
          <table:table-cell office:value-type="string" calcext:value-type="string">
            <text:p>select distinct(?a) where { ?a dbo:bodyDiscovered [] . ?a <text:s/>dbo:bodyDiscovered ?x1 . ?x1 <text:s/>dbo:openingDate ?x } </text:p>
          </table:table-cell>
          <table:table-cell office:value-type="float" office:value="0.0000366210143125" calcext:value-type="float">
            <text:p>3.66210143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opening year of body discovered of &lt;A&gt; ?</text:p>
          </table:table-cell>
          <table:table-cell office:value-type="string" calcext:value-type="string">
            <text:p>select ?x where { &lt;A&gt; <text:s/>dbo:bodyDiscovered ?x1 . ?x1 dbo:openingYear ?x <text:s/>} </text:p>
          </table:table-cell>
          <table:table-cell office:value-type="string" calcext:value-type="string">
            <text:p>select distinct(?a) where { ?a dbo:bodyDiscovered [] . ?a <text:s/>dbo:bodyDiscovered ?x1 . ?x1 <text:s/>dbo:openingYear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owner of body discovered of &lt;A&gt; ?</text:p>
          </table:table-cell>
          <table:table-cell office:value-type="string" calcext:value-type="string">
            <text:p>select ?x where { &lt;A&gt; <text:s/>dbo:bodyDiscovered ?x1 . ?x1 dbo:owner ?x <text:s/>} </text:p>
          </table:table-cell>
          <table:table-cell office:value-type="string" calcext:value-type="string">
            <text:p>select distinct(?a) where { ?a dbo:bodyDiscovered [] . ?a <text:s/>dbo:bodyDiscovered ?x1 . ?x1 <text:s/>dbo:owner ?x } </text:p>
          </table:table-cell>
          <table:table-cell office:value-type="float" office:value="0.0000366210143125" calcext:value-type="float">
            <text:p>3.66210143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art of body discovered of &lt;A&gt; ?</text:p>
          </table:table-cell>
          <table:table-cell office:value-type="string" calcext:value-type="string">
            <text:p>select ?x where { &lt;A&gt; <text:s/>dbo:bodyDiscovered ?x1 . ?x1 dbo:part ?x <text:s/>} </text:p>
          </table:table-cell>
          <table:table-cell office:value-type="string" calcext:value-type="string">
            <text:p>select distinct(?a) where { ?a dbo:bodyDiscovered [] . ?a <text:s/>dbo:bodyDiscovered ?x1 . ?x1 <text:s/>dbo:part ?x } </text:p>
          </table:table-cell>
          <table:table-cell office:value-type="float" office:value="0.00000092727495265" calcext:value-type="float">
            <text:p>9.272749526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art of body discovered of &lt;A&gt; ?</text:p>
          </table:table-cell>
          <table:table-cell office:value-type="string" calcext:value-type="string">
            <text:p>select count(*) as ?x where { &lt;A&gt; <text:s/>dbo:bodyDiscovered ?x1 . ?x1 dbo:part ?x <text:s/>} </text:p>
          </table:table-cell>
          <table:table-cell office:value-type="string" calcext:value-type="string">
            <text:p>select distinct(?a) where { ?a dbo:bodyDiscovered [] . ?a <text:s/>dbo:bodyDiscovered ?x1 . ?x1 <text:s/>dbo:part ?x } </text:p>
          </table:table-cell>
          <table:table-cell office:value-type="float" office:value="0.00000092727495265" calcext:value-type="float">
            <text:p>9.272749526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ercentage of area water of body discovered of &lt;A&gt; ?</text:p>
          </table:table-cell>
          <table:table-cell office:value-type="string" calcext:value-type="string">
            <text:p>select ?x where { &lt;A&gt; <text:s/>dbo:bodyDiscovered ?x1 . ?x1 dbo:percentageOfAreaWater ?x <text:s/>} </text:p>
          </table:table-cell>
          <table:table-cell office:value-type="string" calcext:value-type="string">
            <text:p>select distinct(?a) where { ?a dbo:bodyDiscovered [] . ?a <text:s/>dbo:bodyDiscovered ?x1 . ?x1 <text:s/>dbo:percentageOfAreaWater ?x } </text:p>
          </table:table-cell>
          <table:table-cell office:value-type="float" office:value="0.000014646869078" calcext:value-type="float">
            <text:p>1.464686907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opulation total of body discovered of &lt;A&gt; ?</text:p>
          </table:table-cell>
          <table:table-cell office:value-type="string" calcext:value-type="string">
            <text:p>select ?x where { &lt;A&gt; <text:s/>dbo:bodyDiscovered ?x1 . ?x1 dbo:populationTotal ?x <text:s/>} </text:p>
          </table:table-cell>
          <table:table-cell office:value-type="string" calcext:value-type="string">
            <text:p>select distinct(?a) where { ?a dbo:bodyDiscovered [] . ?a <text:s/>dbo:bodyDiscovered ?x1 . ?x1 <text:s/>dbo:populationTotal ?x } </text:p>
          </table:table-cell>
          <table:table-cell office:value-type="float" office:value="0.0000157286171273019" calcext:value-type="float">
            <text:p>1.57286171273019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population total of body discovered of &lt;A&gt; ?</text:p>
          </table:table-cell>
          <table:table-cell office:value-type="string" calcext:value-type="string">
            <text:p>select distinct(?x) where { &lt;A&gt; <text:s/>dbo:bodyDiscovered ?x1 . ?x1 dbo:populationTotal ?x <text:s/>} order by ?x limit 1 </text:p>
          </table:table-cell>
          <table:table-cell office:value-type="string" calcext:value-type="string">
            <text:p>select distinct(?a) where { ?a dbo:bodyDiscovered [] . ?a <text:s/>dbo:bodyDiscovered ?x1 . ?x1 <text:s/>dbo:populationTotal ?x } </text:p>
          </table:table-cell>
          <table:table-cell office:value-type="float" office:value="0.0000157286171273019" calcext:value-type="float">
            <text:p>1.57286171273019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ostal code of body discovered of &lt;A&gt; ?</text:p>
          </table:table-cell>
          <table:table-cell office:value-type="string" calcext:value-type="string">
            <text:p>select ?x where { &lt;A&gt; <text:s/>dbo:bodyDiscovered ?x1 . ?x1 dbo:postalCode ?x <text:s/>} </text:p>
          </table:table-cell>
          <table:table-cell office:value-type="string" calcext:value-type="string">
            <text:p>select distinct(?a) where { ?a dbo:bodyDiscovered [] . ?a <text:s/>dbo:bodyDiscovered ?x1 . ?x1 <text:s/>dbo:postalCode ?x } </text:p>
          </table:table-cell>
          <table:table-cell office:value-type="float" office:value="0.0000167303032608017" calcext:value-type="float">
            <text:p>1.6730303260801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ostal code of body discovered of &lt;A&gt; ?</text:p>
          </table:table-cell>
          <table:table-cell office:value-type="string" calcext:value-type="string">
            <text:p>select count(*) as ?x where { &lt;A&gt; <text:s/>dbo:bodyDiscovered ?x1 . ?x1 dbo:postalCode ?x <text:s/>} </text:p>
          </table:table-cell>
          <table:table-cell office:value-type="string" calcext:value-type="string">
            <text:p>select distinct(?a) where { ?a dbo:bodyDiscovered [] . ?a <text:s/>dbo:bodyDiscovered ?x1 . ?x1 <text:s/>dbo:postalCode ?x } </text:p>
          </table:table-cell>
          <table:table-cell office:value-type="float" office:value="0.0000167303032608017" calcext:value-type="float">
            <text:p>1.6730303260801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record label of body discovered of &lt;A&gt; ?</text:p>
          </table:table-cell>
          <table:table-cell office:value-type="string" calcext:value-type="string">
            <text:p>select ?x where { &lt;A&gt; <text:s/>dbo:bodyDiscovered ?x1 . ?x1 dbo:recordLabel ?x <text:s/>} </text:p>
          </table:table-cell>
          <table:table-cell office:value-type="string" calcext:value-type="string">
            <text:p>select distinct(?a) where { ?a dbo:bodyDiscovered [] . ?a <text:s/>dbo:bodyDiscovered ?x1 . ?x1 <text:s/>dbo:recordLabel ?x } </text:p>
          </table:table-cell>
          <table:table-cell office:value-type="float" office:value="0.0000384890814125" calcext:value-type="float">
            <text:p>3.84890814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region of body discovered of &lt;A&gt; ?</text:p>
          </table:table-cell>
          <table:table-cell office:value-type="string" calcext:value-type="string">
            <text:p>select ?x where { &lt;A&gt; <text:s/>dbo:bodyDiscovered ?x1 . ?x1 dbo:region ?x <text:s/>} </text:p>
          </table:table-cell>
          <table:table-cell office:value-type="string" calcext:value-type="string">
            <text:p>select distinct(?a) where { ?a dbo:bodyDiscovered [] . ?a <text:s/>dbo:bodyDiscovered ?x1 . ?x1 <text:s/>dbo:region ?x } </text:p>
          </table:table-cell>
          <table:table-cell office:value-type="float" office:value="0.00000347532558805556" calcext:value-type="float">
            <text:p>3.4753255880555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region of body discovered of &lt;A&gt; ?</text:p>
          </table:table-cell>
          <table:table-cell office:value-type="string" calcext:value-type="string">
            <text:p>select count(*) as ?x where { &lt;A&gt; <text:s/>dbo:bodyDiscovered ?x1 . ?x1 dbo:region ?x <text:s/>} </text:p>
          </table:table-cell>
          <table:table-cell office:value-type="string" calcext:value-type="string">
            <text:p>select distinct(?a) where { ?a dbo:bodyDiscovered [] . ?a <text:s/>dbo:bodyDiscovered ?x1 . ?x1 <text:s/>dbo:region ?x } </text:p>
          </table:table-cell>
          <table:table-cell office:value-type="float" office:value="0.00000347532558805556" calcext:value-type="float">
            <text:p>3.47532558805556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release date of body discovered of &lt;A&gt; ?</text:p>
          </table:table-cell>
          <table:table-cell office:value-type="string" calcext:value-type="string">
            <text:p>select ?x where { &lt;A&gt; <text:s/>dbo:bodyDiscovered ?x1 . ?x1 dbo:releaseDate ?x } </text:p>
          </table:table-cell>
          <table:table-cell office:value-type="string" calcext:value-type="string">
            <text:p>select distinct(?a) where { ?a dbo:bodyDiscovered [] . ?a <text:s/>dbo:bodyDiscovered ?x1 . ?x1 <text:s/>dbo:releaseDate ?x } </text:p>
          </table:table-cell>
          <table:table-cell office:value-type="float" office:value="0.0000384890814125" calcext:value-type="float">
            <text:p>3.84890814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release date of body discovered of &lt;A&gt; ?</text:p>
          </table:table-cell>
          <table:table-cell office:value-type="string" calcext:value-type="string">
            <text:p>select count(*) as ?x where { &lt;A&gt; <text:s/>dbo:bodyDiscovered ?x1 . ?x1 dbo:releaseDate ?x <text:s/>} </text:p>
          </table:table-cell>
          <table:table-cell office:value-type="string" calcext:value-type="string">
            <text:p>select distinct(?a) where { ?a dbo:bodyDiscovered [] . ?a <text:s/>dbo:bodyDiscovered ?x1 . ?x1 <text:s/>dbo:releaseDate ?x } </text:p>
          </table:table-cell>
          <table:table-cell office:value-type="float" office:value="0.0000384890814125" calcext:value-type="float">
            <text:p>3.84890814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release date of body discovered of &lt;A&gt; ?</text:p>
          </table:table-cell>
          <table:table-cell office:value-type="string" calcext:value-type="string">
            <text:p>select distinct(?x) where { &lt;A&gt; <text:s/>dbo:bodyDiscovered ?x1 . ?x1 dbo:releaseDate ?x <text:s/>} order by ?x limit 1 </text:p>
          </table:table-cell>
          <table:table-cell office:value-type="string" calcext:value-type="string">
            <text:p>select distinct(?a) where { ?a dbo:bodyDiscovered [] . ?a <text:s/>dbo:bodyDiscovered ?x1 . ?x1 <text:s/>dbo:releaseDate ?x } </text:p>
          </table:table-cell>
          <table:table-cell office:value-type="float" office:value="0.0000384890814125" calcext:value-type="float">
            <text:p>3.84890814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nd recording of body discovered of &lt;A&gt; ?</text:p>
          </table:table-cell>
          <table:table-cell office:value-type="string" calcext:value-type="string">
            <text:p>select ?x where { &lt;A&gt; <text:s/>dbo:bodyDiscovered ?x1 . ?x1 dbo:soundRecording ?x <text:s/>} </text:p>
          </table:table-cell>
          <table:table-cell office:value-type="string" calcext:value-type="string">
            <text:p>select distinct(?a) where { ?a dbo:bodyDiscovered [] . ?a <text:s/>dbo:bodyDiscovered ?x1 . ?x1 <text:s/>dbo:soundRecording ?x } </text:p>
          </table:table-cell>
          <table:table-cell office:value-type="float" office:value="0.000087507038858" calcext:value-type="float">
            <text:p>8.7507038858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rce of body discovered of &lt;A&gt; ?</text:p>
          </table:table-cell>
          <table:table-cell office:value-type="string" calcext:value-type="string">
            <text:p>select ?x where { &lt;A&gt; <text:s/>dbo:bodyDiscovered ?x1 . ?x1 dbo:source ?x <text:s/>} </text:p>
          </table:table-cell>
          <table:table-cell office:value-type="string" calcext:value-type="string">
            <text:p>select distinct(?a) where { ?a dbo:bodyDiscovered [] . ?a <text:s/>dbo:bodyDiscovered ?x1 . ?x1 <text:s/>dbo:source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source of body discovered of &lt;A&gt; ?</text:p>
          </table:table-cell>
          <table:table-cell office:value-type="string" calcext:value-type="string">
            <text:p>select count(*) as ?x where { &lt;A&gt; <text:s/>dbo:bodyDiscovered ?x1 . ?x1 dbo:source ?x <text:s/>} </text:p>
          </table:table-cell>
          <table:table-cell office:value-type="string" calcext:value-type="string">
            <text:p>select distinct(?a) where { ?a dbo:bodyDiscovered [] . ?a <text:s/>dbo:bodyDiscovered ?x1 . ?x1 <text:s/>dbo:source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rce mountain of body discovered of &lt;A&gt; ?</text:p>
          </table:table-cell>
          <table:table-cell office:value-type="string" calcext:value-type="string">
            <text:p>select ?x where { &lt;A&gt; <text:s/>dbo:bodyDiscovered ?x1 . ?x1 dbo:sourceMountain ?x <text:s/>} </text:p>
          </table:table-cell>
          <table:table-cell office:value-type="string" calcext:value-type="string">
            <text:p>select distinct(?a) where { ?a dbo:bodyDiscovered [] . ?a <text:s/>dbo:bodyDiscovered ?x1 . ?x1 <text:s/>dbo:sourceMountain ?x } </text:p>
          </table:table-cell>
          <table:table-cell office:value-type="float" office:value="0.00000519915660125" calcext:value-type="float">
            <text:p>5.199156601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rce place of body discovered of &lt;A&gt; ?</text:p>
          </table:table-cell>
          <table:table-cell office:value-type="string" calcext:value-type="string">
            <text:p>select ?x where { &lt;A&gt; <text:s/>dbo:bodyDiscovered ?x1 . ?x1 dbo:sourcePlace ?x <text:s/>} </text:p>
          </table:table-cell>
          <table:table-cell office:value-type="string" calcext:value-type="string">
            <text:p>select distinct(?a) where { ?a dbo:bodyDiscovered [] . ?a <text:s/>dbo:bodyDiscovered ?x1 . ?x1 <text:s/>dbo:sourcePlace ?x } </text:p>
          </table:table-cell>
          <table:table-cell office:value-type="float" office:value="0.00000519915660125" calcext:value-type="float">
            <text:p>5.199156601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rce position of body discovered of &lt;A&gt; ?</text:p>
          </table:table-cell>
          <table:table-cell office:value-type="string" calcext:value-type="string">
            <text:p>select ?x where { &lt;A&gt; <text:s/>dbo:bodyDiscovered ?x1 . ?x1 dbo:sourcePosition ?x <text:s/>} </text:p>
          </table:table-cell>
          <table:table-cell office:value-type="string" calcext:value-type="string">
            <text:p>select distinct(?a) where { ?a dbo:bodyDiscovered [] . ?a <text:s/>dbo:bodyDiscovered ?x1 . ?x1 <text:s/>dbo:sourcePosition ?x } </text:p>
          </table:table-cell>
          <table:table-cell office:value-type="float" office:value="0.000004159325281" calcext:value-type="float">
            <text:p>4.159325281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ource region of body discovered of &lt;A&gt; ?</text:p>
          </table:table-cell>
          <table:table-cell office:value-type="string" calcext:value-type="string">
            <text:p>select ?x where { &lt;A&gt; <text:s/>dbo:bodyDiscovered ?x1 . ?x1 dbo:sourceRegion ?x <text:s/>} </text:p>
          </table:table-cell>
          <table:table-cell office:value-type="string" calcext:value-type="string">
            <text:p>select distinct(?a) where { ?a dbo:bodyDiscovered [] . ?a <text:s/>dbo:bodyDiscovered ?x1 . ?x1 <text:s/>dbo:sourceRegion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tate of body discovered of &lt;A&gt; ?</text:p>
          </table:table-cell>
          <table:table-cell office:value-type="string" calcext:value-type="string">
            <text:p>select ?x where { &lt;A&gt; <text:s/>dbo:bodyDiscovered ?x1 . ?x1 dbo:state ?x <text:s/>} </text:p>
          </table:table-cell>
          <table:table-cell office:value-type="string" calcext:value-type="string">
            <text:p>select distinct(?a) where { ?a dbo:bodyDiscovered [] . ?a <text:s/>dbo:bodyDiscovered ?x1 . ?x1 <text:s/>dbo:state ?x } </text:p>
          </table:table-cell>
          <table:table-cell office:value-type="float" office:value="0.00000264216469553571" calcext:value-type="float">
            <text:p>2.64216469553571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ynonym of body discovered of &lt;A&gt; ?</text:p>
          </table:table-cell>
          <table:table-cell office:value-type="string" calcext:value-type="string">
            <text:p>select ?x where { &lt;A&gt; <text:s/>dbo:bodyDiscovered ?x1 . ?x1 dbo:synonym ?x <text:s/>} </text:p>
          </table:table-cell>
          <table:table-cell office:value-type="string" calcext:value-type="string">
            <text:p>select distinct(?a) where { ?a dbo:bodyDiscovered [] . ?a <text:s/>dbo:bodyDiscovered ?x1 . ?x1 <text:s/>dbo:synonym ?x } </text:p>
          </table:table-cell>
          <table:table-cell office:value-type="float" office:value="0.000001441162694125" calcext:value-type="float">
            <text:p>1.4411626941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synonym of body discovered of &lt;A&gt; ?</text:p>
          </table:table-cell>
          <table:table-cell office:value-type="string" calcext:value-type="string">
            <text:p>select count(*) as ?x where { &lt;A&gt; <text:s/>dbo:bodyDiscovered ?x1 . ?x1 dbo:synonym ?x <text:s/>} </text:p>
          </table:table-cell>
          <table:table-cell office:value-type="string" calcext:value-type="string">
            <text:p>select distinct(?a) where { ?a dbo:bodyDiscovered [] . ?a <text:s/>dbo:bodyDiscovered ?x1 . ?x1 <text:s/>dbo:synonym ?x } </text:p>
          </table:table-cell>
          <table:table-cell office:value-type="float" office:value="0.000001441162694125" calcext:value-type="float">
            <text:p>1.441162694125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humbnail of body discovered of &lt;A&gt; ?</text:p>
          </table:table-cell>
          <table:table-cell office:value-type="string" calcext:value-type="string">
            <text:p>select ?x where { &lt;A&gt; <text:s/>dbo:bodyDiscovered ?x1 . ?x1 dbo:thumbnail ?x <text:s/>} </text:p>
          </table:table-cell>
          <table:table-cell office:value-type="string" calcext:value-type="string">
            <text:p>select distinct(?a) where { ?a dbo:bodyDiscovered [] . ?a <text:s/>dbo:bodyDiscovered ?x1 . ?x1 <text:s/>dbo:thumbnail ?x } </text:p>
          </table:table-cell>
          <table:table-cell office:value-type="float" office:value="0.0000285438178482745" calcext:value-type="float">
            <text:p>2.8543817848274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ime zone of body discovered of &lt;A&gt; ?</text:p>
          </table:table-cell>
          <table:table-cell office:value-type="string" calcext:value-type="string">
            <text:p>select ?x where { &lt;A&gt; <text:s/>dbo:bodyDiscovered ?x1 . ?x1 dbo:timeZone ?x <text:s/>} </text:p>
          </table:table-cell>
          <table:table-cell office:value-type="string" calcext:value-type="string">
            <text:p>select distinct(?a) where { ?a dbo:bodyDiscovered [] . ?a <text:s/>dbo:bodyDiscovered ?x1 . ?x1 <text:s/>dbo:timeZone ?x } </text:p>
          </table:table-cell>
          <table:table-cell office:value-type="float" office:value="0.0000081435599987" calcext:value-type="float">
            <text:p>8.1435599987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time zone of body discovered of &lt;A&gt; ?</text:p>
          </table:table-cell>
          <table:table-cell office:value-type="string" calcext:value-type="string">
            <text:p>select count(*) as ?x where { &lt;A&gt; <text:s/>dbo:bodyDiscovered ?x1 . ?x1 dbo:timeZone ?x <text:s/>} </text:p>
          </table:table-cell>
          <table:table-cell office:value-type="string" calcext:value-type="string">
            <text:p>select distinct(?a) where { ?a dbo:bodyDiscovered [] . ?a <text:s/>dbo:bodyDiscovered ?x1 . ?x1 <text:s/>dbo:timeZone ?x } </text:p>
          </table:table-cell>
          <table:table-cell office:value-type="float" office:value="0.0000081435599987" calcext:value-type="float">
            <text:p>8.1435599987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type of body discovered of &lt;A&gt; ?</text:p>
          </table:table-cell>
          <table:table-cell office:value-type="string" calcext:value-type="string">
            <text:p>select ?x where { &lt;A&gt; <text:s/>dbo:bodyDiscovered ?x1 . ?x1 dbo:type ?x <text:s/>} </text:p>
          </table:table-cell>
          <table:table-cell office:value-type="string" calcext:value-type="string">
            <text:p>select distinct(?a) where { ?a dbo:bodyDiscovered [] . ?a <text:s/>dbo:bodyDiscovered ?x1 . ?x1 <text:s/>dbo:type ?x } </text:p>
          </table:table-cell>
          <table:table-cell office:value-type="float" office:value="0.00000517381048456697" calcext:value-type="float">
            <text:p>5.17381048456697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type of body discovered of &lt;A&gt; ?</text:p>
          </table:table-cell>
          <table:table-cell office:value-type="string" calcext:value-type="string">
            <text:p>select count(*) as ?x where { &lt;A&gt; <text:s/>dbo:bodyDiscovered ?x1 . ?x1 dbo:type ?x <text:s/>} </text:p>
          </table:table-cell>
          <table:table-cell office:value-type="string" calcext:value-type="string">
            <text:p>select distinct(?a) where { ?a dbo:bodyDiscovered [] . ?a <text:s/>dbo:bodyDiscovered ?x1 . ?x1 <text:s/>dbo:type ?x } </text:p>
          </table:table-cell>
          <table:table-cell office:value-type="float" office:value="0.00000517381048456697" calcext:value-type="float">
            <text:p>5.17381048456697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UTC offset of body discovered of &lt;A&gt; ?</text:p>
          </table:table-cell>
          <table:table-cell office:value-type="string" calcext:value-type="string">
            <text:p>select ?x where { &lt;A&gt; <text:s/>dbo:bodyDiscovered ?x1 . ?x1 dbo:utcOffset ?x <text:s/>} </text:p>
          </table:table-cell>
          <table:table-cell office:value-type="string" calcext:value-type="string">
            <text:p>select distinct(?a) where { ?a dbo:bodyDiscovered [] . ?a <text:s/>dbo:bodyDiscovered ?x1 . ?x1 <text:s/>dbo:utcOffset ?x } </text:p>
          </table:table-cell>
          <table:table-cell office:value-type="float" office:value="0.00000816399678668651" calcext:value-type="float">
            <text:p>8.16399678668651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UTC offset of body discovered of &lt;A&gt; ?</text:p>
          </table:table-cell>
          <table:table-cell office:value-type="string" calcext:value-type="string">
            <text:p>select count(*) as ?x where { &lt;A&gt; <text:s/>dbo:bodyDiscovered ?x1 . ?x1 dbo:utcOffset ?x <text:s/>} </text:p>
          </table:table-cell>
          <table:table-cell office:value-type="string" calcext:value-type="string">
            <text:p>select distinct(?a) where { ?a dbo:bodyDiscovered [] . ?a <text:s/>dbo:bodyDiscovered ?x1 . ?x1 <text:s/>dbo:utcOffset ?x } </text:p>
          </table:table-cell>
          <table:table-cell office:value-type="float" office:value="0.00000816399678668651" calcext:value-type="float">
            <text:p>8.16399678668651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Link from a Wikipage to an external page of body discovered of &lt;A&gt; ?</text:p>
          </table:table-cell>
          <table:table-cell office:value-type="string" calcext:value-type="string">
            <text:p>select ?x where { &lt;A&gt; <text:s/>dbo:bodyDiscovered ?x1 . ?x1 dbo:wikiPageExternalLink ?x <text:s/>} </text:p>
          </table:table-cell>
          <table:table-cell office:value-type="string" calcext:value-type="string">
            <text:p>select distinct(?a) where { ?a dbo:bodyDiscovered [] . ?a <text:s/>dbo:bodyDiscovered ?x1 . ?x1 <text:s/>dbo:wikiPageExternalLink ?x } </text:p>
          </table:table-cell>
          <table:table-cell office:value-type="float" office:value="0.0000274873231778884" calcext:value-type="float">
            <text:p>2.74873231778884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Link from a Wikipage to an external page of body discovered of &lt;A&gt; ?</text:p>
          </table:table-cell>
          <table:table-cell office:value-type="string" calcext:value-type="string">
            <text:p>select count(*) as ?x where { &lt;A&gt; <text:s/>dbo:bodyDiscovered ?x1 . ?x1 dbo:wikiPageExternalLink ?x <text:s/>} </text:p>
          </table:table-cell>
          <table:table-cell office:value-type="string" calcext:value-type="string">
            <text:p>select distinct(?a) where { ?a dbo:bodyDiscovered [] . ?a <text:s/>dbo:bodyDiscovered ?x1 . ?x1 <text:s/>dbo:wikiPageExternalLink ?x } </text:p>
          </table:table-cell>
          <table:table-cell office:value-type="float" office:value="0.0000274873231778884" calcext:value-type="float">
            <text:p>2.74873231778884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Wikipage page ID of body discovered of &lt;A&gt; ?</text:p>
          </table:table-cell>
          <table:table-cell office:value-type="string" calcext:value-type="string">
            <text:p>select ?x where { &lt;A&gt; <text:s/>dbo:bodyDiscovered ?x1 . ?x1 dbo:wikiPageID ?x <text:s/>} </text:p>
          </table:table-cell>
          <table:table-cell office:value-type="string" calcext:value-type="string">
            <text:p>select distinct(?a) where { ?a dbo:bodyDiscovered [] . ?a <text:s/>dbo:bodyDiscovered ?x1 . ?x1 <text:s/>dbo:wikiPageID ?x } </text:p>
          </table:table-cell>
          <table:table-cell office:value-type="float" office:value="0.0000296269979510047" calcext:value-type="float">
            <text:p>2.9626997951004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Wikipage page ID of body discovered of &lt;A&gt; ?</text:p>
          </table:table-cell>
          <table:table-cell office:value-type="string" calcext:value-type="string">
            <text:p>select distinct(?x) where { &lt;A&gt; <text:s/>dbo:bodyDiscovered ?x1 . ?x1 dbo:wikiPageID ?x <text:s/>} order by ?x limit 1 </text:p>
          </table:table-cell>
          <table:table-cell office:value-type="string" calcext:value-type="string">
            <text:p>select distinct(?a) where { ?a dbo:bodyDiscovered [] . ?a <text:s/>dbo:bodyDiscovered ?x1 . ?x1 <text:s/>dbo:wikiPageID ?x } </text:p>
          </table:table-cell>
          <table:table-cell office:value-type="float" office:value="0.0000296269979510047" calcext:value-type="float">
            <text:p>2.9626997951004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Wikipage redirect of body discovered of &lt;A&gt; ?</text:p>
          </table:table-cell>
          <table:table-cell office:value-type="string" calcext:value-type="string">
            <text:p>select ?x where { &lt;A&gt; <text:s/>dbo:bodyDiscovered ?x1 . ?x1 dbo:wikiPageRedirects ?x <text:s/>} </text:p>
          </table:table-cell>
          <table:table-cell office:value-type="string" calcext:value-type="string">
            <text:p>select distinct(?a) where { ?a dbo:bodyDiscovered [] . ?a <text:s/>dbo:bodyDiscovered ?x1 . ?x1 <text:s/>dbo:wikiPageRedirects ?x } </text:p>
          </table:table-cell>
          <table:table-cell office:value-type="float" office:value="0.00002239836834385" calcext:value-type="float">
            <text:p>2.23983683438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Wikipage redirect of body discovered of &lt;A&gt; ?</text:p>
          </table:table-cell>
          <table:table-cell office:value-type="string" calcext:value-type="string">
            <text:p>select count(*) as ?x where { &lt;A&gt; <text:s/>dbo:bodyDiscovered ?x1 . ?x1 dbo:wikiPageRedirects ?x <text:s/>} </text:p>
          </table:table-cell>
          <table:table-cell office:value-type="string" calcext:value-type="string">
            <text:p>select distinct(?a) where { ?a dbo:bodyDiscovered [] . ?a <text:s/>dbo:bodyDiscovered ?x1 . ?x1 <text:s/>dbo:wikiPageRedirects ?x } </text:p>
          </table:table-cell>
          <table:table-cell office:value-type="float" office:value="0.00002239836834385" calcext:value-type="float">
            <text:p>2.23983683438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Wikipage revision ID of body discovered of &lt;A&gt; ?</text:p>
          </table:table-cell>
          <table:table-cell office:value-type="string" calcext:value-type="string">
            <text:p>select ?x where { &lt;A&gt; <text:s/>dbo:bodyDiscovered ?x1 . ?x1 dbo:wikiPageRevisionID ?x <text:s/>} </text:p>
          </table:table-cell>
          <table:table-cell office:value-type="string" calcext:value-type="string">
            <text:p>select distinct(?a) where { ?a dbo:bodyDiscovered [] . ?a <text:s/>dbo:bodyDiscovered ?x1 . ?x1 <text:s/>dbo:wikiPageRevisionID ?x } </text:p>
          </table:table-cell>
          <table:table-cell office:value-type="float" office:value="0.0000296269979510047" calcext:value-type="float">
            <text:p>2.9626997951004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Wikipage revision ID of body discovered of &lt;A&gt; ?</text:p>
          </table:table-cell>
          <table:table-cell office:value-type="string" calcext:value-type="string">
            <text:p>select distinct(?x) where { &lt;A&gt; <text:s/>dbo:bodyDiscovered ?x1 . ?x1 dbo:wikiPageRevisionID ?x <text:s/>} order by ?x limit 1 </text:p>
          </table:table-cell>
          <table:table-cell office:value-type="string" calcext:value-type="string">
            <text:p>select distinct(?a) where { ?a dbo:bodyDiscovered [] . ?a <text:s/>dbo:bodyDiscovered ?x1 . ?x1 <text:s/>dbo:wikiPageRevisionID ?x } </text:p>
          </table:table-cell>
          <table:table-cell office:value-type="float" office:value="0.0000296269979510047" calcext:value-type="float">
            <text:p>2.9626997951004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year of construction of body discovered of &lt;A&gt; ?</text:p>
          </table:table-cell>
          <table:table-cell office:value-type="string" calcext:value-type="string">
            <text:p>select ?x where { &lt;A&gt; <text:s/>dbo:bodyDiscovered ?x1 . ?x1 dbo:yearOfConstruction ?x <text:s/>} </text:p>
          </table:table-cell>
          <table:table-cell office:value-type="string" calcext:value-type="string">
            <text:p>select distinct(?a) where { ?a dbo:bodyDiscovered [] . ?a <text:s/>dbo:bodyDiscovered ?x1 . ?x1 <text:s/>dbo:yearOfConstruction ?x } </text:p>
          </table:table-cell>
          <table:table-cell office:value-type="float" office:value="0.00001231448688125" calcext:value-type="float">
            <text:p>1.2314486881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areer station of &lt;A&gt; ?</text:p>
          </table:table-cell>
          <table:table-cell office:value-type="string" calcext:value-type="string">
            <text:p>select ?x where { &lt;A&gt; <text:s/>dbo:careerStation ?x <text:s/>} </text:p>
          </table:table-cell>
          <table:table-cell office:value-type="string" calcext:value-type="string">
            <text:p>select distinct(?a) where { ?a dbo:careerStation [] <text:s/>} </text:p>
          </table:table-cell>
          <table:table-cell office:value-type="float" office:value="0.0000236712700804695" calcext:value-type="float">
            <text:p>2.3671270080469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hampionships of &lt;A&gt; ?</text:p>
          </table:table-cell>
          <table:table-cell office:value-type="string" calcext:value-type="string">
            <text:p>select ?x where { &lt;A&gt; <text:s/>dbo:championships ?x <text:s/>} </text:p>
          </table:table-cell>
          <table:table-cell office:value-type="string" calcext:value-type="string">
            <text:p>select distinct(?a) where { ?a dbo:championships [] <text:s/>} </text:p>
          </table:table-cell>
          <table:table-cell office:value-type="float" office:value="0.0000261700203752374" calcext:value-type="float">
            <text:p>2.61700203752374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championships of &lt;A&gt; ?</text:p>
          </table:table-cell>
          <table:table-cell office:value-type="string" calcext:value-type="string">
            <text:p>select distinct(?x) where { &lt;A&gt; <text:s/>dbo:championships ?x <text:s/>} order by ?x limit 1 </text:p>
          </table:table-cell>
          <table:table-cell office:value-type="string" calcext:value-type="string">
            <text:p>select distinct(?a) where { ?a dbo:championships [] <text:s/>} </text:p>
          </table:table-cell>
          <table:table-cell office:value-type="float" office:value="0.0000261700203752374" calcext:value-type="float">
            <text:p>2.61700203752374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child of &lt;A&gt; ?</text:p>
          </table:table-cell>
          <table:table-cell office:value-type="string" calcext:value-type="string">
            <text:p>select ?x where { &lt;A&gt; <text:s/>dbo:child ?x <text:s/>} </text:p>
          </table:table-cell>
          <table:table-cell office:value-type="string" calcext:value-type="string">
            <text:p>select distinct(?a) where { ?a dbo:child [] <text:s/>} </text:p>
          </table:table-cell>
          <table:table-cell office:value-type="float" office:value="0.000365324295804" calcext:value-type="float">
            <text:p>0.000365324295804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hild of &lt;A&gt; ?</text:p>
          </table:table-cell>
          <table:table-cell office:value-type="string" calcext:value-type="string">
            <text:p>select count(*) as ?x where { &lt;A&gt; <text:s/>dbo:child ?x <text:s/>} </text:p>
          </table:table-cell>
          <table:table-cell office:value-type="string" calcext:value-type="string">
            <text:p>select distinct(?a) where { ?a dbo:child [] <text:s/>} </text:p>
          </table:table-cell>
          <table:table-cell office:value-type="float" office:value="0.000365324295804" calcext:value-type="float">
            <text:p>0.000365324295804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ctive years of child of &lt;A&gt; ?</text:p>
          </table:table-cell>
          <table:table-cell office:value-type="string" calcext:value-type="string">
            <text:p>select ?x where { &lt;A&gt; <text:s/>dbo:child ?x1 . ?x1 dbo:activeYears ?x <text:s/>} </text:p>
          </table:table-cell>
          <table:table-cell office:value-type="string" calcext:value-type="string">
            <text:p>select distinct(?a) where { ?a dbo:child [] . ?a <text:s/>dbo:child ?x1 . ?x1 <text:s/>dbo:activeYears ?x } </text:p>
          </table:table-cell>
          <table:table-cell office:value-type="float" office:value="0.000518044160296" calcext:value-type="float">
            <text:p>0.00051804416029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active years of child of &lt;A&gt; ?</text:p>
          </table:table-cell>
          <table:table-cell office:value-type="string" calcext:value-type="string">
            <text:p>select count(*) as ?x where { &lt;A&gt; <text:s/>dbo:child ?x1 . ?x1 dbo:activeYears ?x <text:s/>} </text:p>
          </table:table-cell>
          <table:table-cell office:value-type="string" calcext:value-type="string">
            <text:p>select distinct(?a) where { ?a dbo:child [] . ?a <text:s/>dbo:child ?x1 . ?x1 <text:s/>dbo:activeYears ?x } </text:p>
          </table:table-cell>
          <table:table-cell office:value-type="float" office:value="0.000518044160296" calcext:value-type="float">
            <text:p>0.00051804416029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gency of child of &lt;A&gt; ?</text:p>
          </table:table-cell>
          <table:table-cell office:value-type="string" calcext:value-type="string">
            <text:p>select ?x where { &lt;A&gt; <text:s/>dbo:child ?x1 . ?x1 dbo:agency ?x <text:s/>} </text:p>
          </table:table-cell>
          <table:table-cell office:value-type="string" calcext:value-type="string">
            <text:p>select distinct(?a) where { ?a dbo:child [] . ?a <text:s/>dbo:child ?x1 . ?x1 <text:s/>dbo:agency ?x } </text:p>
          </table:table-cell>
          <table:table-cell office:value-type="float" office:value="0.000335720248821" calcext:value-type="float">
            <text:p>0.00033572024882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agency of child of &lt;A&gt; ?</text:p>
          </table:table-cell>
          <table:table-cell office:value-type="string" calcext:value-type="string">
            <text:p>select count(*) as ?x where { &lt;A&gt; <text:s/>dbo:child ?x1 . ?x1 dbo:agency ?x <text:s/>} </text:p>
          </table:table-cell>
          <table:table-cell office:value-type="string" calcext:value-type="string">
            <text:p>select distinct(?a) where { ?a dbo:child [] . ?a <text:s/>dbo:child ?x1 . ?x1 <text:s/>dbo:agency ?x } </text:p>
          </table:table-cell>
          <table:table-cell office:value-type="float" office:value="0.000335720248821" calcext:value-type="float">
            <text:p>0.00033572024882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llegiance of child of &lt;A&gt; ?</text:p>
          </table:table-cell>
          <table:table-cell office:value-type="string" calcext:value-type="string">
            <text:p>select ?x where { &lt;A&gt; <text:s/>dbo:child ?x1 . ?x1 dbo:allegiance ?x <text:s/>} </text:p>
          </table:table-cell>
          <table:table-cell office:value-type="string" calcext:value-type="string">
            <text:p>select distinct(?a) where { ?a dbo:child [] . ?a <text:s/>dbo:child ?x1 . ?x1 <text:s/>dbo:allegiance ?x } </text:p>
          </table:table-cell>
          <table:table-cell office:value-type="float" office:value="0.0000751899378822849" calcext:value-type="float">
            <text:p>7.51899378822849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allegiance of child of &lt;A&gt; ?</text:p>
          </table:table-cell>
          <table:table-cell office:value-type="string" calcext:value-type="string">
            <text:p>select count(*) as ?x where { &lt;A&gt; <text:s/>dbo:child ?x1 . ?x1 dbo:allegiance ?x <text:s/>} </text:p>
          </table:table-cell>
          <table:table-cell office:value-type="string" calcext:value-type="string">
            <text:p>select distinct(?a) where { ?a dbo:child [] . ?a <text:s/>dbo:child ?x1 . ?x1 <text:s/>dbo:allegiance ?x } </text:p>
          </table:table-cell>
          <table:table-cell office:value-type="float" office:value="0.0000751899378822849" calcext:value-type="float">
            <text:p>7.51899378822849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alma mater of child of &lt;A&gt; ?</text:p>
          </table:table-cell>
          <table:table-cell office:value-type="string" calcext:value-type="string">
            <text:p>select ?x where { &lt;A&gt; <text:s/>dbo:child ?x1 . ?x1 dbo:almaMater ?x <text:s/>} </text:p>
          </table:table-cell>
          <table:table-cell office:value-type="string" calcext:value-type="string">
            <text:p>select distinct(?a) where { ?a dbo:child [] . ?a <text:s/>dbo:child ?x1 . ?x1 <text:s/>dbo:almaMater ?x } </text:p>
          </table:table-cell>
          <table:table-cell office:value-type="float" office:value="0.000165306872978" calcext:value-type="float">
            <text:p>0.000165306872978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birth date of child of &lt;A&gt; ?</text:p>
          </table:table-cell>
          <table:table-cell office:value-type="string" calcext:value-type="string">
            <text:p>select ?x where { &lt;A&gt; <text:s/>dbo:child ?x1 . ?x1 dbo:birthDate ?x } </text:p>
          </table:table-cell>
          <table:table-cell office:value-type="string" calcext:value-type="string">
            <text:p>select distinct(?a) where { ?a dbo:child [] . ?a <text:s/>dbo:child ?x1 . ?x1 <text:s/>dbo:birthDate ?x } </text:p>
          </table:table-cell>
          <table:table-cell office:value-type="float" office:value="0.0000486465845995077" calcext:value-type="float">
            <text:p>4.8646584599507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irth date of child of &lt;A&gt; ?</text:p>
          </table:table-cell>
          <table:table-cell office:value-type="string" calcext:value-type="string">
            <text:p>select count(*) as ?x where { &lt;A&gt; <text:s/>dbo:child ?x1 . ?x1 dbo:birthDate ?x <text:s/>} </text:p>
          </table:table-cell>
          <table:table-cell office:value-type="string" calcext:value-type="string">
            <text:p>select distinct(?a) where { ?a dbo:child [] . ?a <text:s/>dbo:child ?x1 . ?x1 <text:s/>dbo:birthDate ?x } </text:p>
          </table:table-cell>
          <table:table-cell office:value-type="float" office:value="0.0000486465845995077" calcext:value-type="float">
            <text:p>4.8646584599507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birth date of child of &lt;A&gt; ?</text:p>
          </table:table-cell>
          <table:table-cell office:value-type="string" calcext:value-type="string">
            <text:p>select distinct(?x) where { &lt;A&gt; <text:s/>dbo:child ?x1 . ?x1 dbo:birthDate ?x <text:s/>} order by ?x limit 1 </text:p>
          </table:table-cell>
          <table:table-cell office:value-type="string" calcext:value-type="string">
            <text:p>select distinct(?a) where { ?a dbo:child [] . ?a <text:s/>dbo:child ?x1 . ?x1 <text:s/>dbo:birthDate ?x } </text:p>
          </table:table-cell>
          <table:table-cell office:value-type="float" office:value="0.0000486465845995077" calcext:value-type="float">
            <text:p>4.8646584599507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irth name of child of &lt;A&gt; ?</text:p>
          </table:table-cell>
          <table:table-cell office:value-type="string" calcext:value-type="string">
            <text:p>select ?x where { &lt;A&gt; <text:s/>dbo:child ?x1 . ?x1 dbo:birthName ?x <text:s/>} </text:p>
          </table:table-cell>
          <table:table-cell office:value-type="string" calcext:value-type="string">
            <text:p>select distinct(?a) where { ?a dbo:child [] . ?a <text:s/>dbo:child ?x1 . ?x1 <text:s/>dbo:birthName ?x } </text:p>
          </table:table-cell>
          <table:table-cell office:value-type="float" office:value="0.000124265610756" calcext:value-type="float">
            <text:p>0.00012426561075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birth place of child of &lt;A&gt; ?</text:p>
          </table:table-cell>
          <table:table-cell office:value-type="string" calcext:value-type="string">
            <text:p>select ?x where { &lt;A&gt; <text:s/>dbo:child ?x1 . ?x1 dbo:birthPlace ?x <text:s/>} </text:p>
          </table:table-cell>
          <table:table-cell office:value-type="string" calcext:value-type="string">
            <text:p>select distinct(?a) where { ?a dbo:child [] . ?a <text:s/>dbo:child ?x1 . ?x1 <text:s/>dbo:birthPlace ?x } </text:p>
          </table:table-cell>
          <table:table-cell office:value-type="float" office:value="0.000260575528332" calcext:value-type="float">
            <text:p>0.00026057552833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irth place of child of &lt;A&gt; ?</text:p>
          </table:table-cell>
          <table:table-cell office:value-type="string" calcext:value-type="string">
            <text:p>select count(*) as ?x where { &lt;A&gt; <text:s/>dbo:child ?x1 . ?x1 dbo:birthPlace ?x <text:s/>} </text:p>
          </table:table-cell>
          <table:table-cell office:value-type="string" calcext:value-type="string">
            <text:p>select distinct(?a) where { ?a dbo:child [] . ?a <text:s/>dbo:child ?x1 . ?x1 <text:s/>dbo:birthPlace ?x } </text:p>
          </table:table-cell>
          <table:table-cell office:value-type="float" office:value="0.000260575528332" calcext:value-type="float">
            <text:p>0.00026057552833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irth year of child of &lt;A&gt; ?</text:p>
          </table:table-cell>
          <table:table-cell office:value-type="string" calcext:value-type="string">
            <text:p>select ?x where { &lt;A&gt; <text:s/>dbo:child ?x1 . ?x1 dbo:birthYear ?x <text:s/>} </text:p>
          </table:table-cell>
          <table:table-cell office:value-type="string" calcext:value-type="string">
            <text:p>select distinct(?a) where { ?a dbo:child [] . ?a <text:s/>dbo:child ?x1 . ?x1 <text:s/>dbo:birthYear ?x } </text:p>
          </table:table-cell>
          <table:table-cell office:value-type="float" office:value="0.0000716945090733859" calcext:value-type="float">
            <text:p>7.16945090733859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board of child of &lt;A&gt; ?</text:p>
          </table:table-cell>
          <table:table-cell office:value-type="string" calcext:value-type="string">
            <text:p>select ?x where { &lt;A&gt; <text:s/>dbo:child ?x1 . ?x1 dbo:board ?x <text:s/>} </text:p>
          </table:table-cell>
          <table:table-cell office:value-type="string" calcext:value-type="string">
            <text:p>select distinct(?a) where { ?a dbo:child [] . ?a <text:s/>dbo:child ?x1 . ?x1 <text:s/>dbo:board ?x } </text:p>
          </table:table-cell>
          <table:table-cell office:value-type="float" office:value="0.0000599633816967977" calcext:value-type="float">
            <text:p>5.99633816967977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oard of child of &lt;A&gt; ?</text:p>
          </table:table-cell>
          <table:table-cell office:value-type="string" calcext:value-type="string">
            <text:p>select count(*) as ?x where { &lt;A&gt; <text:s/>dbo:child ?x1 . ?x1 dbo:board ?x <text:s/>} </text:p>
          </table:table-cell>
          <table:table-cell office:value-type="string" calcext:value-type="string">
            <text:p>select distinct(?a) where { ?a dbo:child [] . ?a <text:s/>dbo:child ?x1 . ?x1 <text:s/>dbo:board ?x } </text:p>
          </table:table-cell>
          <table:table-cell office:value-type="float" office:value="0.0000599633816967977" calcext:value-type="float">
            <text:p>5.99633816967977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body discovered of child of &lt;A&gt; ?</text:p>
          </table:table-cell>
          <table:table-cell office:value-type="string" calcext:value-type="string">
            <text:p>select ?x where { &lt;A&gt; <text:s/>dbo:child ?x1 . ?x1 dbo:bodyDiscovered ?x <text:s/>} </text:p>
          </table:table-cell>
          <table:table-cell office:value-type="string" calcext:value-type="string">
            <text:p>select distinct(?a) where { ?a dbo:child [] . ?a <text:s/>dbo:child ?x1 . ?x1 <text:s/>dbo:bodyDiscovered ?x } </text:p>
          </table:table-cell>
          <table:table-cell office:value-type="float" office:value="0.000033034412325" calcext:value-type="float">
            <text:p>3.30344123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body discovered of child of &lt;A&gt; ?</text:p>
          </table:table-cell>
          <table:table-cell office:value-type="string" calcext:value-type="string">
            <text:p>select count(*) as ?x where { &lt;A&gt; <text:s/>dbo:child ?x1 . ?x1 dbo:bodyDiscovered ?x <text:s/>} </text:p>
          </table:table-cell>
          <table:table-cell office:value-type="string" calcext:value-type="string">
            <text:p>select distinct(?a) where { ?a dbo:child [] . ?a <text:s/>dbo:child ?x1 . ?x1 <text:s/>dbo:bodyDiscovered ?x } </text:p>
          </table:table-cell>
          <table:table-cell office:value-type="float" office:value="0.000033034412325" calcext:value-type="float">
            <text:p>3.30344123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areer station of child of &lt;A&gt; ?</text:p>
          </table:table-cell>
          <table:table-cell office:value-type="string" calcext:value-type="string">
            <text:p>select ?x where { &lt;A&gt; <text:s/>dbo:child ?x1 . ?x1 dbo:careerStation ?x <text:s/>} </text:p>
          </table:table-cell>
          <table:table-cell office:value-type="string" calcext:value-type="string">
            <text:p>select distinct(?a) where { ?a dbo:child [] . ?a <text:s/>dbo:child ?x1 . ?x1 <text:s/>dbo:careerStation ?x } </text:p>
          </table:table-cell>
          <table:table-cell office:value-type="float" office:value="0.0000141079356792333" calcext:value-type="float">
            <text:p>1.41079356792333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hampionships of child of &lt;A&gt; ?</text:p>
          </table:table-cell>
          <table:table-cell office:value-type="string" calcext:value-type="string">
            <text:p>select ?x where { &lt;A&gt; <text:s/>dbo:child ?x1 . ?x1 dbo:championships ?x <text:s/>} </text:p>
          </table:table-cell>
          <table:table-cell office:value-type="string" calcext:value-type="string">
            <text:p>select distinct(?a) where { ?a dbo:child [] . ?a <text:s/>dbo:child ?x1 . ?x1 <text:s/>dbo:championships ?x } </text:p>
          </table:table-cell>
          <table:table-cell office:value-type="float" office:value="0.00004181872772" calcext:value-type="float">
            <text:p>4.18187277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highest based on championships of child of &lt;A&gt; ?</text:p>
          </table:table-cell>
          <table:table-cell office:value-type="string" calcext:value-type="string">
            <text:p>select distinct(?x) where { &lt;A&gt; <text:s/>dbo:child ?x1 . ?x1 dbo:championships ?x <text:s/>} order by ?x limit 1 </text:p>
          </table:table-cell>
          <table:table-cell office:value-type="string" calcext:value-type="string">
            <text:p>select distinct(?a) where { ?a dbo:child [] . ?a <text:s/>dbo:child ?x1 . ?x1 <text:s/>dbo:championships ?x } </text:p>
          </table:table-cell>
          <table:table-cell office:value-type="float" office:value="0.00004181872772" calcext:value-type="float">
            <text:p>4.181872772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child of child of &lt;A&gt; ?</text:p>
          </table:table-cell>
          <table:table-cell office:value-type="string" calcext:value-type="string">
            <text:p>select ?x where { &lt;A&gt; <text:s/>dbo:child ?x1 . ?x1 dbo:child ?x <text:s/>} </text:p>
          </table:table-cell>
          <table:table-cell office:value-type="string" calcext:value-type="string">
            <text:p>select distinct(?a) where { ?a dbo:child [] . ?a <text:s/>dbo:child ?x1 . ?x1 <text:s/>dbo:child ?x } </text:p>
          </table:table-cell>
          <table:table-cell office:value-type="float" office:value="0.00016286834626" calcext:value-type="float">
            <text:p>0.0001628683462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hild of child of &lt;A&gt; ?</text:p>
          </table:table-cell>
          <table:table-cell office:value-type="string" calcext:value-type="string">
            <text:p>select count(*) as ?x where { &lt;A&gt; <text:s/>dbo:child ?x1 . ?x1 dbo:child ?x <text:s/>} </text:p>
          </table:table-cell>
          <table:table-cell office:value-type="string" calcext:value-type="string">
            <text:p>select distinct(?a) where { ?a dbo:child [] . ?a <text:s/>dbo:child ?x1 . ?x1 <text:s/>dbo:child ?x } </text:p>
          </table:table-cell>
          <table:table-cell office:value-type="float" office:value="0.00016286834626" calcext:value-type="float">
            <text:p>0.0001628683462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itizenship of child of &lt;A&gt; ?</text:p>
          </table:table-cell>
          <table:table-cell office:value-type="string" calcext:value-type="string">
            <text:p>select ?x where { &lt;A&gt; <text:s/>dbo:child ?x1 . ?x1 dbo:citizenship ?x <text:s/>} </text:p>
          </table:table-cell>
          <table:table-cell office:value-type="string" calcext:value-type="string">
            <text:p>select distinct(?a) where { ?a dbo:child [] . ?a <text:s/>dbo:child ?x1 . ?x1 <text:s/>dbo:citizenship ?x } </text:p>
          </table:table-cell>
          <table:table-cell office:value-type="float" office:value="0.000110010672966" calcext:value-type="float">
            <text:p>0.00011001067296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itizenship of child of &lt;A&gt; ?</text:p>
          </table:table-cell>
          <table:table-cell office:value-type="string" calcext:value-type="string">
            <text:p>select count(*) as ?x where { &lt;A&gt; <text:s/>dbo:child ?x1 . ?x1 dbo:citizenship ?x <text:s/>} </text:p>
          </table:table-cell>
          <table:table-cell office:value-type="string" calcext:value-type="string">
            <text:p>select distinct(?a) where { ?a dbo:child [] . ?a <text:s/>dbo:child ?x1 . ?x1 <text:s/>dbo:citizenship ?x } </text:p>
          </table:table-cell>
          <table:table-cell office:value-type="float" office:value="0.000110010672966" calcext:value-type="float">
            <text:p>0.00011001067296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ollege of child of &lt;A&gt; ?</text:p>
          </table:table-cell>
          <table:table-cell office:value-type="string" calcext:value-type="string">
            <text:p>select ?x where { &lt;A&gt; <text:s/>dbo:child ?x1 . ?x1 dbo:college ?x <text:s/>} </text:p>
          </table:table-cell>
          <table:table-cell office:value-type="string" calcext:value-type="string">
            <text:p>select distinct(?a) where { ?a dbo:child [] . ?a <text:s/>dbo:child ?x1 . ?x1 <text:s/>dbo:college ?x } </text:p>
          </table:table-cell>
          <table:table-cell office:value-type="float" office:value="0.000075061030135875" calcext:value-type="float">
            <text:p>7.506103013587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eath cause of child of &lt;A&gt; ?</text:p>
          </table:table-cell>
          <table:table-cell office:value-type="string" calcext:value-type="string">
            <text:p>select ?x where { &lt;A&gt; <text:s/>dbo:child ?x1 . ?x1 dbo:deathCause ?x <text:s/>} </text:p>
          </table:table-cell>
          <table:table-cell office:value-type="string" calcext:value-type="string">
            <text:p>select distinct(?a) where { ?a dbo:child [] . ?a <text:s/>dbo:child ?x1 . ?x1 <text:s/>dbo:deathCause ?x } </text:p>
          </table:table-cell>
          <table:table-cell office:value-type="float" office:value="0.000264566268024" calcext:value-type="float">
            <text:p>0.000264566268024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death cause of child of &lt;A&gt; ?</text:p>
          </table:table-cell>
          <table:table-cell office:value-type="string" calcext:value-type="string">
            <text:p>select count(*) as ?x where { &lt;A&gt; <text:s/>dbo:child ?x1 . ?x1 dbo:deathCause ?x <text:s/>} </text:p>
          </table:table-cell>
          <table:table-cell office:value-type="string" calcext:value-type="string">
            <text:p>select distinct(?a) where { ?a dbo:child [] . ?a <text:s/>dbo:child ?x1 . ?x1 <text:s/>dbo:deathCause ?x } </text:p>
          </table:table-cell>
          <table:table-cell office:value-type="float" office:value="0.000264566268024" calcext:value-type="float">
            <text:p>0.000264566268024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death date of child of &lt;A&gt; ?</text:p>
          </table:table-cell>
          <table:table-cell office:value-type="string" calcext:value-type="string">
            <text:p>select ?x where { &lt;A&gt; <text:s/>dbo:child ?x1 . ?x1 dbo:deathDate ?x } </text:p>
          </table:table-cell>
          <table:table-cell office:value-type="string" calcext:value-type="string">
            <text:p>select distinct(?a) where { ?a dbo:child [] . ?a <text:s/>dbo:child ?x1 . ?x1 <text:s/>dbo:deathDate ?x } </text:p>
          </table:table-cell>
          <table:table-cell office:value-type="float" office:value="0.0000236701553368648" calcext:value-type="float">
            <text:p>2.3670155336864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death date of child of &lt;A&gt; ?</text:p>
          </table:table-cell>
          <table:table-cell office:value-type="string" calcext:value-type="string">
            <text:p>select count(*) as ?x where { &lt;A&gt; <text:s/>dbo:child ?x1 . ?x1 dbo:deathDate ?x <text:s/>} </text:p>
          </table:table-cell>
          <table:table-cell office:value-type="string" calcext:value-type="string">
            <text:p>select distinct(?a) where { ?a dbo:child [] . ?a <text:s/>dbo:child ?x1 . ?x1 <text:s/>dbo:deathDate ?x } </text:p>
          </table:table-cell>
          <table:table-cell office:value-type="float" office:value="0.0000236701553368648" calcext:value-type="float">
            <text:p>2.3670155336864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death date of child of &lt;A&gt; ?</text:p>
          </table:table-cell>
          <table:table-cell office:value-type="string" calcext:value-type="string">
            <text:p>select distinct(?x) where { &lt;A&gt; <text:s/>dbo:child ?x1 . ?x1 dbo:deathDate ?x <text:s/>} order by ?x limit 1 </text:p>
          </table:table-cell>
          <table:table-cell office:value-type="string" calcext:value-type="string">
            <text:p>select distinct(?a) where { ?a dbo:child [] . ?a <text:s/>dbo:child ?x1 . ?x1 <text:s/>dbo:deathDate ?x } </text:p>
          </table:table-cell>
          <table:table-cell office:value-type="float" office:value="0.0000236701553368648" calcext:value-type="float">
            <text:p>2.36701553368648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death place of child of &lt;A&gt; ?</text:p>
          </table:table-cell>
          <table:table-cell office:value-type="string" calcext:value-type="string">
            <text:p>select ?x where { &lt;A&gt; <text:s/>dbo:child ?x1 . ?x1 dbo:deathPlace ?x <text:s/>} </text:p>
          </table:table-cell>
          <table:table-cell office:value-type="string" calcext:value-type="string">
            <text:p>select distinct(?a) where { ?a dbo:child [] . ?a <text:s/>dbo:child ?x1 . ?x1 <text:s/>dbo:deathPlace ?x } </text:p>
          </table:table-cell>
          <table:table-cell office:value-type="float" office:value="0.00011859462702" calcext:value-type="float">
            <text:p>0.0001185946270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death place of child of &lt;A&gt; ?</text:p>
          </table:table-cell>
          <table:table-cell office:value-type="string" calcext:value-type="string">
            <text:p>select count(*) as ?x where { &lt;A&gt; <text:s/>dbo:child ?x1 . ?x1 dbo:deathPlace ?x <text:s/>} </text:p>
          </table:table-cell>
          <table:table-cell office:value-type="string" calcext:value-type="string">
            <text:p>select distinct(?a) where { ?a dbo:child [] . ?a <text:s/>dbo:child ?x1 . ?x1 <text:s/>dbo:deathPlace ?x } </text:p>
          </table:table-cell>
          <table:table-cell office:value-type="float" office:value="0.00011859462702" calcext:value-type="float">
            <text:p>0.0001185946270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eath year of child of &lt;A&gt; ?</text:p>
          </table:table-cell>
          <table:table-cell office:value-type="string" calcext:value-type="string">
            <text:p>select ?x where { &lt;A&gt; <text:s/>dbo:child ?x1 . ?x1 dbo:deathYear ?x <text:s/>} </text:p>
          </table:table-cell>
          <table:table-cell office:value-type="string" calcext:value-type="string">
            <text:p>select distinct(?a) where { ?a dbo:child [] . ?a <text:s/>dbo:child ?x1 . ?x1 <text:s/>dbo:deathYear ?x } </text:p>
          </table:table-cell>
          <table:table-cell office:value-type="float" office:value="0.000139761618431" calcext:value-type="float">
            <text:p>0.00013976161843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discipline of child of &lt;A&gt; ?</text:p>
          </table:table-cell>
          <table:table-cell office:value-type="string" calcext:value-type="string">
            <text:p>select ?x where { &lt;A&gt; <text:s/>dbo:child ?x1 . ?x1 dbo:discipline ?x <text:s/>} </text:p>
          </table:table-cell>
          <table:table-cell office:value-type="string" calcext:value-type="string">
            <text:p>select distinct(?a) where { ?a dbo:child [] . ?a <text:s/>dbo:child ?x1 . ?x1 <text:s/>dbo:discipline ?x } </text:p>
          </table:table-cell>
          <table:table-cell office:value-type="float" office:value="0.000000945557456308333" calcext:value-type="float">
            <text:p>9.45557456308333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discipline of child of &lt;A&gt; ?</text:p>
          </table:table-cell>
          <table:table-cell office:value-type="string" calcext:value-type="string">
            <text:p>select count(*) as ?x where { &lt;A&gt; <text:s/>dbo:child ?x1 . ?x1 dbo:discipline ?x <text:s/>} </text:p>
          </table:table-cell>
          <table:table-cell office:value-type="string" calcext:value-type="string">
            <text:p>select distinct(?a) where { ?a dbo:child [] . ?a <text:s/>dbo:child ?x1 . ?x1 <text:s/>dbo:discipline ?x } </text:p>
          </table:table-cell>
          <table:table-cell office:value-type="float" office:value="0.000000945557456308333" calcext:value-type="float">
            <text:p>9.45557456308333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education of child of &lt;A&gt; ?</text:p>
          </table:table-cell>
          <table:table-cell office:value-type="string" calcext:value-type="string">
            <text:p>select ?x where { &lt;A&gt; <text:s/>dbo:child ?x1 . ?x1 dbo:education ?x <text:s/>} </text:p>
          </table:table-cell>
          <table:table-cell office:value-type="string" calcext:value-type="string">
            <text:p>select distinct(?a) where { ?a dbo:child [] . ?a <text:s/>dbo:child ?x1 . ?x1 <text:s/>dbo:education ?x } </text:p>
          </table:table-cell>
          <table:table-cell office:value-type="float" office:value="0.000113689370203" calcext:value-type="float">
            <text:p>0.000113689370203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education of child of &lt;A&gt; ?</text:p>
          </table:table-cell>
          <table:table-cell office:value-type="string" calcext:value-type="string">
            <text:p>select count(*) as ?x where { &lt;A&gt; <text:s/>dbo:child ?x1 . ?x1 dbo:education ?x <text:s/>} </text:p>
          </table:table-cell>
          <table:table-cell office:value-type="string" calcext:value-type="string">
            <text:p>select distinct(?a) where { ?a dbo:child [] . ?a <text:s/>dbo:child ?x1 . ?x1 <text:s/>dbo:education ?x } </text:p>
          </table:table-cell>
          <table:table-cell office:value-type="float" office:value="0.000113689370203" calcext:value-type="float">
            <text:p>0.000113689370203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n is the <text:s/>election date of child of &lt;A&gt; ?</text:p>
          </table:table-cell>
          <table:table-cell office:value-type="string" calcext:value-type="string">
            <text:p>select ?x where { &lt;A&gt; <text:s/>dbo:child ?x1 . ?x1 dbo:electionDate ?x } </text:p>
          </table:table-cell>
          <table:table-cell office:value-type="string" calcext:value-type="string">
            <text:p>select distinct(?a) where { ?a dbo:child [] . ?a <text:s/>dbo:child ?x1 . ?x1 <text:s/>dbo:electionDate ?x } </text:p>
          </table:table-cell>
          <table:table-cell office:value-type="float" office:value="0.0000009285431460625" calcext:value-type="float">
            <text:p>9.28543146062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election date of child of &lt;A&gt; ?</text:p>
          </table:table-cell>
          <table:table-cell office:value-type="string" calcext:value-type="string">
            <text:p>select count(*) as ?x where { &lt;A&gt; <text:s/>dbo:child ?x1 . ?x1 dbo:electionDate ?x <text:s/>} </text:p>
          </table:table-cell>
          <table:table-cell office:value-type="string" calcext:value-type="string">
            <text:p>select distinct(?a) where { ?a dbo:child [] . ?a <text:s/>dbo:child ?x1 . ?x1 <text:s/>dbo:electionDate ?x } </text:p>
          </table:table-cell>
          <table:table-cell office:value-type="float" office:value="0.0000009285431460625" calcext:value-type="float">
            <text:p>9.28543146062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ich one is the oldest based on election date of child of &lt;A&gt; ?</text:p>
          </table:table-cell>
          <table:table-cell office:value-type="string" calcext:value-type="string">
            <text:p>select distinct(?x) where { &lt;A&gt; <text:s/>dbo:child ?x1 . ?x1 dbo:electionDate ?x <text:s/>} order by ?x limit 1 </text:p>
          </table:table-cell>
          <table:table-cell office:value-type="string" calcext:value-type="string">
            <text:p>select distinct(?a) where { ?a dbo:child [] . ?a <text:s/>dbo:child ?x1 . ?x1 <text:s/>dbo:electionDate ?x } </text:p>
          </table:table-cell>
          <table:table-cell office:value-type="float" office:value="0.0000009285431460625" calcext:value-type="float">
            <text:p>9.285431460625E-07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employer of child of &lt;A&gt; ?</text:p>
          </table:table-cell>
          <table:table-cell office:value-type="string" calcext:value-type="string">
            <text:p>select ?x where { &lt;A&gt; <text:s/>dbo:child ?x1 . ?x1 dbo:employer ?x <text:s/>} </text:p>
          </table:table-cell>
          <table:table-cell office:value-type="string" calcext:value-type="string">
            <text:p>select distinct(?a) where { ?a dbo:child [] . ?a <text:s/>dbo:child ?x1 . ?x1 <text:s/>dbo:employer ?x } </text:p>
          </table:table-cell>
          <table:table-cell office:value-type="float" office:value="0.0000647647899417181" calcext:value-type="float">
            <text:p>6.47647899417181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ethnicity of child of &lt;A&gt; ?</text:p>
          </table:table-cell>
          <table:table-cell office:value-type="string" calcext:value-type="string">
            <text:p>select ?x where { &lt;A&gt; <text:s/>dbo:child ?x1 . ?x1 dbo:ethnicity ?x <text:s/>} </text:p>
          </table:table-cell>
          <table:table-cell office:value-type="string" calcext:value-type="string">
            <text:p>select distinct(?a) where { ?a dbo:child [] . ?a <text:s/>dbo:child ?x1 . ?x1 <text:s/>dbo:ethnicity ?x } </text:p>
          </table:table-cell>
          <table:table-cell office:value-type="float" office:value="0.000046287833634703" calcext:value-type="float">
            <text:p>4.6287833634703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eye color of child of &lt;A&gt; ?</text:p>
          </table:table-cell>
          <table:table-cell office:value-type="string" calcext:value-type="string">
            <text:p>select ?x where { &lt;A&gt; <text:s/>dbo:child ?x1 . ?x1 dbo:eyeColor ?x <text:s/>} </text:p>
          </table:table-cell>
          <table:table-cell office:value-type="string" calcext:value-type="string">
            <text:p>select distinct(?a) where { ?a dbo:child [] . ?a <text:s/>dbo:child ?x1 . ?x1 <text:s/>dbo:eyeColor ?x } </text:p>
          </table:table-cell>
          <table:table-cell office:value-type="float" office:value="0.000316602466409" calcext:value-type="float">
            <text:p>0.00031660246640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eye color of child of &lt;A&gt; ?</text:p>
          </table:table-cell>
          <table:table-cell office:value-type="string" calcext:value-type="string">
            <text:p>select count(*) as ?x where { &lt;A&gt; <text:s/>dbo:child ?x1 . ?x1 dbo:eyeColor ?x <text:s/>} </text:p>
          </table:table-cell>
          <table:table-cell office:value-type="string" calcext:value-type="string">
            <text:p>select distinct(?a) where { ?a dbo:child [] . ?a <text:s/>dbo:child ?x1 . ?x1 <text:s/>dbo:eyeColor ?x } </text:p>
          </table:table-cell>
          <table:table-cell office:value-type="float" office:value="0.000316602466409" calcext:value-type="float">
            <text:p>0.00031660246640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hair color of child of &lt;A&gt; ?</text:p>
          </table:table-cell>
          <table:table-cell office:value-type="string" calcext:value-type="string">
            <text:p>select ?x where { &lt;A&gt; <text:s/>dbo:child ?x1 . ?x1 dbo:hairColor ?x <text:s/>} </text:p>
          </table:table-cell>
          <table:table-cell office:value-type="string" calcext:value-type="string">
            <text:p>select distinct(?a) where { ?a dbo:child [] . ?a <text:s/>dbo:child ?x1 . ?x1 <text:s/>dbo:hairColor ?x } </text:p>
          </table:table-cell>
          <table:table-cell office:value-type="float" office:value="0.000316602466409" calcext:value-type="float">
            <text:p>0.00031660246640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hair color of child of &lt;A&gt; ?</text:p>
          </table:table-cell>
          <table:table-cell office:value-type="string" calcext:value-type="string">
            <text:p>select count(*) as ?x where { &lt;A&gt; <text:s/>dbo:child ?x1 . ?x1 dbo:hairColor ?x <text:s/>} </text:p>
          </table:table-cell>
          <table:table-cell office:value-type="string" calcext:value-type="string">
            <text:p>select distinct(?a) where { ?a dbo:child [] . ?a <text:s/>dbo:child ?x1 . ?x1 <text:s/>dbo:hairColor ?x } </text:p>
          </table:table-cell>
          <table:table-cell office:value-type="float" office:value="0.000316602466409" calcext:value-type="float">
            <text:p>0.00031660246640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home town of child of &lt;A&gt; ?</text:p>
          </table:table-cell>
          <table:table-cell office:value-type="string" calcext:value-type="string">
            <text:p>select ?x where { &lt;A&gt; <text:s/>dbo:child ?x1 . ?x1 dbo:hometown ?x <text:s/>} </text:p>
          </table:table-cell>
          <table:table-cell office:value-type="string" calcext:value-type="string">
            <text:p>select distinct(?a) where { ?a dbo:child [] . ?a <text:s/>dbo:child ?x1 . ?x1 <text:s/>dbo:hometown ?x } </text:p>
          </table:table-cell>
          <table:table-cell office:value-type="float" office:value="0.000126840373486" calcext:value-type="float">
            <text:p>0.000126840373486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ideology of child of &lt;A&gt; ?</text:p>
          </table:table-cell>
          <table:table-cell office:value-type="string" calcext:value-type="string">
            <text:p>select ?x where { &lt;A&gt; <text:s/>dbo:child ?x1 . ?x1 dbo:ideology ?x <text:s/>} </text:p>
          </table:table-cell>
          <table:table-cell office:value-type="string" calcext:value-type="string">
            <text:p>select distinct(?a) where { ?a dbo:child [] . ?a <text:s/>dbo:child ?x1 . ?x1 <text:s/>dbo:ideology ?x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ationality of child of &lt;A&gt; ?</text:p>
          </table:table-cell>
          <table:table-cell office:value-type="string" calcext:value-type="string">
            <text:p>select ?x where { &lt;A&gt; <text:s/>dbo:child ?x1 . ?x1 dbo:nationality ?x <text:s/>} </text:p>
          </table:table-cell>
          <table:table-cell office:value-type="string" calcext:value-type="string">
            <text:p>select distinct(?a) where { ?a dbo:child [] . ?a <text:s/>dbo:child ?x1 . ?x1 <text:s/>dbo:nationality ?x } </text:p>
          </table:table-cell>
          <table:table-cell office:value-type="float" office:value="0.0000354039479881455" calcext:value-type="float">
            <text:p>3.5403947988145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notableIdea of child of &lt;A&gt; ?</text:p>
          </table:table-cell>
          <table:table-cell office:value-type="string" calcext:value-type="string">
            <text:p>select ?x where { &lt;A&gt; <text:s/>dbo:child ?x1 . ?x1 dbo:notableIdea ?x <text:s/>} </text:p>
          </table:table-cell>
          <table:table-cell office:value-type="string" calcext:value-type="string">
            <text:p>select distinct(?a) where { ?a dbo:child [] . ?a <text:s/>dbo:child ?x1 . ?x1 <text:s/>dbo:notableIdea ?x } </text:p>
          </table:table-cell>
          <table:table-cell office:value-type="float" office:value="0.00000972737516158333" calcext:value-type="float">
            <text:p>9.72737516158333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notableIdea of child of &lt;A&gt; ?</text:p>
          </table:table-cell>
          <table:table-cell office:value-type="string" calcext:value-type="string">
            <text:p>select count(*) as ?x where { &lt;A&gt; <text:s/>dbo:child ?x1 . ?x1 dbo:notableIdea ?x <text:s/>} </text:p>
          </table:table-cell>
          <table:table-cell office:value-type="string" calcext:value-type="string">
            <text:p>select distinct(?a) where { ?a dbo:child [] . ?a <text:s/>dbo:child ?x1 . ?x1 <text:s/>dbo:notableIdea ?x } </text:p>
          </table:table-cell>
          <table:table-cell office:value-type="float" office:value="0.00000972737516158333" calcext:value-type="float">
            <text:p>9.72737516158333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opponent of child of &lt;A&gt; ?</text:p>
          </table:table-cell>
          <table:table-cell office:value-type="string" calcext:value-type="string">
            <text:p>select ?x where { &lt;A&gt; <text:s/>dbo:child ?x1 . ?x1 dbo:opponent ?x <text:s/>} </text:p>
          </table:table-cell>
          <table:table-cell office:value-type="string" calcext:value-type="string">
            <text:p>select distinct(?a) where { ?a dbo:child [] . ?a <text:s/>dbo:child ?x1 . ?x1 <text:s/>dbo:opponent ?x } </text:p>
          </table:table-cell>
          <table:table-cell office:value-type="float" office:value="0.000041508351835" calcext:value-type="float">
            <text:p>4.150835183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opponent of child of &lt;A&gt; ?</text:p>
          </table:table-cell>
          <table:table-cell office:value-type="string" calcext:value-type="string">
            <text:p>select count(*) as ?x where { &lt;A&gt; <text:s/>dbo:child ?x1 . ?x1 dbo:opponent ?x <text:s/>} </text:p>
          </table:table-cell>
          <table:table-cell office:value-type="string" calcext:value-type="string">
            <text:p>select distinct(?a) where { ?a dbo:child [] . ?a <text:s/>dbo:child ?x1 . ?x1 <text:s/>dbo:opponent ?x } </text:p>
          </table:table-cell>
          <table:table-cell office:value-type="float" office:value="0.000041508351835" calcext:value-type="float">
            <text:p>4.150835183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parent of child of &lt;A&gt; ?</text:p>
          </table:table-cell>
          <table:table-cell office:value-type="string" calcext:value-type="string">
            <text:p>select ?x where { &lt;A&gt; <text:s/>dbo:child ?x1 . ?x1 dbo:parent ?x <text:s/>} </text:p>
          </table:table-cell>
          <table:table-cell office:value-type="string" calcext:value-type="string">
            <text:p>select distinct(?a) where { ?a dbo:child [] . ?a <text:s/>dbo:child ?x1 . ?x1 <text:s/>dbo:parent ?x } </text:p>
          </table:table-cell>
          <table:table-cell office:value-type="float" office:value="0.000402887790629" calcext:value-type="float">
            <text:p>0.00040288779062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arent of child of &lt;A&gt; ?</text:p>
          </table:table-cell>
          <table:table-cell office:value-type="string" calcext:value-type="string">
            <text:p>select count(*) as ?x where { &lt;A&gt; <text:s/>dbo:child ?x1 . ?x1 dbo:parent ?x <text:s/>} </text:p>
          </table:table-cell>
          <table:table-cell office:value-type="string" calcext:value-type="string">
            <text:p>select distinct(?a) where { ?a dbo:child [] . ?a <text:s/>dbo:child ?x1 . ?x1 <text:s/>dbo:parent ?x } </text:p>
          </table:table-cell>
          <table:table-cell office:value-type="float" office:value="0.000402887790629" calcext:value-type="float">
            <text:p>0.00040288779062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partner of child of &lt;A&gt; ?</text:p>
          </table:table-cell>
          <table:table-cell office:value-type="string" calcext:value-type="string">
            <text:p>select ?x where { &lt;A&gt; <text:s/>dbo:child ?x1 . ?x1 dbo:partner ?x <text:s/>} </text:p>
          </table:table-cell>
          <table:table-cell office:value-type="string" calcext:value-type="string">
            <text:p>select distinct(?a) where { ?a dbo:child [] . ?a <text:s/>dbo:child ?x1 . ?x1 <text:s/>dbo:partner ?x } </text:p>
          </table:table-cell>
          <table:table-cell office:value-type="float" office:value="0.000130282483792" calcext:value-type="float">
            <text:p>0.00013028248379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artner of child of &lt;A&gt; ?</text:p>
          </table:table-cell>
          <table:table-cell office:value-type="string" calcext:value-type="string">
            <text:p>select count(*) as ?x where { &lt;A&gt; <text:s/>dbo:child ?x1 . ?x1 dbo:partner ?x <text:s/>} </text:p>
          </table:table-cell>
          <table:table-cell office:value-type="string" calcext:value-type="string">
            <text:p>select distinct(?a) where { ?a dbo:child [] . ?a <text:s/>dbo:child ?x1 . ?x1 <text:s/>dbo:partner ?x } </text:p>
          </table:table-cell>
          <table:table-cell office:value-type="float" office:value="0.000130282483792" calcext:value-type="float">
            <text:p>0.00013028248379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erson function of child of &lt;A&gt; ?</text:p>
          </table:table-cell>
          <table:table-cell office:value-type="string" calcext:value-type="string">
            <text:p>select ?x where { &lt;A&gt; <text:s/>dbo:child ?x1 . ?x1 dbo:personFunction ?x <text:s/>} </text:p>
          </table:table-cell>
          <table:table-cell office:value-type="string" calcext:value-type="string">
            <text:p>select distinct(?a) where { ?a dbo:child [] . ?a <text:s/>dbo:child ?x1 . ?x1 <text:s/>dbo:personFunction ?x } </text:p>
          </table:table-cell>
          <table:table-cell office:value-type="float" office:value="0.0000904052267822505" calcext:value-type="float">
            <text:p>9.04052267822505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hilosophicalSchool of child of &lt;A&gt; ?</text:p>
          </table:table-cell>
          <table:table-cell office:value-type="string" calcext:value-type="string">
            <text:p>select ?x where { &lt;A&gt; <text:s/>dbo:child ?x1 . ?x1 dbo:philosophicalSchool ?x <text:s/>} </text:p>
          </table:table-cell>
          <table:table-cell office:value-type="string" calcext:value-type="string">
            <text:p>select distinct(?a) where { ?a dbo:child [] . ?a <text:s/>dbo:child ?x1 . ?x1 <text:s/>dbo:philosophicalSchool ?x } </text:p>
          </table:table-cell>
          <table:table-cell office:value-type="float" office:value="0.00000876075000471429" calcext:value-type="float">
            <text:p>8.76075000471429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hilosophicalSchool of child of &lt;A&gt; ?</text:p>
          </table:table-cell>
          <table:table-cell office:value-type="string" calcext:value-type="string">
            <text:p>select count(*) as ?x where { &lt;A&gt; <text:s/>dbo:child ?x1 . ?x1 dbo:philosophicalSchool ?x <text:s/>} </text:p>
          </table:table-cell>
          <table:table-cell office:value-type="string" calcext:value-type="string">
            <text:p>select distinct(?a) where { ?a dbo:child [] . ?a <text:s/>dbo:child ?x1 . ?x1 <text:s/>dbo:philosophicalSchool ?x } </text:p>
          </table:table-cell>
          <table:table-cell office:value-type="float" office:value="0.00000876075000471429" calcext:value-type="float">
            <text:p>8.76075000471429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place of burial of child of &lt;A&gt; ?</text:p>
          </table:table-cell>
          <table:table-cell office:value-type="string" calcext:value-type="string">
            <text:p>select ?x where { &lt;A&gt; <text:s/>dbo:child ?x1 . ?x1 dbo:placeOfBurial ?x <text:s/>} </text:p>
          </table:table-cell>
          <table:table-cell office:value-type="string" calcext:value-type="string">
            <text:p>select distinct(?a) where { ?a dbo:child [] . ?a <text:s/>dbo:child ?x1 . ?x1 <text:s/>dbo:placeOfBurial ?x } </text:p>
          </table:table-cell>
          <table:table-cell office:value-type="float" office:value="0.00003626513082575" calcext:value-type="float">
            <text:p>3.62651308257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lace of burial of child of &lt;A&gt; ?</text:p>
          </table:table-cell>
          <table:table-cell office:value-type="string" calcext:value-type="string">
            <text:p>select count(*) as ?x where { &lt;A&gt; <text:s/>dbo:child ?x1 . ?x1 dbo:placeOfBurial ?x <text:s/>} </text:p>
          </table:table-cell>
          <table:table-cell office:value-type="string" calcext:value-type="string">
            <text:p>select distinct(?a) where { ?a dbo:child [] . ?a <text:s/>dbo:child ?x1 . ?x1 <text:s/>dbo:placeOfBurial ?x } </text:p>
          </table:table-cell>
          <table:table-cell office:value-type="float" office:value="0.00003626513082575" calcext:value-type="float">
            <text:p>3.62651308257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rofession of child of &lt;A&gt; ?</text:p>
          </table:table-cell>
          <table:table-cell office:value-type="string" calcext:value-type="string">
            <text:p>select ?x where { &lt;A&gt; <text:s/>dbo:child ?x1 . ?x1 dbo:profession ?x <text:s/>} </text:p>
          </table:table-cell>
          <table:table-cell office:value-type="string" calcext:value-type="string">
            <text:p>select distinct(?a) where { ?a dbo:child [] . ?a <text:s/>dbo:child ?x1 . ?x1 <text:s/>dbo:profession ?x } </text:p>
          </table:table-cell>
          <table:table-cell office:value-type="float" office:value="0.0000162704993270557" calcext:value-type="float">
            <text:p>1.6270499327055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profession of child of &lt;A&gt; ?</text:p>
          </table:table-cell>
          <table:table-cell office:value-type="string" calcext:value-type="string">
            <text:p>select count(*) as ?x where { &lt;A&gt; <text:s/>dbo:child ?x1 . ?x1 dbo:profession ?x <text:s/>} </text:p>
          </table:table-cell>
          <table:table-cell office:value-type="string" calcext:value-type="string">
            <text:p>select distinct(?a) where { ?a dbo:child [] . ?a <text:s/>dbo:child ?x1 . ?x1 <text:s/>dbo:profession ?x } </text:p>
          </table:table-cell>
          <table:table-cell office:value-type="float" office:value="0.0000162704993270557" calcext:value-type="float">
            <text:p>1.6270499327055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pseudonym of child of &lt;A&gt; ?</text:p>
          </table:table-cell>
          <table:table-cell office:value-type="string" calcext:value-type="string">
            <text:p>select ?x where { &lt;A&gt; <text:s/>dbo:child ?x1 . ?x1 dbo:pseudonym ?x <text:s/>} </text:p>
          </table:table-cell>
          <table:table-cell office:value-type="string" calcext:value-type="string">
            <text:p>select distinct(?a) where { ?a dbo:child [] . ?a <text:s/>dbo:child ?x1 . ?x1 <text:s/>dbo:pseudonym ?x } </text:p>
          </table:table-cell>
          <table:table-cell office:value-type="float" office:value="0.00000377128404797153" calcext:value-type="float">
            <text:p>3.77128404797153E-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relation of child of &lt;A&gt; ?</text:p>
          </table:table-cell>
          <table:table-cell office:value-type="string" calcext:value-type="string">
            <text:p>select ?x where { &lt;A&gt; <text:s/>dbo:child ?x1 . ?x1 dbo:relation ?x <text:s/>} </text:p>
          </table:table-cell>
          <table:table-cell office:value-type="string" calcext:value-type="string">
            <text:p>select distinct(?a) where { ?a dbo:child [] . ?a <text:s/>dbo:child ?x1 . ?x1 <text:s/>dbo:relation ?x } </text:p>
          </table:table-cell>
          <table:table-cell office:value-type="float" office:value="0.000115221922965" calcext:value-type="float">
            <text:p>0.00011522192296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relation of child of &lt;A&gt; ?</text:p>
          </table:table-cell>
          <table:table-cell office:value-type="string" calcext:value-type="string">
            <text:p>select count(*) as ?x where { &lt;A&gt; <text:s/>dbo:child ?x1 . ?x1 dbo:relation ?x <text:s/>} </text:p>
          </table:table-cell>
          <table:table-cell office:value-type="string" calcext:value-type="string">
            <text:p>select distinct(?a) where { ?a dbo:child [] . ?a <text:s/>dbo:child ?x1 . ?x1 <text:s/>dbo:relation ?x } </text:p>
          </table:table-cell>
          <table:table-cell office:value-type="float" office:value="0.000115221922965" calcext:value-type="float">
            <text:p>0.00011522192296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relative of child of &lt;A&gt; ?</text:p>
          </table:table-cell>
          <table:table-cell office:value-type="string" calcext:value-type="string">
            <text:p>select ?x where { &lt;A&gt; <text:s/>dbo:child ?x1 . ?x1 dbo:relative ?x <text:s/>} </text:p>
          </table:table-cell>
          <table:table-cell office:value-type="string" calcext:value-type="string">
            <text:p>select distinct(?a) where { ?a dbo:child [] . ?a <text:s/>dbo:child ?x1 . ?x1 <text:s/>dbo:relative ?x } </text:p>
          </table:table-cell>
          <table:table-cell office:value-type="float" office:value="0.00021123653253" calcext:value-type="float">
            <text:p>0.00021123653253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relative of child of &lt;A&gt; ?</text:p>
          </table:table-cell>
          <table:table-cell office:value-type="string" calcext:value-type="string">
            <text:p>select count(*) as ?x where { &lt;A&gt; <text:s/>dbo:child ?x1 . ?x1 dbo:relative ?x <text:s/>} </text:p>
          </table:table-cell>
          <table:table-cell office:value-type="string" calcext:value-type="string">
            <text:p>select distinct(?a) where { ?a dbo:child [] . ?a <text:s/>dbo:child ?x1 . ?x1 <text:s/>dbo:relative ?x } </text:p>
          </table:table-cell>
          <table:table-cell office:value-type="float" office:value="0.00021123653253" calcext:value-type="float">
            <text:p>0.00021123653253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residence of child of &lt;A&gt; ?</text:p>
          </table:table-cell>
          <table:table-cell office:value-type="string" calcext:value-type="string">
            <text:p>select ?x where { &lt;A&gt; <text:s/>dbo:child ?x1 . ?x1 dbo:residence ?x <text:s/>} </text:p>
          </table:table-cell>
          <table:table-cell office:value-type="string" calcext:value-type="string">
            <text:p>select distinct(?a) where { ?a dbo:child [] . ?a <text:s/>dbo:child ?x1 . ?x1 <text:s/>dbo:residence ?x } </text:p>
          </table:table-cell>
          <table:table-cell office:value-type="float" office:value="0.0000979091609065993" calcext:value-type="float">
            <text:p>9.79091609065993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residence of child of &lt;A&gt; ?</text:p>
          </table:table-cell>
          <table:table-cell office:value-type="string" calcext:value-type="string">
            <text:p>select count(*) as ?x where { &lt;A&gt; <text:s/>dbo:child ?x1 . ?x1 dbo:residence ?x <text:s/>} </text:p>
          </table:table-cell>
          <table:table-cell office:value-type="string" calcext:value-type="string">
            <text:p>select distinct(?a) where { ?a dbo:child [] . ?a <text:s/>dbo:child ?x1 . ?x1 <text:s/>dbo:residence ?x } </text:p>
          </table:table-cell>
          <table:table-cell office:value-type="float" office:value="0.0000979091609065993" calcext:value-type="float">
            <text:p>9.79091609065993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ere is the <text:s/>resting place of child of &lt;A&gt; ?</text:p>
          </table:table-cell>
          <table:table-cell office:value-type="string" calcext:value-type="string">
            <text:p>select ?x where { &lt;A&gt; <text:s/>dbo:child ?x1 . ?x1 dbo:restingPlace ?x <text:s/>} </text:p>
          </table:table-cell>
          <table:table-cell office:value-type="string" calcext:value-type="string">
            <text:p>select distinct(?a) where { ?a dbo:child [] . ?a <text:s/>dbo:child ?x1 . ?x1 <text:s/>dbo:restingPlace ?x } </text:p>
          </table:table-cell>
          <table:table-cell office:value-type="float" office:value="0.000134685862939" calcext:value-type="float">
            <text:p>0.00013468586293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resting place of child of &lt;A&gt; ?</text:p>
          </table:table-cell>
          <table:table-cell office:value-type="string" calcext:value-type="string">
            <text:p>select count(*) as ?x where { &lt;A&gt; <text:s/>dbo:child ?x1 . ?x1 dbo:restingPlace ?x <text:s/>} </text:p>
          </table:table-cell>
          <table:table-cell office:value-type="string" calcext:value-type="string">
            <text:p>select distinct(?a) where { ?a dbo:child [] . ?a <text:s/>dbo:child ?x1 . ?x1 <text:s/>dbo:restingPlace ?x } </text:p>
          </table:table-cell>
          <table:table-cell office:value-type="float" office:value="0.000134685862939" calcext:value-type="float">
            <text:p>0.00013468586293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resting place position of child of &lt;A&gt; ?</text:p>
          </table:table-cell>
          <table:table-cell office:value-type="string" calcext:value-type="string">
            <text:p>select ?x where { &lt;A&gt; <text:s/>dbo:child ?x1 . ?x1 dbo:restingPlacePosition ?x <text:s/>} </text:p>
          </table:table-cell>
          <table:table-cell office:value-type="string" calcext:value-type="string">
            <text:p>select distinct(?a) where { ?a dbo:child [] . ?a <text:s/>dbo:child ?x1 . ?x1 <text:s/>dbo:restingPlacePosition ?x } </text:p>
          </table:table-cell>
          <table:table-cell office:value-type="float" office:value="0.0000152075524367717" calcext:value-type="float">
            <text:p>1.52075524367717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chool of child of &lt;A&gt; ?</text:p>
          </table:table-cell>
          <table:table-cell office:value-type="string" calcext:value-type="string">
            <text:p>select ?x where { &lt;A&gt; <text:s/>dbo:child ?x1 . ?x1 dbo:school ?x <text:s/>} </text:p>
          </table:table-cell>
          <table:table-cell office:value-type="string" calcext:value-type="string">
            <text:p>select distinct(?a) where { ?a dbo:child [] . ?a <text:s/>dbo:child ?x1 . ?x1 <text:s/>dbo:school ?x } </text:p>
          </table:table-cell>
          <table:table-cell office:value-type="float" office:value="0.0000102677147852625" calcext:value-type="float">
            <text:p>1.0267714785262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hoe size of child of &lt;A&gt; ?</text:p>
          </table:table-cell>
          <table:table-cell office:value-type="string" calcext:value-type="string">
            <text:p>select ?x where { &lt;A&gt; <text:s/>dbo:child ?x1 . ?x1 dbo:shoeSize ?x <text:s/>} </text:p>
          </table:table-cell>
          <table:table-cell office:value-type="string" calcext:value-type="string">
            <text:p>select distinct(?a) where { ?a dbo:child [] . ?a <text:s/>dbo:child ?x1 . ?x1 <text:s/>dbo:shoeSize ?x } </text:p>
          </table:table-cell>
          <table:table-cell office:value-type="float" office:value="0.000460950709723" calcext:value-type="float">
            <text:p>0.000460950709723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shoe size of child of &lt;A&gt; ?</text:p>
          </table:table-cell>
          <table:table-cell office:value-type="string" calcext:value-type="string">
            <text:p>select count(*) as ?x where { &lt;A&gt; <text:s/>dbo:child ?x1 . ?x1 dbo:shoeSize ?x <text:s/>} </text:p>
          </table:table-cell>
          <table:table-cell office:value-type="string" calcext:value-type="string">
            <text:p>select distinct(?a) where { ?a dbo:child [] . ?a <text:s/>dbo:child ?x1 . ?x1 <text:s/>dbo:shoeSize ?x } </text:p>
          </table:table-cell>
          <table:table-cell office:value-type="float" office:value="0.000460950709723" calcext:value-type="float">
            <text:p>0.000460950709723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ignature of child of &lt;A&gt; ?</text:p>
          </table:table-cell>
          <table:table-cell office:value-type="string" calcext:value-type="string">
            <text:p>select ?x where { &lt;A&gt; <text:s/>dbo:child ?x1 . ?x1 dbo:signature ?x <text:s/>} </text:p>
          </table:table-cell>
          <table:table-cell office:value-type="string" calcext:value-type="string">
            <text:p>select distinct(?a) where { ?a dbo:child [] . ?a <text:s/>dbo:child ?x1 . ?x1 <text:s/>dbo:signature ?x } </text:p>
          </table:table-cell>
          <table:table-cell office:value-type="float" office:value="0.000133738464219" calcext:value-type="float">
            <text:p>0.00013373846421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signature of child of &lt;A&gt; ?</text:p>
          </table:table-cell>
          <table:table-cell office:value-type="string" calcext:value-type="string">
            <text:p>select count(*) as ?x where { &lt;A&gt; <text:s/>dbo:child ?x1 . ?x1 dbo:signature ?x <text:s/>} </text:p>
          </table:table-cell>
          <table:table-cell office:value-type="string" calcext:value-type="string">
            <text:p>select distinct(?a) where { ?a dbo:child [] . ?a <text:s/>dbo:child ?x1 . ?x1 <text:s/>dbo:signature ?x } </text:p>
          </table:table-cell>
          <table:table-cell office:value-type="float" office:value="0.000133738464219" calcext:value-type="float">
            <text:p>0.000133738464219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ignificant project of child of &lt;A&gt; ?</text:p>
          </table:table-cell>
          <table:table-cell office:value-type="string" calcext:value-type="string">
            <text:p>select ?x where { &lt;A&gt; <text:s/>dbo:child ?x1 . ?x1 dbo:significantProject ?x <text:s/>} </text:p>
          </table:table-cell>
          <table:table-cell office:value-type="string" calcext:value-type="string">
            <text:p>select distinct(?a) where { ?a dbo:child [] . ?a <text:s/>dbo:child ?x1 . ?x1 <text:s/>dbo:significantProject ?x } </text:p>
          </table:table-cell>
          <table:table-cell office:value-type="float" office:value="0.000012120602291035" calcext:value-type="float">
            <text:p>1.212060229103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significant project of child of &lt;A&gt; ?</text:p>
          </table:table-cell>
          <table:table-cell office:value-type="string" calcext:value-type="string">
            <text:p>select count(*) as ?x where { &lt;A&gt; <text:s/>dbo:child ?x1 . ?x1 dbo:significantProject ?x <text:s/>} </text:p>
          </table:table-cell>
          <table:table-cell office:value-type="string" calcext:value-type="string">
            <text:p>select distinct(?a) where { ?a dbo:child [] . ?a <text:s/>dbo:child ?x1 . ?x1 <text:s/>dbo:significantProject ?x } </text:p>
          </table:table-cell>
          <table:table-cell office:value-type="float" office:value="0.000012120602291035" calcext:value-type="float">
            <text:p>1.2120602291035E-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o is the <text:s/>spouse of child of &lt;A&gt; ?</text:p>
          </table:table-cell>
          <table:table-cell office:value-type="string" calcext:value-type="string">
            <text:p>select ?x where { &lt;A&gt; <text:s/>dbo:child ?x1 . ?x1 dbo:spouse ?x <text:s/>} </text:p>
          </table:table-cell>
          <table:table-cell office:value-type="string" calcext:value-type="string">
            <text:p>select distinct(?a) where { ?a dbo:child [] . ?a <text:s/>dbo:child ?x1 . ?x1 <text:s/>dbo:spouse ?x } </text:p>
          </table:table-cell>
          <table:table-cell office:value-type="float" office:value="0.0000777014545916473" calcext:value-type="float">
            <text:p>7.77014545916473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spouse of child of &lt;A&gt; ?</text:p>
          </table:table-cell>
          <table:table-cell office:value-type="string" calcext:value-type="string">
            <text:p>select count(*) as ?x where { &lt;A&gt; <text:s/>dbo:child ?x1 . ?x1 dbo:spouse ?x <text:s/>} </text:p>
          </table:table-cell>
          <table:table-cell office:value-type="string" calcext:value-type="string">
            <text:p>select distinct(?a) where { ?a dbo:child [] . ?a <text:s/>dbo:child ?x1 . ?x1 <text:s/>dbo:spouse ?x } </text:p>
          </table:table-cell>
          <table:table-cell office:value-type="float" office:value="0.0000777014545916473" calcext:value-type="float">
            <text:p>7.77014545916473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state of origin of child of &lt;A&gt; ?</text:p>
          </table:table-cell>
          <table:table-cell office:value-type="string" calcext:value-type="string">
            <text:p>select ?x where { &lt;A&gt; <text:s/>dbo:child ?x1 . ?x1 dbo:stateOfOrigin ?x <text:s/>} </text:p>
          </table:table-cell>
          <table:table-cell office:value-type="string" calcext:value-type="string">
            <text:p>select distinct(?a) where { ?a dbo:child [] . ?a <text:s/>dbo:child ?x1 . ?x1 <text:s/>dbo:stateOfOrigin ?x } </text:p>
          </table:table-cell>
          <table:table-cell office:value-type="float" office:value="0.0000865175536065431" calcext:value-type="float">
            <text:p>8.65175536065431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itizenship of &lt;A&gt; ?</text:p>
          </table:table-cell>
          <table:table-cell office:value-type="string" calcext:value-type="string">
            <text:p>select ?x where { &lt;A&gt; <text:s/>dbo:citizenship ?x <text:s/>} </text:p>
          </table:table-cell>
          <table:table-cell office:value-type="string" calcext:value-type="string">
            <text:p>select distinct(?a) where { ?a dbo:citizenship [] <text:s/>} </text:p>
          </table:table-cell>
          <table:table-cell office:value-type="float" office:value="0.0000601682867975737" calcext:value-type="float">
            <text:p>6.01682867975737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number of <text:s/>citizenship of &lt;A&gt; ?</text:p>
          </table:table-cell>
          <table:table-cell office:value-type="string" calcext:value-type="string">
            <text:p>select count(*) as ?x where { &lt;A&gt; <text:s/>dbo:citizenship ?x <text:s/>} </text:p>
          </table:table-cell>
          <table:table-cell office:value-type="string" calcext:value-type="string">
            <text:p>select distinct(?a) where { ?a dbo:citizenship [] <text:s/>} </text:p>
          </table:table-cell>
          <table:table-cell office:value-type="float" office:value="0.0000601682867975737" calcext:value-type="float">
            <text:p>6.01682867975737E-05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bo:Person</text:p>
          </table:table-cell>
          <table:table-cell table:number-columns-repeated="2"/>
          <table:table-cell office:value-type="string" calcext:value-type="string">
            <text:p>What is the <text:s/>college of &lt;A&gt; ?</text:p>
          </table:table-cell>
          <table:table-cell office:value-type="string" calcext:value-type="string">
            <text:p>select ?x where { &lt;A&gt; <text:s/>dbo:college ?x <text:s/>} </text:p>
          </table:table-cell>
          <table:table-cell office:value-type="string" calcext:value-type="string">
            <text:p>select distinct(?a) where { ?a dbo:college [] <text:s/>} </text:p>
          </table:table-cell>
          <table:table-cell office:value-type="float" office:value="0.000050026261026025" calcext:value-type="float">
            <text:p>5.0026261026025E-05</text:p>
          </table:table-cell>
          <table:table-cell office:value-type="string" calcext:value-type="string">
            <text:p>TRUE</text:p>
          </table:table-cell>
          <table:table-cell/>
        </table:table-row>
        <calcext:conditional-formats>
          <calcext:conditional-format calcext:target-range-address="sentence_and_template_generator.A1:sentence_and_template_generator.I512 sentence_and_template_generator.A1:sentence_and_template_generator.F1 sentence_and_template_generator.I1:sentence_and_template_generator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ntence_and_template_generator.G1:sentence_and_template_generator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3T14:00:37.990217190</dc:date>
    <meta:editing-duration>PT3H54M20S</meta:editing-duration>
    <meta:editing-cycles>1</meta:editing-cycles>
    <meta:document-statistic meta:table-count="1" meta:cell-count="3072" meta:object-count="0"/>
    <meta:generator>LibreOffice/6.0.7.3$Linux_X86_64 LibreOffice_project/00m0$Build-3</meta:generator>
  </office:meta>
</office:document-meta>
</file>